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100" manifest:media-type="application/vnd.sun.star.oleobjec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6" manifest:media-type=""/>
  <manifest:file-entry manifest:full-path="ObjectReplacements/Obj101" manifest:media-type="application/x-openoffice-wmf;windows_formatname=&quot;Image WMF&quot;"/>
  <manifest:file-entry manifest:full-path="ObjectReplacements/Object 5" manifest:media-type="application/x-openoffice-gdimetafile;windows_formatname=&quot;GDIMetaFile&quot;"/>
  <manifest:file-entry manifest:full-path="ObjectReplacements/Obj104" manifest:media-type="application/x-openoffice-wmf;windows_formatname=&quot;Image WMF&quot;"/>
  <manifest:file-entry manifest:full-path="ObjectReplacements/Object 9" manifest:media-type="application/x-openoffice-gdimetafile;windows_formatname=&quot;GDIMetaFile&quot;"/>
  <manifest:file-entry manifest:full-path="ObjectReplacements/Object 8" manifest:media-type=""/>
  <manifest:file-entry manifest:full-path="ObjectReplacements/Obj103" manifest:media-type="application/x-openoffice-wmf;windows_formatname=&quot;Image WMF&quot;"/>
  <manifest:file-entry manifest:full-path="ObjectReplacements/Object 7" manifest:media-type="application/x-openoffice-gdimetafile;windows_formatname=&quot;GDIMetaFile&quot;"/>
  <manifest:file-entry manifest:full-path="ObjectReplacements/Obj102" manifest:media-type="application/x-openoffice-wmf;windows_formatname=&quot;Image WMF&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105" manifest:media-type="application/x-openoffice-wmf;windows_formatname=&quot;Image WMF&quot;"/>
  <manifest:file-entry manifest:full-path="ObjectReplacements/Object 10" manifest:media-type=""/>
  <manifest:file-entry manifest:full-path="ObjectReplacements/Object 2" manifest:media-type=""/>
  <manifest:file-entry manifest:full-path="ObjectReplacements/Object 12" manifest:media-type=""/>
  <manifest:file-entry manifest:full-path="ObjectReplacements/Obj100" manifest:media-type="application/x-openoffice-wmf;windows_formatname=&quot;Image WMF&quot;"/>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105" manifest:media-type="application/vnd.sun.star.oleobject"/>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101" manifest:media-type="application/vnd.sun.star.oleobject"/>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Thumbnails/thumbnail.png" manifest:media-type="image/png"/>
  <manifest:file-entry manifest:full-path="Obj104" manifest:media-type="application/vnd.sun.star.oleobject"/>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103" manifest:media-type="application/vnd.sun.star.oleobject"/>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102" manifest:media-type="application/vnd.sun.star.oleobject"/>
  <manifest:file-entry manifest:full-path="content.xml" manifest:media-type="text/xml"/>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Sans Unicode" svg:font-family="'Lucida Sans Unicode'" style:font-family-generic="roman"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9694in" fo:margin-top="0in" fo:margin-bottom="0in" table:align="center" style:writing-mode="lr-tb"/>
    </style:style>
    <style:style style:name="Table1.A" style:family="table-column">
      <style:table-column-properties style:column-width="0.591in"/>
    </style:style>
    <style:style style:name="Table1.B" style:family="table-column">
      <style:table-column-properties style:column-width="0.6889in"/>
    </style:style>
    <style:style style:name="Table1.C" style:family="table-column">
      <style:table-column-properties style:column-width="0.6896in"/>
    </style:style>
    <style:style style:name="Table1.1" style:family="table-row">
      <style:table-row-properties fo:keep-together="auto"/>
    </style:style>
    <style:style style:name="Table1.A1" style:family="table-cell">
      <style:table-cell-properties fo:padding-left="0.075in" fo:padding-right="0.075in" fo:padding-top="0in" fo:padding-bottom="0in" fo:border-left="1.5pt solid #000000" fo:border-right="1.5pt solid #000000" fo:border-top="0.5pt solid #000000" fo:border-bottom="0.5pt solid #000000" style:writing-mode="lr-tb"/>
    </style:style>
    <style:style style:name="Table1.B1" style:family="table-cell">
      <style:table-cell-properties fo:padding-left="0.075in" fo:padding-right="0.075in" fo:padding-top="0in" fo:padding-bottom="0in" fo:border-left="1.5pt solid #000000" fo:border-right="0.5pt solid #000000" fo:border-top="0.5pt solid #000000" fo:border-bottom="0.5pt solid #000000" style:writing-mode="lr-tb"/>
    </style:style>
    <style:style style:name="Table1.C1" style:family="table-cell">
      <style:table-cell-properties fo:padding-left="0.075in" fo:padding-right="0.075in" fo:padding-top="0in" fo:padding-bottom="0in" fo:border-left="0.5pt solid #000000" fo:border-right="1.5pt solid #000000" fo:border-top="0.5pt solid #000000" fo:border-bottom="0.5pt solid #000000" style:writing-mode="lr-tb"/>
    </style:style>
    <style:style style:name="Table2" style:family="table">
      <style:table-properties style:width="5.4326in" fo:margin-left="0in" fo:margin-top="0in" fo:margin-bottom="0in" table:align="left" style:writing-mode="lr-tb"/>
    </style:style>
    <style:style style:name="Table2.A" style:family="table-column">
      <style:table-column-properties style:column-width="0.2465in"/>
    </style:style>
    <style:style style:name="Table2.B" style:family="table-column">
      <style:table-column-properties style:column-width="0.2729in"/>
    </style:style>
    <style:style style:name="Table2.C" style:family="table-column">
      <style:table-column-properties style:column-width="0.2736in"/>
    </style:style>
    <style:style style:name="Table2.D" style:family="table-column">
      <style:table-column-properties style:column-width="0.2722in"/>
    </style:style>
    <style:style style:name="Table2.T" style:family="table-column">
      <style:table-column-properties style:column-width="0.2715in"/>
    </style:style>
    <style:style style:name="Table2.1" style:family="table-row">
      <style:table-row-properties style:min-row-height="0.234in" fo:keep-together="auto"/>
    </style:style>
    <style:style style:name="Table2.A1" style:family="table-cell">
      <style:table-cell-properties fo:padding-left="0.075in" fo:padding-right="0.075in" fo:padding-top="0in" fo:padding-bottom="0in" fo:border-left="0.5pt solid #000000" fo:border-right="2.25pt solid #000000" fo:border-top="0.5pt solid #000000" fo:border-bottom="0.5pt solid #000000" style:writing-mode="lr-tb"/>
    </style:style>
    <style:style style:name="Table2.B1" style:family="table-cell">
      <style:table-cell-properties fo:padding-left="0.075in" fo:padding-right="0.075in" fo:padding-top="0in" fo:padding-bottom="0in" fo:border-left="2.25pt solid #000000" fo:border-right="0.5pt solid #000000" fo:border-top="0.5pt solid #000000" fo:border-bottom="0.5pt solid #000000" style:writing-mode="lr-tb"/>
    </style:style>
    <style:style style:name="Table2.C1" style:family="table-cell">
      <style:table-cell-properties fo:padding-left="0.075in" fo:padding-right="0.075in" fo:padding-top="0in" fo:padding-bottom="0in" fo:border="0.5pt solid #000000" style:writing-mode="lr-tb"/>
    </style:style>
    <style:style style:name="Table3" style:family="table">
      <style:table-properties style:width="5.4583in" fo:margin-left="0in" fo:margin-top="0in" fo:margin-bottom="0in" table:align="left" style:writing-mode="lr-tb"/>
    </style:style>
    <style:style style:name="Table3.A" style:family="table-column">
      <style:table-column-properties style:column-width="0.2729in"/>
    </style:style>
    <style:style style:name="Table3.T" style:family="table-column">
      <style:table-column-properties style:column-width="0.2715in"/>
    </style:style>
    <style:style style:name="Table3.1" style:family="table-row">
      <style:table-row-properties style:min-row-height="0.234in" fo:keep-together="auto"/>
    </style:style>
    <style:style style:name="Table3.A1" style:family="table-cell">
      <style:table-cell-properties fo:padding-left="0.075in" fo:padding-right="0.075in" fo:padding-top="0in" fo:padding-bottom="0in" fo:border-left="0.5pt solid #000000" fo:border-right="2.25pt solid #000000" fo:border-top="0.5pt solid #000000" fo:border-bottom="0.5pt solid #000000" style:writing-mode="lr-tb"/>
    </style:style>
    <style:style style:name="Table3.B1" style:family="table-cell">
      <style:table-cell-properties fo:padding-left="0.075in" fo:padding-right="0.075in" fo:padding-top="0in" fo:padding-bottom="0in" fo:border-left="2.25pt solid #000000" fo:border-right="0.5pt solid #000000" fo:border-top="0.5pt solid #000000" fo:border-bottom="0.5pt solid #000000" style:writing-mode="lr-tb"/>
    </style:style>
    <style:style style:name="Table3.C1" style:family="table-cell">
      <style:table-cell-properties fo:padding-left="0.075in" fo:padding-right="0.075in" fo:padding-top="0in" fo:padding-bottom="0in" fo:border="0.5pt solid #000000" style:writing-mode="lr-tb"/>
    </style:style>
    <style:style style:name="Table4" style:family="table">
      <style:table-properties style:width="5.4583in" fo:margin-top="0in" fo:margin-bottom="0in" table:align="center" style:writing-mode="lr-tb"/>
    </style:style>
    <style:style style:name="Table4.A" style:family="table-column">
      <style:table-column-properties style:column-width="0.2729in"/>
    </style:style>
    <style:style style:name="Table4.T" style:family="table-column">
      <style:table-column-properties style:column-width="0.2715in"/>
    </style:style>
    <style:style style:name="Table4.1" style:family="table-row">
      <style:table-row-properties style:min-row-height="0.234in" fo:keep-together="auto"/>
    </style:style>
    <style:style style:name="Table4.A1" style:family="table-cell">
      <style:table-cell-properties fo:padding-left="0.075in" fo:padding-right="0.075in" fo:padding-top="0in" fo:padding-bottom="0in" fo:border-left="0.5pt solid #000000" fo:border-right="2.25pt solid #000000" fo:border-top="0.5pt solid #000000" fo:border-bottom="0.5pt solid #000000" style:writing-mode="lr-tb"/>
    </style:style>
    <style:style style:name="Table4.B1" style:family="table-cell">
      <style:table-cell-properties fo:padding-left="0.075in" fo:padding-right="0.075in" fo:padding-top="0in" fo:padding-bottom="0in" fo:border-left="2.25pt solid #000000" fo:border-right="0.5pt solid #000000" fo:border-top="0.5pt solid #000000" fo:border-bottom="0.5pt solid #000000" style:writing-mode="lr-tb"/>
    </style:style>
    <style:style style:name="Table4.C1" style:family="table-cell">
      <style:table-cell-properties fo:padding-left="0.075in" fo:padding-right="0.075in" fo:padding-top="0in" fo:padding-bottom="0in" fo:border="0.5pt solid #000000" style:writing-mode="lr-tb"/>
    </style:style>
    <style:style style:name="Table5" style:family="table">
      <style:table-properties style:width="5.4583in" fo:margin-top="0in" fo:margin-bottom="0in" table:align="center" style:writing-mode="lr-tb"/>
    </style:style>
    <style:style style:name="Table5.A" style:family="table-column">
      <style:table-column-properties style:column-width="0.2729in"/>
    </style:style>
    <style:style style:name="Table5.T" style:family="table-column">
      <style:table-column-properties style:column-width="0.2715in"/>
    </style:style>
    <style:style style:name="Table5.1" style:family="table-row">
      <style:table-row-properties style:min-row-height="0.234in" fo:keep-together="auto"/>
    </style:style>
    <style:style style:name="Table5.A1" style:family="table-cell">
      <style:table-cell-properties fo:padding-left="0.075in" fo:padding-right="0.075in" fo:padding-top="0in" fo:padding-bottom="0in" fo:border-left="0.5pt solid #000000" fo:border-right="2.25pt solid #000000" fo:border-top="0.5pt solid #000000" fo:border-bottom="0.5pt solid #000000" style:writing-mode="lr-tb"/>
    </style:style>
    <style:style style:name="Table5.B1" style:family="table-cell">
      <style:table-cell-properties fo:padding-left="0.075in" fo:padding-right="0.075in" fo:padding-top="0in" fo:padding-bottom="0in" fo:border-left="2.25pt solid #000000" fo:border-right="0.5pt solid #000000" fo:border-top="0.5pt solid #000000" fo:border-bottom="0.5pt solid #000000" style:writing-mode="lr-tb"/>
    </style:style>
    <style:style style:name="Table5.C1" style:family="table-cell">
      <style:table-cell-properties fo:padding-left="0.075in" fo:padding-right="0.075in" fo:padding-top="0in" fo:padding-bottom="0in" fo:border="0.5pt solid #000000" style:writing-mode="lr-tb"/>
    </style:style>
    <style:style style:name="Table6" style:family="table">
      <style:table-properties style:width="5.4583in" fo:margin-top="0in" fo:margin-bottom="0in" table:align="center" style:writing-mode="lr-tb"/>
    </style:style>
    <style:style style:name="Table6.A" style:family="table-column">
      <style:table-column-properties style:column-width="0.2729in"/>
    </style:style>
    <style:style style:name="Table6.T" style:family="table-column">
      <style:table-column-properties style:column-width="0.2715in"/>
    </style:style>
    <style:style style:name="Table6.1" style:family="table-row">
      <style:table-row-properties style:min-row-height="0.234in" fo:keep-together="auto"/>
    </style:style>
    <style:style style:name="Table6.A1" style:family="table-cell">
      <style:table-cell-properties fo:padding-left="0.075in" fo:padding-right="0.075in" fo:padding-top="0in" fo:padding-bottom="0in" fo:border-left="0.5pt solid #000000" fo:border-right="2.25pt solid #000000" fo:border-top="0.5pt solid #000000" fo:border-bottom="0.5pt solid #000000" style:writing-mode="lr-tb"/>
    </style:style>
    <style:style style:name="Table6.B1" style:family="table-cell">
      <style:table-cell-properties fo:padding-left="0.075in" fo:padding-right="0.075in" fo:padding-top="0in" fo:padding-bottom="0in" fo:border-left="2.25pt solid #000000" fo:border-right="0.5pt solid #000000" fo:border-top="0.5pt solid #000000" fo:border-bottom="0.5pt solid #000000" style:writing-mode="lr-tb"/>
    </style:style>
    <style:style style:name="Table6.C1" style:family="table-cell">
      <style:table-cell-properties fo:padding-left="0.075in" fo:padding-right="0.075in" fo:padding-top="0in" fo:padding-bottom="0in" fo:border="0.5pt solid #000000" style:writing-mode="lr-tb"/>
    </style:style>
    <style:style style:name="Table7" style:family="table">
      <style:table-properties style:width="5.4326in" fo:margin-left="0in" fo:margin-top="0in" fo:margin-bottom="0in" table:align="left" style:writing-mode="lr-tb"/>
    </style:style>
    <style:style style:name="Table7.A" style:family="table-column">
      <style:table-column-properties style:column-width="0.2465in"/>
    </style:style>
    <style:style style:name="Table7.B" style:family="table-column">
      <style:table-column-properties style:column-width="0.2729in"/>
    </style:style>
    <style:style style:name="Table7.C" style:family="table-column">
      <style:table-column-properties style:column-width="0.2736in"/>
    </style:style>
    <style:style style:name="Table7.D" style:family="table-column">
      <style:table-column-properties style:column-width="0.2722in"/>
    </style:style>
    <style:style style:name="Table7.T" style:family="table-column">
      <style:table-column-properties style:column-width="0.2715in"/>
    </style:style>
    <style:style style:name="Table7.1" style:family="table-row">
      <style:table-row-properties style:min-row-height="0.234in" fo:keep-together="auto"/>
    </style:style>
    <style:style style:name="Table7.A1" style:family="table-cell">
      <style:table-cell-properties fo:padding-left="0.075in" fo:padding-right="0.075in" fo:padding-top="0in" fo:padding-bottom="0in" fo:border-left="0.5pt solid #000000" fo:border-right="2.25pt solid #000000" fo:border-top="0.5pt solid #000000" fo:border-bottom="0.5pt solid #000000" style:writing-mode="lr-tb"/>
    </style:style>
    <style:style style:name="Table7.B1" style:family="table-cell">
      <style:table-cell-properties fo:padding-left="0.075in" fo:padding-right="0.075in" fo:padding-top="0in" fo:padding-bottom="0in" fo:border-left="2.25pt solid #000000" fo:border-right="0.5pt solid #000000" fo:border-top="0.5pt solid #000000" fo:border-bottom="0.5pt solid #000000" style:writing-mode="lr-tb"/>
    </style:style>
    <style:style style:name="Table7.C1" style:family="table-cell">
      <style:table-cell-properties fo:padding-left="0.075in" fo:padding-right="0.075in" fo:padding-top="0in" fo:padding-bottom="0in" fo:border="0.5pt solid #000000" style:writing-mode="lr-tb"/>
    </style:style>
    <style:style style:name="Table7.H1" style:family="table-cell">
      <style:table-cell-properties fo:padding-left="0.075in" fo:padding-right="0.075in" fo:padding-top="0in" fo:padding-bottom="0in" fo:border-left="0.5pt solid #000000" fo:border-right="0.75pt solid #000000" fo:border-top="0.5pt solid #000000" fo:border-bottom="0.5pt solid #000000" style:writing-mode="lr-tb"/>
    </style:style>
    <style:style style:name="Table7.I1" style:family="table-cell">
      <style:table-cell-properties fo:padding-left="0.075in" fo:padding-right="0.075in" fo:padding-top="0in" fo:padding-bottom="0in" fo:border-left="0.75pt solid #000000" fo:border-right="2.25pt solid #000000" fo:border-top="0.75pt solid #000000" fo:border-bottom="0.75pt solid #000000" style:writing-mode="lr-tb"/>
    </style:style>
    <style:style style:name="Table8" style:family="table">
      <style:table-properties style:width="5.4326in" fo:margin-left="0in" fo:margin-top="0in" fo:margin-bottom="0in" table:align="left" style:writing-mode="lr-tb"/>
    </style:style>
    <style:style style:name="Table8.A" style:family="table-column">
      <style:table-column-properties style:column-width="0.2465in"/>
    </style:style>
    <style:style style:name="Table8.B" style:family="table-column">
      <style:table-column-properties style:column-width="0.2729in"/>
    </style:style>
    <style:style style:name="Table8.C" style:family="table-column">
      <style:table-column-properties style:column-width="0.2736in"/>
    </style:style>
    <style:style style:name="Table8.D" style:family="table-column">
      <style:table-column-properties style:column-width="0.2722in"/>
    </style:style>
    <style:style style:name="Table8.T" style:family="table-column">
      <style:table-column-properties style:column-width="0.2715in"/>
    </style:style>
    <style:style style:name="Table8.1" style:family="table-row">
      <style:table-row-properties style:min-row-height="0.234in" fo:keep-together="auto"/>
    </style:style>
    <style:style style:name="Table8.A1" style:family="table-cell">
      <style:table-cell-properties fo:padding-left="0.075in" fo:padding-right="0.075in" fo:padding-top="0in" fo:padding-bottom="0in" fo:border-left="0.5pt solid #000000" fo:border-right="2.25pt solid #000000" fo:border-top="0.5pt solid #000000" fo:border-bottom="0.5pt solid #000000" style:writing-mode="lr-tb"/>
    </style:style>
    <style:style style:name="Table8.B1" style:family="table-cell">
      <style:table-cell-properties fo:padding-left="0.075in" fo:padding-right="0.075in" fo:padding-top="0in" fo:padding-bottom="0in" fo:border-left="2.25pt solid #000000" fo:border-right="0.5pt solid #000000" fo:border-top="0.5pt solid #000000" fo:border-bottom="0.5pt solid #000000" style:writing-mode="lr-tb"/>
    </style:style>
    <style:style style:name="Table8.C1" style:family="table-cell">
      <style:table-cell-properties fo:padding-left="0.075in" fo:padding-right="0.075in" fo:padding-top="0in" fo:padding-bottom="0in" fo:border="0.5pt solid #000000" style:writing-mode="lr-tb"/>
    </style:style>
    <style:style style:name="Table8.H1" style:family="table-cell">
      <style:table-cell-properties fo:padding-left="0.075in" fo:padding-right="0.075in" fo:padding-top="0in" fo:padding-bottom="0in" fo:border-left="0.5pt solid #000000" fo:border-right="0.75pt solid #000000" fo:border-top="0.5pt solid #000000" fo:border-bottom="0.5pt solid #000000" style:writing-mode="lr-tb"/>
    </style:style>
    <style:style style:name="Table8.I1" style:family="table-cell">
      <style:table-cell-properties fo:padding-left="0.075in" fo:padding-right="0.075in" fo:padding-top="0in" fo:padding-bottom="0in" fo:border-left="0.75pt solid #000000" fo:border-right="2.25pt solid #000000" fo:border-top="0.75pt solid #000000" fo:border-bottom="0.75pt solid #000000" style:writing-mode="lr-tb"/>
    </style:style>
    <style:style style:name="Table9" style:family="table">
      <style:table-properties style:width="5.4326in" fo:margin-left="0in" fo:margin-top="0in" fo:margin-bottom="0in" table:align="left" style:writing-mode="lr-tb"/>
    </style:style>
    <style:style style:name="Table9.A" style:family="table-column">
      <style:table-column-properties style:column-width="0.2465in"/>
    </style:style>
    <style:style style:name="Table9.B" style:family="table-column">
      <style:table-column-properties style:column-width="0.2729in"/>
    </style:style>
    <style:style style:name="Table9.C" style:family="table-column">
      <style:table-column-properties style:column-width="0.2736in"/>
    </style:style>
    <style:style style:name="Table9.D" style:family="table-column">
      <style:table-column-properties style:column-width="0.2722in"/>
    </style:style>
    <style:style style:name="Table9.T" style:family="table-column">
      <style:table-column-properties style:column-width="0.2715in"/>
    </style:style>
    <style:style style:name="Table9.1" style:family="table-row">
      <style:table-row-properties style:min-row-height="0.234in" fo:keep-together="auto"/>
    </style:style>
    <style:style style:name="Table9.A1" style:family="table-cell">
      <style:table-cell-properties fo:padding-left="0.075in" fo:padding-right="0.075in" fo:padding-top="0in" fo:padding-bottom="0in" fo:border-left="0.5pt solid #000000" fo:border-right="2.25pt solid #000000" fo:border-top="0.5pt solid #000000" fo:border-bottom="0.5pt solid #000000" style:writing-mode="lr-tb"/>
    </style:style>
    <style:style style:name="Table9.B1" style:family="table-cell">
      <style:table-cell-properties fo:padding-left="0.075in" fo:padding-right="0.075in" fo:padding-top="0in" fo:padding-bottom="0in" fo:border-left="2.25pt solid #000000" fo:border-right="0.5pt solid #000000" fo:border-top="0.5pt solid #000000" fo:border-bottom="0.5pt solid #000000" style:writing-mode="lr-tb"/>
    </style:style>
    <style:style style:name="Table9.C1" style:family="table-cell">
      <style:table-cell-properties fo:padding-left="0.075in" fo:padding-right="0.075in" fo:padding-top="0in" fo:padding-bottom="0in" fo:border="0.5pt solid #000000" style:writing-mode="lr-tb"/>
    </style:style>
    <style:style style:name="Table9.H1" style:family="table-cell">
      <style:table-cell-properties fo:padding-left="0.075in" fo:padding-right="0.075in" fo:padding-top="0in" fo:padding-bottom="0in" fo:border-left="0.5pt solid #000000" fo:border-right="0.75pt solid #000000" fo:border-top="0.5pt solid #000000" fo:border-bottom="0.5pt solid #000000" style:writing-mode="lr-tb"/>
    </style:style>
    <style:style style:name="Table9.I1" style:family="table-cell">
      <style:table-cell-properties fo:padding-left="0.075in" fo:padding-right="0.075in" fo:padding-top="0in" fo:padding-bottom="0in" fo:border-left="0.75pt solid #000000" fo:border-right="2.25pt solid #000000" fo:border-top="0.75pt solid #000000" fo:border-bottom="0.75pt solid #000000" style:writing-mode="lr-tb"/>
    </style:style>
    <style:style style:name="Table10" style:family="table">
      <style:table-properties style:width="5.4326in" fo:margin-top="0in" fo:margin-bottom="0in" table:align="center" style:writing-mode="lr-tb"/>
    </style:style>
    <style:style style:name="Table10.A" style:family="table-column">
      <style:table-column-properties style:column-width="0.2465in"/>
    </style:style>
    <style:style style:name="Table10.B" style:family="table-column">
      <style:table-column-properties style:column-width="0.2729in"/>
    </style:style>
    <style:style style:name="Table10.C" style:family="table-column">
      <style:table-column-properties style:column-width="0.2736in"/>
    </style:style>
    <style:style style:name="Table10.D" style:family="table-column">
      <style:table-column-properties style:column-width="0.2722in"/>
    </style:style>
    <style:style style:name="Table10.T" style:family="table-column">
      <style:table-column-properties style:column-width="0.2715in"/>
    </style:style>
    <style:style style:name="Table10.1" style:family="table-row">
      <style:table-row-properties style:min-row-height="0.234in" fo:keep-together="auto"/>
    </style:style>
    <style:style style:name="Table10.A1" style:family="table-cell">
      <style:table-cell-properties fo:padding-left="0.075in" fo:padding-right="0.075in" fo:padding-top="0in" fo:padding-bottom="0in" fo:border-left="0.5pt solid #000000" fo:border-right="2.25pt solid #000000" fo:border-top="0.5pt solid #000000" fo:border-bottom="0.5pt solid #000000" style:writing-mode="lr-tb"/>
    </style:style>
    <style:style style:name="Table10.B1" style:family="table-cell">
      <style:table-cell-properties fo:padding-left="0.075in" fo:padding-right="0.075in" fo:padding-top="0in" fo:padding-bottom="0in" fo:border-left="2.25pt solid #000000" fo:border-right="0.5pt solid #000000" fo:border-top="0.5pt solid #000000" fo:border-bottom="0.5pt solid #000000" style:writing-mode="lr-tb"/>
    </style:style>
    <style:style style:name="Table10.C1" style:family="table-cell">
      <style:table-cell-properties fo:padding-left="0.075in" fo:padding-right="0.075in" fo:padding-top="0in" fo:padding-bottom="0in" fo:border="0.5pt solid #000000" style:writing-mode="lr-tb"/>
    </style:style>
    <style:style style:name="Table10.H1" style:family="table-cell">
      <style:table-cell-properties fo:padding-left="0.075in" fo:padding-right="0.075in" fo:padding-top="0in" fo:padding-bottom="0in" fo:border-left="0.5pt solid #000000" fo:border-right="0.75pt solid #000000" fo:border-top="0.5pt solid #000000" fo:border-bottom="0.5pt solid #000000" style:writing-mode="lr-tb"/>
    </style:style>
    <style:style style:name="Table10.I1" style:family="table-cell">
      <style:table-cell-properties fo:padding-left="0.075in" fo:padding-right="0.075in" fo:padding-top="0in" fo:padding-bottom="0in" fo:border-left="0.75pt solid #000000" fo:border-right="2.25pt solid #000000" fo:border-top="0.75pt solid #000000" fo:border-bottom="0.75pt solid #000000" style:writing-mode="lr-tb"/>
    </style:style>
    <style:style style:name="Table11" style:family="table">
      <style:table-properties style:width="5.4326in" fo:margin-top="0in" fo:margin-bottom="0in" table:align="center" style:writing-mode="lr-tb"/>
    </style:style>
    <style:style style:name="Table11.A" style:family="table-column">
      <style:table-column-properties style:column-width="0.2465in"/>
    </style:style>
    <style:style style:name="Table11.B" style:family="table-column">
      <style:table-column-properties style:column-width="0.2729in"/>
    </style:style>
    <style:style style:name="Table11.C" style:family="table-column">
      <style:table-column-properties style:column-width="0.2736in"/>
    </style:style>
    <style:style style:name="Table11.D" style:family="table-column">
      <style:table-column-properties style:column-width="0.2722in"/>
    </style:style>
    <style:style style:name="Table11.T" style:family="table-column">
      <style:table-column-properties style:column-width="0.2715in"/>
    </style:style>
    <style:style style:name="Table11.1" style:family="table-row">
      <style:table-row-properties style:min-row-height="0.234in" fo:keep-together="auto"/>
    </style:style>
    <style:style style:name="Table11.A1" style:family="table-cell">
      <style:table-cell-properties fo:padding-left="0.075in" fo:padding-right="0.075in" fo:padding-top="0in" fo:padding-bottom="0in" fo:border-left="0.5pt solid #000000" fo:border-right="2.25pt solid #000000" fo:border-top="0.5pt solid #000000" fo:border-bottom="0.5pt solid #000000" style:writing-mode="lr-tb"/>
    </style:style>
    <style:style style:name="Table11.B1" style:family="table-cell">
      <style:table-cell-properties fo:padding-left="0.075in" fo:padding-right="0.075in" fo:padding-top="0in" fo:padding-bottom="0in" fo:border-left="2.25pt solid #000000" fo:border-right="0.5pt solid #000000" fo:border-top="0.5pt solid #000000" fo:border-bottom="0.5pt solid #000000" style:writing-mode="lr-tb"/>
    </style:style>
    <style:style style:name="Table11.C1" style:family="table-cell">
      <style:table-cell-properties fo:padding-left="0.075in" fo:padding-right="0.075in" fo:padding-top="0in" fo:padding-bottom="0in" fo:border="0.5pt solid #000000" style:writing-mode="lr-tb"/>
    </style:style>
    <style:style style:name="Table11.H1" style:family="table-cell">
      <style:table-cell-properties fo:padding-left="0.075in" fo:padding-right="0.075in" fo:padding-top="0in" fo:padding-bottom="0in" fo:border-left="0.5pt solid #000000" fo:border-right="0.75pt solid #000000" fo:border-top="0.5pt solid #000000" fo:border-bottom="0.5pt solid #000000" style:writing-mode="lr-tb"/>
    </style:style>
    <style:style style:name="Table11.I1" style:family="table-cell">
      <style:table-cell-properties fo:padding-left="0.075in" fo:padding-right="0.075in" fo:padding-top="0in" fo:padding-bottom="0in" fo:border-left="0.75pt solid #000000" fo:border-right="2.25pt solid #000000" fo:border-top="0.75pt solid #000000" fo:border-bottom="0.75pt solid #000000" style:writing-mode="lr-tb"/>
    </style:style>
    <style:style style:name="P1" style:family="paragraph" style:parent-style-name="List_20_Paragraph">
      <style:paragraph-properties fo:margin-left="0in" fo:margin-right="0in" fo:margin-top="0in" fo:margin-bottom="0.0835in" style:contextual-spacing="true" fo:text-align="center" style:justify-single-word="false" fo:text-indent="0in" style:auto-text-indent="false"/>
    </style:style>
    <style:style style:name="P2" style:family="paragraph" style:parent-style-name="List_20_Paragraph">
      <style:paragraph-properties fo:margin-left="0in" fo:margin-right="0in" fo:margin-top="0in" fo:margin-bottom="0.0835in" style:contextual-spacing="true" fo:text-align="center" style:justify-single-word="false" fo:text-indent="0in" style:auto-text-indent="false"/>
      <style:text-properties style:font-name="Times New Roman" fo:font-size="14pt" fo:font-weight="bold" style:font-size-asian="14pt" style:font-weight-asian="bold" style:font-name-complex="Times New Roman1" style:font-size-complex="14pt"/>
    </style:style>
    <style:style style:name="P3" style:family="paragraph" style:parent-style-name="List_20_Paragraph">
      <style:paragraph-properties fo:margin-left="0.6252in" fo:margin-right="0in" fo:margin-top="0in" fo:margin-bottom="0in" style:contextual-spacing="true" fo:line-height="100%" fo:text-indent="0in" style:auto-text-indent="false"/>
      <style:text-properties style:font-name="Times New Roman" fo:font-size="14pt" style:font-size-asian="14pt" style:font-name-complex="Times New Roman1" style:font-size-complex="14pt"/>
    </style:style>
    <style:style style:name="P4" style:family="paragraph" style:parent-style-name="List_20_Paragraph">
      <style:paragraph-properties fo:margin-left="0in" fo:margin-right="0in" fo:margin-top="0in" fo:margin-bottom="0.0835in" style:contextual-spacing="true" fo:line-height="100%" fo:text-indent="0in" style:auto-text-indent="false"/>
      <style:text-properties style:font-name="Times New Roman" fo:font-size="8pt" fo:font-style="italic" style:font-size-asian="8pt" style:font-style-asian="italic" style:font-name-complex="Times New Roman1" style:font-size-complex="8pt"/>
    </style:style>
    <style:style style:name="P5" style:family="paragraph" style:parent-style-name="List_20_Paragraph">
      <style:paragraph-properties fo:margin-left="0.6252in" fo:margin-right="0in" fo:margin-top="0in" fo:margin-bottom="0in" style:contextual-spacing="true" fo:line-height="100%" fo:text-align="justify" style:justify-single-word="false" fo:text-indent="0in" style:auto-text-indent="false"/>
    </style:style>
    <style:style style:name="P6" style:family="paragraph" style:parent-style-name="List_20_Paragraph">
      <style:paragraph-properties fo:margin-left="0in" fo:margin-right="0in" fo:margin-top="0in" fo:margin-bottom="0in" style:contextual-spacing="true" fo:line-height="100%" fo:text-align="justify" style:justify-single-word="false" fo:text-indent="0.4917in" style:auto-text-indent="false"/>
    </style:style>
    <style:style style:name="P7" style:family="paragraph" style:parent-style-name="List_20_Paragraph">
      <style:paragraph-properties fo:margin-left="0.1972in" fo:margin-right="0in" fo:margin-top="0in" fo:margin-bottom="0in" style:contextual-spacing="true" fo:line-height="100%" fo:text-align="justify" style:justify-single-word="false" fo:text-indent="0.2945in" style:auto-text-indent="false"/>
    </style:style>
    <style:style style:name="P8" style:family="paragraph" style:parent-style-name="List_20_Paragraph">
      <style:paragraph-properties fo:margin-left="0.6252in" fo:margin-right="0in" fo:margin-top="0in" fo:margin-bottom="0in" style:contextual-spacing="true" fo:line-height="100%" fo:text-align="justify" style:justify-single-word="false" fo:text-indent="-0.1335in" style:auto-text-indent="false"/>
    </style:style>
    <style:style style:name="P9" style:family="paragraph" style:parent-style-name="List_20_Paragraph">
      <style:paragraph-properties fo:margin-left="0.6252in" fo:margin-right="0in" fo:margin-top="0.0835in" fo:margin-bottom="0in" style:contextual-spacing="true" fo:line-height="100%" fo:text-align="justify" style:justify-single-word="false" fo:text-indent="-0.1335in" style:auto-text-indent="false"/>
    </style:style>
    <style:style style:name="P10" style:family="paragraph" style:parent-style-name="List_20_Paragraph">
      <style:paragraph-properties fo:margin-left="0.3937in" fo:margin-right="0in" fo:margin-top="0in" fo:margin-bottom="0in" style:contextual-spacing="true" fo:line-height="100%" fo:text-indent="0in" style:auto-text-indent="false"/>
    </style:style>
    <style:style style:name="P11" style:family="paragraph" style:parent-style-name="List_20_Paragraph">
      <style:paragraph-properties fo:margin-left="0in" fo:margin-right="0in" fo:margin-top="0in" fo:margin-bottom="0in" style:contextual-spacing="true" fo:line-height="100%" fo:text-indent="0in" style:auto-text-indent="false"/>
    </style:style>
    <style:style style:name="P12" style:family="paragraph" style:parent-style-name="List_20_Paragraph">
      <style:paragraph-properties fo:margin-left="0in" fo:margin-right="0in" fo:margin-top="0in" fo:margin-bottom="0.0835in" style:contextual-spacing="true" fo:line-height="100%" fo:text-indent="0in" style:auto-text-indent="false"/>
    </style:style>
    <style:style style:name="P13" style:family="paragraph" style:parent-style-name="List_20_Paragraph">
      <style:paragraph-properties fo:margin-left="0.6252in" fo:margin-right="0in" fo:margin-top="0in" fo:margin-bottom="0in" style:contextual-spacing="true" fo:text-align="justify" style:justify-single-word="false" fo:text-indent="0in" style:auto-text-indent="false"/>
    </style:style>
    <style:style style:name="P14" style:family="paragraph" style:parent-style-name="Normal_20__28_Web_29_">
      <style:paragraph-properties fo:margin-top="0.1945in" fo:margin-bottom="0.1945in" style:contextual-spacing="false" fo:text-align="center" style:justify-single-word="false"/>
    </style:style>
    <style:style style:name="P15" style:family="paragraph" style:parent-style-name="Standard">
      <style:paragraph-properties fo:text-align="center" style:justify-single-word="false"/>
    </style:style>
    <style:style style:name="P16" style:family="paragraph" style:parent-style-name="Standard">
      <style:paragraph-properties fo:margin-top="0in" fo:margin-bottom="0in" style:contextual-spacing="false" fo:line-height="100%" fo:text-align="center" style:justify-single-word="false" fo:orphans="2" fo:widows="2"/>
      <style:text-properties style:font-name="Times New Roman" style:letter-kerning="false" style:font-name-asian="Times New Roman1" style:language-asian="ru" style:country-asian="RU" style:font-name-complex="Times New Roman1" style:language-complex="ar" style:country-complex="SA"/>
    </style:style>
    <style:style style:name="P17" style:family="paragraph" style:parent-style-name="Standard">
      <style:paragraph-properties fo:margin-top="0in" fo:margin-bottom="0in" style:contextual-spacing="false" fo:line-height="100%" fo:text-align="center" style:justify-single-word="false" fo:orphans="2" fo:widows="2"/>
      <style:text-properties style:font-name="Times New Roman" fo:language="ru" fo:country="RU" style:letter-kerning="false" style:font-name-asian="Times New Roman1" style:language-asian="ru" style:country-asian="RU" style:font-name-complex="Times New Roman1" style:language-complex="ar" style:country-complex="SA"/>
    </style:style>
    <style:style style:name="P18" style:family="paragraph" style:parent-style-name="Standard">
      <style:paragraph-properties fo:margin-top="0in" fo:margin-bottom="0in" style:contextual-spacing="false" fo:line-height="100%" fo:text-align="justify" style:justify-single-word="false"/>
      <style:text-properties style:font-name="Times New Roman" fo:font-size="14pt" fo:language="en" fo:country="US" style:font-size-asian="14pt" style:font-name-complex="Times New Roman1" style:font-size-complex="14pt"/>
    </style:style>
    <style:style style:name="P19" style:family="paragraph" style:parent-style-name="Standard">
      <style:paragraph-properties fo:margin-left="0.25in" fo:margin-right="0in" fo:text-indent="0in" style:auto-text-indent="false"/>
      <style:text-properties style:font-name="Times New Roman" fo:font-size="14pt" fo:language="en" fo:country="US" style:font-size-asian="14pt" style:font-name-complex="Times New Roman1" style:font-size-complex="14pt"/>
    </style:style>
    <style:style style:name="P20" style:family="paragraph" style:parent-style-name="Standard">
      <style:paragraph-properties fo:margin-top="0in" fo:margin-bottom="0in" style:contextual-spacing="false" fo:line-height="100%"/>
      <style:text-properties style:font-name="Times New Roman" fo:font-size="14pt" style:font-size-asian="14pt" style:font-name-complex="Times New Roman1" style:font-size-complex="14pt"/>
    </style:style>
    <style:style style:name="P21" style:family="paragraph" style:parent-style-name="Standard">
      <style:paragraph-properties fo:margin-top="0in" fo:margin-bottom="0.0835in" style:contextual-spacing="false" fo:line-height="100%"/>
      <style:text-properties style:font-name="Times New Roman" fo:font-size="14pt" style:font-size-asian="14pt" style:font-name-complex="Times New Roman1" style:font-size-complex="14pt"/>
    </style:style>
    <style:style style:name="P22" style:family="paragraph" style:parent-style-name="Standard">
      <style:paragraph-properties fo:margin-top="0in" fo:margin-bottom="0in" style:contextual-spacing="false" fo:text-align="justify" style:justify-single-word="false"/>
      <style:text-properties style:font-name="Times New Roman" fo:font-size="14pt" style:font-size-asian="14pt" style:font-name-complex="Times New Roman1" style:font-size-complex="14pt"/>
    </style:style>
    <style:style style:name="P23" style:family="paragraph" style:parent-style-name="Standard">
      <style:paragraph-properties fo:margin-left="0.3744in" fo:margin-right="0in" fo:margin-top="0in" fo:margin-bottom="0.0835in" style:contextual-spacing="false" fo:text-align="justify" style:justify-single-word="false" fo:text-indent="0in" style:auto-text-indent="false"/>
      <style:text-properties style:font-name="Times New Roman" fo:font-size="14pt" style:font-size-asian="14pt" style:font-name-complex="Times New Roman1" style:font-size-complex="14pt"/>
    </style:style>
    <style:style style:name="P24" style:family="paragraph" style:parent-style-name="Standard">
      <style:paragraph-properties fo:margin-left="0in" fo:margin-right="0in" fo:text-indent="0.25in" style:auto-text-indent="false"/>
      <style:text-properties style:font-name="Times New Roman" fo:font-size="14pt" style:font-size-asian="14pt" style:font-name-complex="Times New Roman1" style:font-size-complex="14pt"/>
    </style:style>
    <style:style style:name="P25" style:family="paragraph" style:parent-style-name="Standard">
      <style:paragraph-properties fo:margin-left="0in" fo:margin-right="0in" fo:text-indent="0.4925in" style:auto-text-indent="false"/>
      <style:text-properties style:font-name="Times New Roman" fo:font-size="14pt" style:font-size-asian="14pt" style:font-name-complex="Times New Roman1" style:font-size-complex="14pt"/>
    </style:style>
    <style:style style:name="P26" style:family="paragraph" style:parent-style-name="Standard">
      <style:paragraph-properties fo:margin-left="0in" fo:margin-right="0in" fo:margin-top="0in" fo:margin-bottom="0in" style:contextual-spacing="false" fo:line-height="100%" fo:text-align="justify" style:justify-single-word="false" fo:text-indent="0.3937in" style:auto-text-indent="false"/>
      <style:text-properties style:font-name="Times New Roman" fo:font-size="8pt" style:font-size-asian="8pt" style:font-name-complex="Times New Roman1" style:font-size-complex="8pt"/>
    </style:style>
    <style:style style:name="P27" style:family="paragraph" style:parent-style-name="Standard">
      <style:paragraph-properties fo:text-align="justify" style:justify-single-word="false"/>
    </style:style>
    <style:style style:name="P28" style:family="paragraph" style:parent-style-name="Standard">
      <style:paragraph-properties fo:margin-top="0in" fo:margin-bottom="0.0835in" style:contextual-spacing="false" fo:text-align="justify" style:justify-single-word="false"/>
    </style:style>
    <style:style style:name="P29" style:family="paragraph" style:parent-style-name="Standard">
      <style:paragraph-properties fo:margin-top="0in" fo:margin-bottom="0in" style:contextual-spacing="false" fo:text-align="justify" style:justify-single-word="false"/>
    </style:style>
    <style:style style:name="P30" style:family="paragraph" style:parent-style-name="Standard">
      <style:paragraph-properties fo:margin-left="0.5118in" fo:margin-right="0in" fo:margin-top="0in" fo:margin-bottom="0in" style:contextual-spacing="false" fo:text-align="justify" style:justify-single-word="false" fo:text-indent="0in" style:auto-text-indent="false"/>
    </style:style>
    <style:style style:name="P31" style:family="paragraph" style:parent-style-name="Standard">
      <style:paragraph-properties fo:margin-left="0in" fo:margin-right="0in" fo:text-align="justify" style:justify-single-word="false" fo:text-indent="0.3937in" style:auto-text-indent="false"/>
    </style:style>
    <style:style style:name="P32" style:family="paragraph" style:parent-style-name="Standard">
      <style:paragraph-properties fo:margin-left="0in" fo:margin-right="0in" fo:margin-top="0in" fo:margin-bottom="0in" style:contextual-spacing="false" fo:text-align="justify" style:justify-single-word="false" fo:text-indent="0.3937in" style:auto-text-indent="false"/>
    </style:style>
    <style:style style:name="P33" style:family="paragraph" style:parent-style-name="Standard">
      <style:paragraph-properties fo:margin-left="0.3744in" fo:margin-right="0in" fo:margin-top="0in" fo:margin-bottom="0.0835in" style:contextual-spacing="false" fo:text-align="justify" style:justify-single-word="false" fo:text-indent="0in" style:auto-text-indent="false"/>
    </style:style>
    <style:style style:name="P34" style:family="paragraph" style:parent-style-name="Standard">
      <style:paragraph-properties fo:margin-top="0in" fo:margin-bottom="0in" style:contextual-spacing="false" fo:line-height="100%" fo:text-align="justify" style:justify-single-word="false"/>
    </style:style>
    <style:style style:name="P35" style:family="paragraph" style:parent-style-name="Standard">
      <style:paragraph-properties fo:margin-left="0in" fo:margin-right="0in" fo:margin-top="0in" fo:margin-bottom="0in" style:contextual-spacing="false" fo:line-height="100%" fo:text-align="justify" style:justify-single-word="false" fo:text-indent="0.4917in" style:auto-text-indent="false"/>
    </style:style>
    <style:style style:name="P36" style:family="paragraph" style:parent-style-name="Standard">
      <style:paragraph-properties fo:margin-left="0in" fo:margin-right="0in" fo:margin-top="0in" fo:margin-bottom="0in" style:contextual-spacing="false" fo:line-height="100%" fo:text-align="justify" style:justify-single-word="false" fo:text-indent="0.3937in" style:auto-text-indent="false"/>
    </style:style>
    <style:style style:name="P37" style:family="paragraph" style:parent-style-name="Standard">
      <style:paragraph-properties fo:margin-top="0in" fo:margin-bottom="0.0835in" style:contextual-spacing="false" fo:line-height="100%" fo:text-align="justify" style:justify-single-word="false"/>
    </style:style>
    <style:style style:name="P38" style:family="paragraph" style:parent-style-name="Standard">
      <style:paragraph-properties fo:margin-top="0in" fo:margin-bottom="0in" style:contextual-spacing="false" fo:line-height="100%"/>
    </style:style>
    <style:style style:name="P39" style:family="paragraph" style:parent-style-name="Standard">
      <style:paragraph-properties fo:margin-left="0in" fo:margin-right="0in" fo:margin-top="0in" fo:margin-bottom="0in" style:contextual-spacing="false" fo:line-height="100%" fo:text-indent="0.4917in" style:auto-text-indent="false"/>
    </style:style>
    <style:style style:name="P40" style:family="paragraph" style:parent-style-name="Standard">
      <style:paragraph-properties fo:margin-top="0in" fo:margin-bottom="0.0835in" style:contextual-spacing="false" fo:line-height="100%"/>
    </style:style>
    <style:style style:name="P41" style:family="paragraph" style:parent-style-name="Standard">
      <style:paragraph-properties fo:margin-left="0.6898in" fo:margin-right="0in" fo:margin-top="0in" fo:margin-bottom="0in" style:contextual-spacing="false" fo:line-height="100%" fo:text-indent="-0.6898in" style:auto-text-indent="false"/>
    </style:style>
    <style:style style:name="P42" style:family="paragraph" style:parent-style-name="Standard">
      <style:paragraph-properties fo:margin-left="0in" fo:margin-right="0in" fo:margin-top="0in" fo:margin-bottom="0.0835in" style:contextual-spacing="false" fo:line-height="100%" fo:text-indent="0.3937in" style:auto-text-indent="false"/>
    </style:style>
    <style:style style:name="P43" style:family="paragraph" style:parent-style-name="Standard">
      <style:paragraph-properties fo:margin-left="0in" fo:margin-right="0in" fo:margin-top="0in" fo:margin-bottom="0in" style:contextual-spacing="false" fo:line-height="100%" fo:text-indent="0.3937in" style:auto-text-indent="false"/>
    </style:style>
    <style:style style:name="P44" style:family="paragraph" style:parent-style-name="Standard">
      <style:paragraph-properties fo:margin-left="0.5118in" fo:margin-right="0in" fo:margin-top="0in" fo:margin-bottom="0in" style:contextual-spacing="false" fo:text-indent="0in" style:auto-text-indent="false"/>
    </style:style>
    <style:style style:name="P45" style:family="paragraph" style:parent-style-name="Standard">
      <style:paragraph-properties fo:margin-left="0in" fo:margin-right="0in" fo:margin-top="0in" fo:margin-bottom="0in" style:contextual-spacing="false" fo:text-indent="0.4917in" style:auto-text-indent="false"/>
    </style:style>
    <style:style style:name="P46" style:family="paragraph" style:parent-style-name="Standard">
      <style:paragraph-properties fo:margin-top="0in" fo:margin-bottom="0in" style:contextual-spacing="false"/>
    </style:style>
    <style:style style:name="P47" style:family="paragraph" style:parent-style-name="Standard">
      <style:paragraph-properties fo:text-align="justify" style:justify-single-word="false"/>
      <style:text-properties style:text-position="super 58%" style:font-name="Times New Roman" fo:font-size="4pt" style:font-size-asian="4pt" style:font-name-complex="Times New Roman1" style:font-size-complex="4pt"/>
    </style:style>
    <style:style style:name="P48" style:family="paragraph" style:parent-style-name="Standard">
      <style:paragraph-properties fo:margin-top="0in" fo:margin-bottom="0in" style:contextual-spacing="false" fo:line-height="100%"/>
      <style:text-properties style:text-position="super 58%" style:font-name="Times New Roman" fo:font-size="14pt" style:font-size-asian="14pt" style:font-name-complex="Times New Roman1" style:font-size-complex="14pt"/>
    </style:style>
    <style:style style:name="P49" style:family="paragraph" style:parent-style-name="Standard">
      <style:paragraph-properties fo:margin-left="0.6898in" fo:margin-right="0in" fo:margin-top="0in" fo:margin-bottom="0in" style:contextual-spacing="false" fo:line-height="100%" fo:text-indent="-0.6898in" style:auto-text-indent="false"/>
      <style:text-properties style:text-position="super 58%" style:font-name="Times New Roman" fo:font-size="14pt" style:font-size-asian="14pt" style:font-name-complex="Times New Roman1" style:font-size-complex="14pt"/>
    </style:style>
    <style:style style:name="P50" style:family="paragraph" style:parent-style-name="Standard">
      <style:paragraph-properties fo:margin-left="0in" fo:margin-right="0in" fo:margin-top="0in" fo:margin-bottom="0in" style:contextual-spacing="false" fo:text-indent="0.3937in" style:auto-text-indent="false"/>
    </style:style>
    <style:style style:name="P51" style:family="paragraph" style:parent-style-name="Standard">
      <style:paragraph-properties fo:margin-left="0in" fo:margin-right="0in" fo:text-indent="0.3937in" style:auto-text-indent="false"/>
    </style:style>
    <style:style style:name="P52" style:family="paragraph" style:parent-style-name="Standard">
      <style:paragraph-properties fo:margin-top="0in" fo:margin-bottom="0.0835in" style:contextual-spacing="false"/>
    </style:style>
    <style:style style:name="P53" style:family="paragraph" style:parent-style-name="Standard">
      <style:paragraph-properties fo:margin-left="0.25in" fo:margin-right="0in" fo:text-indent="0in" style:auto-text-indent="false"/>
    </style:style>
    <style:style style:name="P54" style:family="paragraph" style:parent-style-name="Standard">
      <style:paragraph-properties fo:margin-left="0in" fo:margin-right="0in" fo:text-indent="0.25in" style:auto-text-indent="false"/>
    </style:style>
    <style:style style:name="P55" style:family="paragraph" style:parent-style-name="Standard">
      <style:paragraph-properties fo:margin-left="0in" fo:margin-right="0in" fo:text-indent="0.4925in" style:auto-text-indent="false"/>
    </style:style>
    <style:style style:name="P56" style:family="paragraph">
      <loext:graphic-properties draw:fill="none"/>
      <style:paragraph-properties fo:text-align="start"/>
      <style:text-properties fo:font-size="18pt"/>
    </style:style>
    <style:style style:name="P57" style:family="paragraph">
      <loext:graphic-properties draw:fill="solid" draw:fill-color="#ffffff"/>
      <style:paragraph-properties fo:text-align="start"/>
      <style:text-properties fo:font-size="18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style:font-size-asian="16pt" style:font-size-complex="16pt"/>
    </style:style>
    <style:style style:name="T3" style:family="text">
      <style:text-properties fo:font-size="16pt" officeooo:rsid="0010612e" style:font-size-asian="16pt" style:font-size-complex="16pt"/>
    </style:style>
    <style:style style:name="T4" style:family="text">
      <style:text-properties fo:font-size="16pt" fo:language="en" fo:country="US" style:font-size-asian="16pt" style:font-size-complex="16pt"/>
    </style:style>
    <style:style style:name="T5" style:family="text">
      <style:text-properties style:font-name="Times New Roman" fo:font-size="14pt" fo:font-weight="bold" style:font-size-asian="14pt" style:font-weight-asian="bold" style:font-name-complex="Times New Roman1" style:font-size-complex="14pt"/>
    </style:style>
    <style:style style:name="T6" style:family="text">
      <style:text-properties style:font-name="Times New Roman" fo:font-size="14pt" fo:font-weight="bold" style:font-size-asian="14pt" style:font-weight-asian="bold" style:font-name-complex="Times New Roman1" style:font-size-complex="14pt" style:font-weight-complex="bold"/>
    </style:style>
    <style:style style:name="T7" style:family="text">
      <style:text-properties style:font-name="Times New Roman" fo:font-size="14pt" fo:font-style="italic" fo:font-weight="bold" style:font-size-asian="14pt" style:font-style-asian="italic" style:font-weight-asian="bold" style:font-name-complex="Times New Roman1" style:font-size-complex="14pt" style:font-weight-complex="bold"/>
    </style:style>
    <style:style style:name="T8" style:family="text">
      <style:text-properties style:font-name="Times New Roman" fo:font-size="14pt" fo:font-style="italic" style:font-size-asian="14pt" style:font-style-asian="italic" style:font-name-complex="Times New Roman1" style:font-size-complex="14pt"/>
    </style:style>
    <style:style style:name="T9" style:family="text">
      <style:text-properties style:font-name="Times New Roman" fo:font-size="14pt" fo:font-style="italic" style:font-size-asian="14pt" style:font-style-asian="italic" style:font-name-complex="Times New Roman1" style:font-size-complex="14pt" style:font-weight-complex="bold"/>
    </style:style>
    <style:style style:name="T10"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11" style:family="text">
      <style:text-properties style:font-name="Times New Roman" fo:font-size="14pt" fo:language="en" fo:country="US" fo:font-style="italic" style:font-size-asian="14pt" style:font-style-asian="italic" style:font-name-complex="Times New Roman1" style:font-size-complex="14pt"/>
    </style:style>
    <style:style style:name="T12" style:family="text">
      <style:text-properties style:font-name="Times New Roman" fo:font-size="14pt" fo:language="en" fo:country="US" fo:font-style="italic" style:text-underline-style="solid" style:text-underline-width="auto" style:text-underline-color="font-color" style:font-size-asian="14pt" style:font-style-asian="italic" style:font-name-complex="Times New Roman1" style:font-size-complex="14pt"/>
    </style:style>
    <style:style style:name="T13" style:family="text">
      <style:text-properties style:font-name="Times New Roman" fo:font-size="14pt" fo:language="en" fo:country="US" fo:font-style="italic" fo:font-weight="bold" style:font-size-asian="14pt" style:font-style-asian="italic" style:font-weight-asian="bold" style:font-name-complex="Times New Roman1" style:font-size-complex="14pt" style:font-weight-complex="bold"/>
    </style:style>
    <style:style style:name="T14" style:family="text">
      <style:text-properties style:font-name="Times New Roman" fo:font-size="14pt" fo:language="en" fo:country="US" style:font-size-asian="14pt" style:font-name-complex="Times New Roman1" style:font-size-complex="14pt"/>
    </style:style>
    <style:style style:name="T15" style:family="text">
      <style:text-properties style:font-name="Times New Roman" fo:font-size="14pt" fo:language="en" fo:country="US" style:font-size-asian="14pt" style:font-name-complex="Times New Roman1" style:font-size-complex="14pt" style:font-weight-complex="bold"/>
    </style:style>
    <style:style style:name="T16" style:family="text">
      <style:text-properties style:font-name="Times New Roman" fo:font-size="14pt" fo:language="en" fo:country="US" style:text-underline-style="solid" style:text-underline-width="auto" style:text-underline-color="font-color" style:font-size-asian="14pt" style:font-name-complex="Times New Roman1" style:font-size-complex="14pt"/>
    </style:style>
    <style:style style:name="T17" style:family="text">
      <style:text-properties style:font-name="Times New Roman" fo:font-size="14pt" fo:language="en" fo:country="US" style:font-name-asian="F" style:font-size-asian="14pt" style:font-name-complex="Times New Roman1" style:font-size-complex="14pt"/>
    </style:style>
    <style:style style:name="T18" style:family="text">
      <style:text-properties style:font-name="Times New Roman" fo:font-size="14pt" style:font-size-asian="14pt" style:font-name-complex="Times New Roman1" style:font-size-complex="14pt"/>
    </style:style>
    <style:style style:name="T19" style:family="text">
      <style:text-properties style:font-name="Times New Roman" fo:font-size="14pt" style:font-size-asian="14pt" style:font-name-complex="Times New Roman1" style:font-size-complex="14pt" style:font-weight-complex="bold"/>
    </style:style>
    <style:style style:name="T20" style:family="text">
      <style:text-properties style:font-name="Times New Roman" fo:font-size="14pt" style:font-size-asian="14pt" style:language-asian="ru" style:country-asian="RU" style:font-name-complex="Times New Roman1" style:font-size-complex="14pt"/>
    </style:style>
    <style:style style:name="T21"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22" style:family="text">
      <style:text-properties style:font-name="Times New Roman" fo:font-size="14pt" style:font-name-asian="F" style:font-size-asian="14pt" style:font-name-complex="Times New Roman1" style:font-size-complex="14pt"/>
    </style:style>
    <style:style style:name="T23" style:family="text">
      <style:text-properties style:font-name="Times New Roman" fo:font-size="10pt" style:font-size-asian="10pt" style:font-name-complex="Times New Roman1" style:font-size-complex="10pt"/>
    </style:style>
    <style:style style:name="T24" style:family="text">
      <style:text-properties fo:font-size="13pt" fo:font-weight="bold" style:font-size-asian="13pt" style:font-weight-asian="bold" style:font-size-complex="13pt"/>
    </style:style>
    <style:style style:name="T25" style:family="text">
      <style:text-properties fo:font-size="13pt" fo:language="en" fo:country="US" style:font-size-asian="13pt" style:font-size-complex="13pt"/>
    </style:style>
    <style:style style:name="T26" style:family="text">
      <style:text-properties style:text-position="sub 58%" style:font-name="Times New Roman" fo:font-size="14pt" fo:language="en" fo:country="US" style:font-size-asian="14pt" style:font-name-complex="Times New Roman1" style:font-size-complex="14pt"/>
    </style:style>
    <style:style style:name="T27" style:family="text">
      <style:text-properties style:text-position="sub 58%" style:font-name="Times New Roman" fo:font-size="14pt" fo:language="en" fo:country="US" fo:font-style="italic" style:font-size-asian="14pt" style:font-style-asian="italic" style:font-name-complex="Times New Roman1" style:font-size-complex="14pt"/>
    </style:style>
    <style:style style:name="T28" style:family="text">
      <style:text-properties style:text-position="sub 58%" style:font-name="Times New Roman" fo:font-size="14pt" fo:language="en" fo:country="US" fo:font-style="italic" style:text-underline-style="solid" style:text-underline-width="auto" style:text-underline-color="font-color" style:font-size-asian="14pt" style:font-style-asian="italic" style:font-name-complex="Times New Roman1" style:font-size-complex="14pt"/>
    </style:style>
    <style:style style:name="T29" style:family="text">
      <style:text-properties style:text-position="sub 58%" style:font-name="Times New Roman" fo:font-size="14pt" style:font-size-asian="14pt" style:font-name-complex="Times New Roman1" style:font-size-complex="14pt"/>
    </style:style>
    <style:style style:name="T30" style:family="text">
      <style:text-properties style:text-position="sub 58%" style:font-name="Times New Roman" fo:font-size="14pt" style:font-size-asian="14pt" style:font-name-complex="Times New Roman1" style:font-size-complex="14pt" style:font-weight-complex="bold"/>
    </style:style>
    <style:style style:name="T31" style:family="text">
      <style:text-properties style:text-position="sub 58%" style:font-name="Times New Roman" fo:font-size="14pt" fo:font-style="italic" style:font-size-asian="14pt" style:font-style-asian="italic" style:font-name-complex="Times New Roman1" style:font-size-complex="14pt"/>
    </style:style>
    <style:style style:name="T32" style:family="text">
      <style:text-properties style:text-position="sub 58%" style:font-name="Times New Roman" fo:font-size="14pt" fo:font-style="italic" style:text-underline-style="solid" style:text-underline-width="auto" style:text-underline-color="font-color" style:font-size-asian="14pt" style:font-style-asian="italic" style:font-name-complex="Times New Roman1" style:font-size-complex="14pt"/>
    </style:style>
    <style:style style:name="T33" style:family="text">
      <style:text-properties style:text-position="sub 58%" style:font-name="Times New Roman" fo:font-size="14pt" fo:font-weight="bold" style:font-size-asian="14pt" style:font-weight-asian="bold" style:font-name-complex="Times New Roman1" style:font-size-complex="14pt" style:font-weight-complex="bold"/>
    </style:style>
    <style:style style:name="T34" style:family="text">
      <style:text-properties style:text-position="super 58%" style:font-name="Times New Roman" fo:font-size="14pt" fo:language="en" fo:country="US" style:font-size-asian="14pt" style:font-name-complex="Times New Roman1" style:font-size-complex="14pt"/>
    </style:style>
    <style:style style:name="T35" style:family="text">
      <style:text-properties style:text-position="super 58%" style:font-name="Times New Roman" fo:font-size="14pt" fo:language="en" fo:country="US" fo:font-style="italic" style:font-size-asian="14pt" style:font-style-asian="italic" style:font-name-complex="Times New Roman1" style:font-size-complex="14pt"/>
    </style:style>
    <style:style style:name="T36" style:family="text">
      <style:text-properties style:text-position="super 58%" style:font-name="Times New Roman" fo:font-size="14pt" style:font-size-asian="14pt" style:font-name-complex="Times New Roman1" style:font-size-complex="14pt"/>
    </style:style>
    <style:style style:name="T37" style:family="text">
      <style:text-properties style:text-position="super 58%" style:font-name="Times New Roman" fo:font-size="14pt" style:font-size-asian="14pt" style:font-name-complex="Times New Roman1" style:font-size-complex="14pt" style:font-weight-complex="bold"/>
    </style:style>
    <style:style style:name="T38" style:family="text">
      <style:text-properties style:text-position="super 58%" style:font-name="Times New Roman" fo:font-size="14pt" fo:font-style="italic" style:font-size-asian="14pt" style:font-style-asian="italic" style:font-name-complex="Times New Roman1" style:font-size-complex="14pt"/>
    </style:style>
    <style:style style:name="T39" style:family="text">
      <style:text-properties style:text-position="super 58%" style:font-name="Times New Roman" fo:font-size="6pt" style:font-size-asian="6pt" style:font-name-complex="Times New Roman1" style:font-size-complex="6pt"/>
    </style:style>
    <style:style style:name="T40" style:family="text">
      <style:text-properties fo:font-size="14pt" style:font-size-asian="14pt" style:font-size-complex="14pt"/>
    </style:style>
    <style:style style:name="T41" style:family="text">
      <style:text-properties fo:font-size="14pt" fo:language="en" fo:country="US" style:font-size-asian="14pt" style:font-size-complex="14pt"/>
    </style:style>
    <style:style style:name="T42" style:family="text">
      <style:text-properties style:font-name="Symbol" fo:font-size="14pt" style:font-name-asian="Symbol1" style:font-size-asian="14pt" style:font-name-complex="Symbol1" style:font-size-complex="14pt" style:font-weight-complex="bold"/>
    </style:style>
    <style:style style:name="T43" style:family="text">
      <style:text-properties fo:font-size="10pt" style:font-size-asian="10pt" style:font-size-complex="10pt"/>
    </style:style>
    <style:style style:name="fr1" style:family="graphic" style:parent-style-name="Frame">
      <style:graphic-properties fo:margin-left="0.1252in" fo:margin-right="0.1252in" fo:margin-top="0in" fo:margin-bottom="0in" style:vertical-pos="from-top" style:vertical-rel="paragraph" style:horizontal-pos="center" style:horizontal-rel="page-content" draw:opacity="0%" fo:padding="0in" fo:border="none"/>
    </style:style>
    <style:style style:name="fr2" style:family="graphic" style:parent-style-name="Frame">
      <style:graphic-properties fo:margin-left="0.1252in" fo:margin-right="0.1252in" fo:margin-top="0in" fo:margin-bottom="0in" style:vertical-pos="from-top" style:vertical-rel="paragraph" style:horizontal-pos="from-left" style:horizontal-rel="page" draw:opacity="0%" fo:padding="0in" fo:border="none"/>
    </style:style>
    <style:style style:name="fr3" style:family="graphic" style:parent-style-name="Frame">
      <style:graphic-properties fo:margin-left="0.1252in" fo:margin-right="0.1252in" fo:margin-top="0in" fo:margin-bottom="0in" style:vertical-pos="from-top" style:vertical-rel="paragraph" style:horizontal-pos="from-left" style:horizontal-rel="page-content" draw:opacity="0%" fo:padding="0in" fo:border="none"/>
    </style:style>
    <style:style style:name="fr4" style:family="graphic" style:parent-style-name="Formula">
      <style:graphic-properties fo:margin-left="0in" fo:margin-right="0in" fo:margin-top="0in" fo:margin-bottom="0in" style:vertical-pos="middle" style:vertical-rel="text" draw:ole-draw-aspect="1"/>
    </style:style>
    <style:style style:name="fr5" style:family="graphic" style:parent-style-name="Formula">
      <style:graphic-properties fo:margin-left="0in" fo:margin-right="0in" fo:margin-top="0in" fo:margin-bottom="0in" style:wrap="run-through" style:number-wrapped-paragraphs="no-limit" style:vertical-pos="top" style:vertical-rel="baseline" style:horizontal-pos="from-left" style:horizontal-rel="paragraph" draw:ole-draw-aspect="1"/>
    </style:style>
    <style:style style:name="gr1" style:family="graphic">
      <style:graphic-properties draw:stroke="solid" svg:stroke-width="0.0102in" svg:stroke-color="#000000" draw:stroke-linejoin="miter" svg:stroke-linecap="butt" draw:fill="none" loext:fill-use-slide-background="false" draw:textarea-horizontal-align="center" draw:textarea-vertical-align="top" draw:auto-grow-height="false" fo:padding-top="0.0492in" fo:padding-bottom="0.0492in" fo:padding-left="0.0984in" fo:padding-right="0.0984in" fo:wrap-option="wrap" fo:margin-left="0in" fo:margin-right="0.0035in" fo:margin-top="0in" fo:margin-bottom="0in" style:run-through="foreground" style:wrap="run-through" style:number-wrapped-paragraphs="no-limit" style:vertical-pos="from-top" style:vertical-rel="paragraph" style:horizontal-pos="from-left" style:horizontal-rel="page-start-margin" draw:wrap-influence-on-position="once-concurrent" loext:allow-overlap="true" style:flow-with-text="false"/>
    </style:style>
    <style:style style:name="gr2" style:family="graphic">
      <style:graphic-properties draw:stroke="solid" svg:stroke-width="0.0102in" svg:stroke-color="#000000" draw:marker-end="msArrowEnd_20_5" draw:marker-end-width="0.0827in" draw:marker-end-center="false" draw:stroke-linejoin="round" draw:fill="none" loext:fill-use-slide-background="false" draw:textarea-horizontal-align="center" draw:textarea-vertical-align="top" draw:auto-grow-height="false" fo:padding-top="0.0492in" fo:padding-bottom="0.0492in" fo:padding-left="0.0984in" fo:padding-right="0.0984in" fo:wrap-option="wrap" fo:margin-left="0in" fo:margin-right="0in" fo:margin-top="0.0693in" fo:margin-bottom="0.08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102in" svg:stroke-color="#000000" draw:marker-end="msArrowEnd_20_5" draw:marker-end-width="0.0827in" draw:marker-end-center="false" draw:stroke-linejoin="round" draw:fill="none" loext:fill-use-slide-background="false" draw:textarea-horizontal-align="center" draw:textarea-vertical-align="top" draw:auto-grow-height="false" fo:padding-top="0.0492in" fo:padding-bottom="0.0492in" fo:padding-left="0.0984in" fo:padding-right="0.0984in" fo:wrap-option="wrap" fo:margin-left="0in" fo:margin-right="0in" fo:margin-top="0.0693in" fo:margin-bottom="0.069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102in" svg:stroke-color="#ff0000" draw:stroke-linejoin="round" draw:fill="none" loext:fill-use-slide-background="false" draw:textarea-vertical-align="top" draw:auto-grow-height="false" fo:min-height="0.0272in" fo:min-width="0.0535in"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in" draw:fill="solid" draw:fill-color="#ffffff" draw:textarea-vertical-align="top" draw:auto-grow-height="false" fo:min-height="0.1508in" fo:min-width="0in" fo:padding-top="0.05in" fo:padding-bottom="0.05in" fo:padding-left="0.1in" fo:padding-right="0.1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in" draw:fill="solid" draw:fill-color="#ffffff" draw:textarea-vertical-align="top" draw:auto-grow-height="false" fo:min-height="0.1874in" fo:min-width="0.0874in" fo:padding-top="0.05in" fo:padding-bottom="0.05in" fo:padding-left="0.1in" fo:padding-right="0.1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in" draw:fill="solid" draw:fill-color="#ffffff" draw:textarea-vertical-align="top" draw:auto-grow-height="false" fo:min-height="0.1701in" fo:min-width="0.0437in" fo:padding-top="0.05in" fo:padding-bottom="0.05in" fo:padding-left="0.1in" fo:padding-right="0.1in" fo:wrap-option="wrap" fo:margin-left="0in" fo:margin-right="0in" fo:margin-top="0in" fo:margin-bottom="0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Дискретная математика</text:span></text:p>
      <text:p text:style-name="P15"><text:span text:style-name="T2"><text:s/>Домашнее задание №6</text:span></text:p>
      <text:p text:style-name="P15"><text:span text:style-name="T2">«Сложение чисел с плавающей запятой»</text:span></text:p>
      <text:p text:style-name="P15"><text:span text:style-name="T2">Вариант №</text:span><text:span text:style-name="T3">59</text:span></text:p>
      <text:p text:style-name="P15"><text:span text:style-name="T2">Выполнил: Рахматов Нематджон (гр. </text:span><text:span text:style-name="T4">P</text:span><text:span text:style-name="T2">313</text:span><text:span text:style-name="T3">1</text:span><text:span text:style-name="T2">)</text:span></text:p>
      <text:p text:style-name="P1"><text:span text:style-name="T5">СЛОЖЕНИЕ ЧИСЕЛ С ПЛАВАЮЩЕЙ ЗАПЯТОЙ</text:span></text:p>
      <text:p text:style-name="P14"><text:span text:style-name="T2">Варианты задания</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text:span text:style-name="T24">85</text:span></text:p>
          </table:table-cell>
          <table:table-cell table:style-name="Table1.B1" office:value-type="string">
            <text:p text:style-name="P16"><text:span text:style-name="T25">0,245</text:span></text:p>
          </table:table-cell>
          <table:table-cell table:style-name="Table1.C1" office:value-type="string">
            <text:p text:style-name="P16"><text:span text:style-name="T25">0,786</text:span></text:p>
          </table:table-cell>
        </table:table-row>
      </table:table>
      <text:p text:style-name="P2"/>
      <text:p text:style-name="P27"><text:span text:style-name="T7">А</text:span><text:span text:style-name="T6"> = 0,</text:span><text:span text:style-name="T10">245</text:span><text:span text:style-name="T6">; </text:span><text:span text:style-name="T7">В</text:span><text:span text:style-name="T6"> = </text:span><text:span text:style-name="T10">0</text:span><text:span text:style-name="T6">,</text:span><text:span text:style-name="T10">786</text:span><text:span text:style-name="T6">. </text:span></text:p>
      <text:p text:style-name="P28"><text:span text:style-name="T18">1. Формат </text:span><text:span text:style-name="T8">Ф1</text:span><text:span text:style-name="T18"> (число разрядов мантиссы </text:span><text:span text:style-name="T11">m</text:span><text:span text:style-name="T8"> </text:span><text:span text:style-name="T18">=12).</text:span></text:p>
      <text:p text:style-name="P34"><text:span text:style-name="T14">A = (0,245)</text:span><text:span text:style-name="T26">10</text:span><text:span text:style-name="T14"> = (0,3EB)</text:span><text:span text:style-name="T26">16</text:span><text:span text:style-name="T14"> * 16</text:span><text:span text:style-name="T34">0</text:span></text:p>
      <text:p text:style-name="P18"/>
      <text:p text:style-name="P29"><text:span text:style-name="T18"><text:s text:c="26"/></text:span><text:span text:style-name="T36">М</text:span><text:span text:style-name="T38">А</text:span></text:p>
      <text:p text:style-name="P44"><draw:frame draw:style-name="fr3" draw:name="Frame6" text:anchor-type="paragraph" svg:x="-0.0783in" svg:y="0.1in" svg:width="5.4327in" draw:z-index="18"><draw:text-box fo:min-height="0in"><table:table table:name="Table2" table:style-name="Table2"><table:table-column table:style-name="Table2.A"/><table:table-column table:style-name="Table2.B"/><table:table-column table:style-name="Table2.C"/><table:table-column table:style-name="Table2.D"/><table:table-column table:style-name="Table2.C"/><table:table-column table:style-name="Table2.B"/><table:table-column table:style-name="Table2.D"/><table:table-column table:style-name="Table2.C"/><table:table-column table:style-name="Table2.B"/><table:table-column table:style-name="Table2.D"/><table:table-column table:style-name="Table2.C"/><table:table-column table:style-name="Table2.D"/><table:table-column table:style-name="Table2.B"/><table:table-column table:style-name="Table2.C"/><table:table-column table:style-name="Table2.D"/><table:table-column table:style-name="Table2.C"/><table:table-column table:style-name="Table2.B"/><table:table-column table:style-name="Table2.D"/><table:table-column table:style-name="Table2.C"/><table:table-column table:style-name="Table2.T"/><table:table-row table:style-name="Table2.1"><table:table-cell table:style-name="Table2.A1" office:value-type="string"><text:p text:style-name="P17"><text:span text:style-name="T40">0</text:span></text:p></table:table-cell><table:table-cell table:style-name="Table2.B1" office:value-type="string"><text:p text:style-name="P17"><text:span text:style-name="T40">1</text:span></text:p></table:table-cell><table:table-cell table:style-name="Table2.C1" office:value-type="string"><text:p text:style-name="P17"><text:span text:style-name="T40">0</text:span></text:p></table:table-cell><table:table-cell table:style-name="Table2.C1" office:value-type="string"><text:p text:style-name="P17"><text:span text:style-name="T40">0</text:span></text:p></table:table-cell><table:table-cell table:style-name="Table2.C1" office:value-type="string"><text:p text:style-name="P17"><text:span text:style-name="T40">0</text:span></text:p></table:table-cell><table:table-cell table:style-name="Table2.C1" office:value-type="string"><text:p text:style-name="P17"><text:span text:style-name="T40">0</text:span></text:p></table:table-cell><table:table-cell table:style-name="Table2.C1" office:value-type="string"><text:p text:style-name="P17"><text:span text:style-name="T40">0</text:span></text:p></table:table-cell><table:table-cell table:style-name="Table2.A1" office:value-type="string"><text:p text:style-name="P17"><text:span text:style-name="T40">0</text:span></text:p></table:table-cell><table:table-cell table:style-name="Table2.B1" office:value-type="string"><text:p text:style-name="P17"><text:span text:style-name="T40">0</text:span></text:p></table:table-cell><table:table-cell table:style-name="Table2.C1" office:value-type="string"><text:p text:style-name="P16"><text:span text:style-name="T41">0</text:span></text:p></table:table-cell><table:table-cell table:style-name="Table2.C1" office:value-type="string"><text:p text:style-name="P16"><text:span text:style-name="T41">1</text:span></text:p></table:table-cell><table:table-cell table:style-name="Table2.C1" office:value-type="string"><text:p text:style-name="P16"><text:span text:style-name="T41">1</text:span></text:p></table:table-cell><table:table-cell table:style-name="Table2.C1" office:value-type="string"><text:p text:style-name="P17"><text:span text:style-name="T40">1</text:span></text:p></table:table-cell><table:table-cell table:style-name="Table2.C1" office:value-type="string"><text:p text:style-name="P17"><text:span text:style-name="T40">1</text:span></text:p></table:table-cell><table:table-cell table:style-name="Table2.C1" office:value-type="string"><text:p text:style-name="P16"><text:span text:style-name="T41">1</text:span></text:p></table:table-cell><table:table-cell table:style-name="Table2.C1" office:value-type="string"><text:p text:style-name="P17"><text:span text:style-name="T40">0</text:span></text:p></table:table-cell><table:table-cell table:style-name="Table2.C1" office:value-type="string"><text:p text:style-name="P17"><text:span text:style-name="T40">1</text:span></text:p></table:table-cell><table:table-cell table:style-name="Table2.C1" office:value-type="string"><text:p text:style-name="P17"><text:span text:style-name="T40">1</text:span></text:p></table:table-cell><table:table-cell table:style-name="Table2.C1" office:value-type="string"><text:p text:style-name="P17"><text:span text:style-name="T40">0</text:span></text:p></table:table-cell><table:table-cell table:style-name="Table2.C1" office:value-type="string"><text:p text:style-name="P16"><text:span text:style-name="T41">0</text:span></text:p></table:table-cell></table:table-row></table:table></draw:text-box></draw:frame><draw:custom-shape text:anchor-type="char" draw:z-index="6" draw:name="Полилиния 791" draw:style-name="gr4" draw:text-style-name="P56" svg:width="0.2504in" svg:height="0.1252in" svg:x="5.3634in" svg:y="0.9681in"><text:p/><draw:enhanced-geometry draw:mirror-horizontal="false" draw:mirror-vertical="false" drawooo:sub-view-size="1929 861" draw:text-areas="0 0 ?f106 ?f107" svg:viewBox="0 0 0 0" draw:type="ooxml-non-primitive" draw:enhanced-path="M 1929 580 C 1902 474 1921 461 1829 400 1779 249 1852 429 1749 300 1639 162 1841 315 1669 200 1656 180 1649 153 1629 140 1571 104 1458 83 1389 60 1366 52 1350 31 1329 20 1310 11 1289 7 1269 0 1122 7 975 4 829 20 685 35 542 136 409 180 382 220 356 260 329 300 317 318 322 344 309 360 294 379 269 387 249 400 176 619 292 287 189 520 157 591 163 646 109 700 92 717 69 727 49 740 42 760 50 800 29 800 8 800 9 761 9 740 9 666 22 593 29 520 180 570 0 497 129 600 145 613 170 611 189 620 210 631 229 647 249 660 262 680 294 696 289 720 274 793 197 749 169 740 142 747 101 735 89 760 80 779 149 759 149 780 149 801 109 793 89 800 69 793 32 801 29 780 17 707 16 626 49 560 70 518 62 653 69 700 122 542 102 538 129 700 149 687 165 660 189 660 349 660 189 740 189 740 169 733 111 732 129 720 199 673 324 725 189 680 176 660 168 635 149 620 133 607 104 615 89 600 74 585 48 540 69 540 93 540 92 583 109 600 126 617 149 627 169 640 176 660 174 685 189 700 204 715 264 705 249 720 219 750 169 747 129 760 83 775 9 840 9 840 22 820 25 780 49 780 70 780 29 861 29 840 29 790 58 657 69 600 175 627 188 608 249 700 242 720 246 748 229 760 195 785 67 805 109 800 169 793 229 787 289 780 282 753 284 723 269 700 187 577 207 698 249 740 N"><draw:equation draw:name="f0" draw:formula="1929*logwidth/1929"/><draw:equation draw:name="f1" draw:formula="580*logheight/861"/><draw:equation draw:name="f2" draw:formula="1829*logwidth/1929"/><draw:equation draw:name="f3" draw:formula="400*logheight/861"/><draw:equation draw:name="f4" draw:formula="1749*logwidth/1929"/><draw:equation draw:name="f5" draw:formula="300*logheight/861"/><draw:equation draw:name="f6" draw:formula="1669*logwidth/1929"/><draw:equation draw:name="f7" draw:formula="200*logheight/861"/><draw:equation draw:name="f8" draw:formula="1629*logwidth/1929"/><draw:equation draw:name="f9" draw:formula="140*logheight/861"/><draw:equation draw:name="f10" draw:formula="1389*logwidth/1929"/><draw:equation draw:name="f11" draw:formula="60*logheight/861"/><draw:equation draw:name="f12" draw:formula="1329*logwidth/1929"/><draw:equation draw:name="f13" draw:formula="20*logheight/861"/><draw:equation draw:name="f14" draw:formula="1269*logwidth/1929"/><draw:equation draw:name="f15" draw:formula="0*logheight/861"/><draw:equation draw:name="f16" draw:formula="829*logwidth/1929"/><draw:equation draw:name="f17" draw:formula="20*logheight/861"/><draw:equation draw:name="f18" draw:formula="409*logwidth/1929"/><draw:equation draw:name="f19" draw:formula="180*logheight/861"/><draw:equation draw:name="f20" draw:formula="329*logwidth/1929"/><draw:equation draw:name="f21" draw:formula="300*logheight/861"/><draw:equation draw:name="f22" draw:formula="309*logwidth/1929"/><draw:equation draw:name="f23" draw:formula="360*logheight/861"/><draw:equation draw:name="f24" draw:formula="249*logwidth/1929"/><draw:equation draw:name="f25" draw:formula="400*logheight/861"/><draw:equation draw:name="f26" draw:formula="189*logwidth/1929"/><draw:equation draw:name="f27" draw:formula="520*logheight/861"/><draw:equation draw:name="f28" draw:formula="109*logwidth/1929"/><draw:equation draw:name="f29" draw:formula="700*logheight/861"/><draw:equation draw:name="f30" draw:formula="49*logwidth/1929"/><draw:equation draw:name="f31" draw:formula="740*logheight/861"/><draw:equation draw:name="f32" draw:formula="29*logwidth/1929"/><draw:equation draw:name="f33" draw:formula="800*logheight/861"/><draw:equation draw:name="f34" draw:formula="9*logwidth/1929"/><draw:equation draw:name="f35" draw:formula="740*logheight/861"/><draw:equation draw:name="f36" draw:formula="29*logwidth/1929"/><draw:equation draw:name="f37" draw:formula="520*logheight/861"/><draw:equation draw:name="f38" draw:formula="129*logwidth/1929"/><draw:equation draw:name="f39" draw:formula="600*logheight/861"/><draw:equation draw:name="f40" draw:formula="189*logwidth/1929"/><draw:equation draw:name="f41" draw:formula="620*logheight/861"/><draw:equation draw:name="f42" draw:formula="249*logwidth/1929"/><draw:equation draw:name="f43" draw:formula="660*logheight/861"/><draw:equation draw:name="f44" draw:formula="289*logwidth/1929"/><draw:equation draw:name="f45" draw:formula="720*logheight/861"/><draw:equation draw:name="f46" draw:formula="169*logwidth/1929"/><draw:equation draw:name="f47" draw:formula="740*logheight/861"/><draw:equation draw:name="f48" draw:formula="89*logwidth/1929"/><draw:equation draw:name="f49" draw:formula="760*logheight/861"/><draw:equation draw:name="f50" draw:formula="149*logwidth/1929"/><draw:equation draw:name="f51" draw:formula="780*logheight/861"/><draw:equation draw:name="f52" draw:formula="89*logwidth/1929"/><draw:equation draw:name="f53" draw:formula="800*logheight/861"/><draw:equation draw:name="f54" draw:formula="29*logwidth/1929"/><draw:equation draw:name="f55" draw:formula="780*logheight/861"/><draw:equation draw:name="f56" draw:formula="49*logwidth/1929"/><draw:equation draw:name="f57" draw:formula="560*logheight/861"/><draw:equation draw:name="f58" draw:formula="69*logwidth/1929"/><draw:equation draw:name="f59" draw:formula="700*logheight/861"/><draw:equation draw:name="f60" draw:formula="129*logwidth/1929"/><draw:equation draw:name="f61" draw:formula="700*logheight/861"/><draw:equation draw:name="f62" draw:formula="189*logwidth/1929"/><draw:equation draw:name="f63" draw:formula="660*logheight/861"/><draw:equation draw:name="f64" draw:formula="189*logwidth/1929"/><draw:equation draw:name="f65" draw:formula="740*logheight/861"/><draw:equation draw:name="f66" draw:formula="129*logwidth/1929"/><draw:equation draw:name="f67" draw:formula="720*logheight/861"/><draw:equation draw:name="f68" draw:formula="189*logwidth/1929"/><draw:equation draw:name="f69" draw:formula="680*logheight/861"/><draw:equation draw:name="f70" draw:formula="149*logwidth/1929"/><draw:equation draw:name="f71" draw:formula="620*logheight/861"/><draw:equation draw:name="f72" draw:formula="89*logwidth/1929"/><draw:equation draw:name="f73" draw:formula="600*logheight/861"/><draw:equation draw:name="f74" draw:formula="69*logwidth/1929"/><draw:equation draw:name="f75" draw:formula="540*logheight/861"/><draw:equation draw:name="f76" draw:formula="109*logwidth/1929"/><draw:equation draw:name="f77" draw:formula="600*logheight/861"/><draw:equation draw:name="f78" draw:formula="169*logwidth/1929"/><draw:equation draw:name="f79" draw:formula="640*logheight/861"/><draw:equation draw:name="f80" draw:formula="189*logwidth/1929"/><draw:equation draw:name="f81" draw:formula="700*logheight/861"/><draw:equation draw:name="f82" draw:formula="249*logwidth/1929"/><draw:equation draw:name="f83" draw:formula="720*logheight/861"/><draw:equation draw:name="f84" draw:formula="129*logwidth/1929"/><draw:equation draw:name="f85" draw:formula="760*logheight/861"/><draw:equation draw:name="f86" draw:formula="9*logwidth/1929"/><draw:equation draw:name="f87" draw:formula="840*logheight/861"/><draw:equation draw:name="f88" draw:formula="49*logwidth/1929"/><draw:equation draw:name="f89" draw:formula="780*logheight/861"/><draw:equation draw:name="f90" draw:formula="29*logwidth/1929"/><draw:equation draw:name="f91" draw:formula="840*logheight/861"/><draw:equation draw:name="f92" draw:formula="69*logwidth/1929"/><draw:equation draw:name="f93" draw:formula="600*logheight/861"/><draw:equation draw:name="f94" draw:formula="249*logwidth/1929"/><draw:equation draw:name="f95" draw:formula="700*logheight/861"/><draw:equation draw:name="f96" draw:formula="229*logwidth/1929"/><draw:equation draw:name="f97" draw:formula="760*logheight/861"/><draw:equation draw:name="f98" draw:formula="109*logwidth/1929"/><draw:equation draw:name="f99" draw:formula="800*logheight/861"/><draw:equation draw:name="f100" draw:formula="289*logwidth/1929"/><draw:equation draw:name="f101" draw:formula="780*logheight/861"/><draw:equation draw:name="f102" draw:formula="269*logwidth/1929"/><draw:equation draw:name="f103" draw:formula="700*logheight/861"/><draw:equation draw:name="f104" draw:formula="249*logwidth/1929"/><draw:equation draw:name="f105" draw:formula="740*logheight/861"/><draw:equation draw:name="f106" draw:formula="logwidth"/><draw:equation draw:name="f107" draw:formula="logheight"/></draw:enhanced-geometry></draw:custom-shape><text:span text:style-name="T6">1</text:span><text:span text:style-name="T18"> </text:span><text:span text:style-name="T23">округление <text:s text:c="5"/>к ближайшему</text:span></text:p>
      <text:p text:style-name="P38"><text:span text:style-name="T36">0 <text:s text:c="6"/>1 <text:s text:c="46"/></text:span><text:span text:style-name="T34"><text:s/></text:span><text:span text:style-name="T36"><text:s text:c="2"/>7 <text:s text:c="6"/>8 <text:s text:c="93"/>19</text:span><text:line-break loext:clear="all"/><text:span text:style-name="T8">В</text:span><text:span text:style-name="T18"> = (</text:span><text:span text:style-name="T14">0,786</text:span><text:span text:style-name="T18">)</text:span><text:span text:style-name="T29">10</text:span><text:span text:style-name="T18"> <text:s/>= </text:span><text:span text:style-name="T21">(</text:span><text:span text:style-name="T16">0</text:span><text:span text:style-name="T21">,</text:span><text:span text:style-name="T16">C93)</text:span><text:span text:style-name="T26">16</text:span><text:span text:style-name="T14"> · 16</text:span><draw:custom-shape text:anchor-type="char" draw:z-index="7" draw:name="Полилиния 792" draw:style-name="gr4" draw:text-style-name="P56" svg:width="0.2504in" svg:height="0.1252in" svg:x="5.3335in" svg:y="-0.5264in"><text:p/><draw:enhanced-geometry draw:mirror-horizontal="false" draw:mirror-vertical="false" drawooo:sub-view-size="1929 861" draw:text-areas="0 0 ?f106 ?f107" svg:viewBox="0 0 0 0" draw:type="ooxml-non-primitive" draw:enhanced-path="M 1929 580 C 1902 474 1921 461 1829 400 1779 249 1852 429 1749 300 1639 162 1841 315 1669 200 1656 180 1649 153 1629 140 1571 104 1458 83 1389 60 1366 52 1350 31 1329 20 1310 11 1289 7 1269 0 1122 7 975 4 829 20 685 35 542 136 409 180 382 220 356 260 329 300 317 318 322 344 309 360 294 379 269 387 249 400 176 619 292 287 189 520 157 591 163 646 109 700 92 717 69 727 49 740 42 760 50 800 29 800 8 800 9 761 9 740 9 666 22 593 29 520 180 570 0 497 129 600 145 613 170 611 189 620 210 631 229 647 249 660 262 680 294 696 289 720 274 793 197 749 169 740 142 747 101 735 89 760 80 779 149 759 149 780 149 801 109 793 89 800 69 793 32 801 29 780 17 707 16 626 49 560 70 518 62 653 69 700 122 542 102 538 129 700 149 687 165 660 189 660 349 660 189 740 189 740 169 733 111 732 129 720 199 673 324 725 189 680 176 660 168 635 149 620 133 607 104 615 89 600 74 585 48 540 69 540 93 540 92 583 109 600 126 617 149 627 169 640 176 660 174 685 189 700 204 715 264 705 249 720 219 750 169 747 129 760 83 775 9 840 9 840 22 820 25 780 49 780 70 780 29 861 29 840 29 790 58 657 69 600 175 627 188 608 249 700 242 720 246 748 229 760 195 785 67 805 109 800 169 793 229 787 289 780 282 753 284 723 269 700 187 577 207 698 249 740 N"><draw:equation draw:name="f0" draw:formula="1929*logwidth/1929"/><draw:equation draw:name="f1" draw:formula="580*logheight/861"/><draw:equation draw:name="f2" draw:formula="1829*logwidth/1929"/><draw:equation draw:name="f3" draw:formula="400*logheight/861"/><draw:equation draw:name="f4" draw:formula="1749*logwidth/1929"/><draw:equation draw:name="f5" draw:formula="300*logheight/861"/><draw:equation draw:name="f6" draw:formula="1669*logwidth/1929"/><draw:equation draw:name="f7" draw:formula="200*logheight/861"/><draw:equation draw:name="f8" draw:formula="1629*logwidth/1929"/><draw:equation draw:name="f9" draw:formula="140*logheight/861"/><draw:equation draw:name="f10" draw:formula="1389*logwidth/1929"/><draw:equation draw:name="f11" draw:formula="60*logheight/861"/><draw:equation draw:name="f12" draw:formula="1329*logwidth/1929"/><draw:equation draw:name="f13" draw:formula="20*logheight/861"/><draw:equation draw:name="f14" draw:formula="1269*logwidth/1929"/><draw:equation draw:name="f15" draw:formula="0*logheight/861"/><draw:equation draw:name="f16" draw:formula="829*logwidth/1929"/><draw:equation draw:name="f17" draw:formula="20*logheight/861"/><draw:equation draw:name="f18" draw:formula="409*logwidth/1929"/><draw:equation draw:name="f19" draw:formula="180*logheight/861"/><draw:equation draw:name="f20" draw:formula="329*logwidth/1929"/><draw:equation draw:name="f21" draw:formula="300*logheight/861"/><draw:equation draw:name="f22" draw:formula="309*logwidth/1929"/><draw:equation draw:name="f23" draw:formula="360*logheight/861"/><draw:equation draw:name="f24" draw:formula="249*logwidth/1929"/><draw:equation draw:name="f25" draw:formula="400*logheight/861"/><draw:equation draw:name="f26" draw:formula="189*logwidth/1929"/><draw:equation draw:name="f27" draw:formula="520*logheight/861"/><draw:equation draw:name="f28" draw:formula="109*logwidth/1929"/><draw:equation draw:name="f29" draw:formula="700*logheight/861"/><draw:equation draw:name="f30" draw:formula="49*logwidth/1929"/><draw:equation draw:name="f31" draw:formula="740*logheight/861"/><draw:equation draw:name="f32" draw:formula="29*logwidth/1929"/><draw:equation draw:name="f33" draw:formula="800*logheight/861"/><draw:equation draw:name="f34" draw:formula="9*logwidth/1929"/><draw:equation draw:name="f35" draw:formula="740*logheight/861"/><draw:equation draw:name="f36" draw:formula="29*logwidth/1929"/><draw:equation draw:name="f37" draw:formula="520*logheight/861"/><draw:equation draw:name="f38" draw:formula="129*logwidth/1929"/><draw:equation draw:name="f39" draw:formula="600*logheight/861"/><draw:equation draw:name="f40" draw:formula="189*logwidth/1929"/><draw:equation draw:name="f41" draw:formula="620*logheight/861"/><draw:equation draw:name="f42" draw:formula="249*logwidth/1929"/><draw:equation draw:name="f43" draw:formula="660*logheight/861"/><draw:equation draw:name="f44" draw:formula="289*logwidth/1929"/><draw:equation draw:name="f45" draw:formula="720*logheight/861"/><draw:equation draw:name="f46" draw:formula="169*logwidth/1929"/><draw:equation draw:name="f47" draw:formula="740*logheight/861"/><draw:equation draw:name="f48" draw:formula="89*logwidth/1929"/><draw:equation draw:name="f49" draw:formula="760*logheight/861"/><draw:equation draw:name="f50" draw:formula="149*logwidth/1929"/><draw:equation draw:name="f51" draw:formula="780*logheight/861"/><draw:equation draw:name="f52" draw:formula="89*logwidth/1929"/><draw:equation draw:name="f53" draw:formula="800*logheight/861"/><draw:equation draw:name="f54" draw:formula="29*logwidth/1929"/><draw:equation draw:name="f55" draw:formula="780*logheight/861"/><draw:equation draw:name="f56" draw:formula="49*logwidth/1929"/><draw:equation draw:name="f57" draw:formula="560*logheight/861"/><draw:equation draw:name="f58" draw:formula="69*logwidth/1929"/><draw:equation draw:name="f59" draw:formula="700*logheight/861"/><draw:equation draw:name="f60" draw:formula="129*logwidth/1929"/><draw:equation draw:name="f61" draw:formula="700*logheight/861"/><draw:equation draw:name="f62" draw:formula="189*logwidth/1929"/><draw:equation draw:name="f63" draw:formula="660*logheight/861"/><draw:equation draw:name="f64" draw:formula="189*logwidth/1929"/><draw:equation draw:name="f65" draw:formula="740*logheight/861"/><draw:equation draw:name="f66" draw:formula="129*logwidth/1929"/><draw:equation draw:name="f67" draw:formula="720*logheight/861"/><draw:equation draw:name="f68" draw:formula="189*logwidth/1929"/><draw:equation draw:name="f69" draw:formula="680*logheight/861"/><draw:equation draw:name="f70" draw:formula="149*logwidth/1929"/><draw:equation draw:name="f71" draw:formula="620*logheight/861"/><draw:equation draw:name="f72" draw:formula="89*logwidth/1929"/><draw:equation draw:name="f73" draw:formula="600*logheight/861"/><draw:equation draw:name="f74" draw:formula="69*logwidth/1929"/><draw:equation draw:name="f75" draw:formula="540*logheight/861"/><draw:equation draw:name="f76" draw:formula="109*logwidth/1929"/><draw:equation draw:name="f77" draw:formula="600*logheight/861"/><draw:equation draw:name="f78" draw:formula="169*logwidth/1929"/><draw:equation draw:name="f79" draw:formula="640*logheight/861"/><draw:equation draw:name="f80" draw:formula="189*logwidth/1929"/><draw:equation draw:name="f81" draw:formula="700*logheight/861"/><draw:equation draw:name="f82" draw:formula="249*logwidth/1929"/><draw:equation draw:name="f83" draw:formula="720*logheight/861"/><draw:equation draw:name="f84" draw:formula="129*logwidth/1929"/><draw:equation draw:name="f85" draw:formula="760*logheight/861"/><draw:equation draw:name="f86" draw:formula="9*logwidth/1929"/><draw:equation draw:name="f87" draw:formula="840*logheight/861"/><draw:equation draw:name="f88" draw:formula="49*logwidth/1929"/><draw:equation draw:name="f89" draw:formula="780*logheight/861"/><draw:equation draw:name="f90" draw:formula="29*logwidth/1929"/><draw:equation draw:name="f91" draw:formula="840*logheight/861"/><draw:equation draw:name="f92" draw:formula="69*logwidth/1929"/><draw:equation draw:name="f93" draw:formula="600*logheight/861"/><draw:equation draw:name="f94" draw:formula="249*logwidth/1929"/><draw:equation draw:name="f95" draw:formula="700*logheight/861"/><draw:equation draw:name="f96" draw:formula="229*logwidth/1929"/><draw:equation draw:name="f97" draw:formula="760*logheight/861"/><draw:equation draw:name="f98" draw:formula="109*logwidth/1929"/><draw:equation draw:name="f99" draw:formula="800*logheight/861"/><draw:equation draw:name="f100" draw:formula="289*logwidth/1929"/><draw:equation draw:name="f101" draw:formula="780*logheight/861"/><draw:equation draw:name="f102" draw:formula="269*logwidth/1929"/><draw:equation draw:name="f103" draw:formula="700*logheight/861"/><draw:equation draw:name="f104" draw:formula="249*logwidth/1929"/><draw:equation draw:name="f105" draw:formula="740*logheight/861"/><draw:equation draw:name="f106" draw:formula="logwidth"/><draw:equation draw:name="f107" draw:formula="logheight"/></draw:enhanced-geometry></draw:custom-shape><text:span text:style-name="T34">0</text:span></text:p>
      <text:p text:style-name="P30"><draw:custom-shape text:anchor-type="char" draw:z-index="8" draw:name="Полилиния 792" draw:style-name="gr4" draw:text-style-name="P56" svg:width="0.2504in" svg:height="0.1252in" svg:x="5.3283in" svg:y="0.078in"><text:p/><draw:enhanced-geometry draw:mirror-horizontal="false" draw:mirror-vertical="false" drawooo:sub-view-size="1929 861" draw:text-areas="0 0 ?f106 ?f107" svg:viewBox="0 0 0 0" draw:type="ooxml-non-primitive" draw:enhanced-path="M 1929 580 C 1902 474 1921 461 1829 400 1779 249 1852 429 1749 300 1639 162 1841 315 1669 200 1656 180 1649 153 1629 140 1571 104 1458 83 1389 60 1366 52 1350 31 1329 20 1310 11 1289 7 1269 0 1122 7 975 4 829 20 685 35 542 136 409 180 382 220 356 260 329 300 317 318 322 344 309 360 294 379 269 387 249 400 176 619 292 287 189 520 157 591 163 646 109 700 92 717 69 727 49 740 42 760 50 800 29 800 8 800 9 761 9 740 9 666 22 593 29 520 180 570 0 497 129 600 145 613 170 611 189 620 210 631 229 647 249 660 262 680 294 696 289 720 274 793 197 749 169 740 142 747 101 735 89 760 80 779 149 759 149 780 149 801 109 793 89 800 69 793 32 801 29 780 17 707 16 626 49 560 70 518 62 653 69 700 122 542 102 538 129 700 149 687 165 660 189 660 349 660 189 740 189 740 169 733 111 732 129 720 199 673 324 725 189 680 176 660 168 635 149 620 133 607 104 615 89 600 74 585 48 540 69 540 93 540 92 583 109 600 126 617 149 627 169 640 176 660 174 685 189 700 204 715 264 705 249 720 219 750 169 747 129 760 83 775 9 840 9 840 22 820 25 780 49 780 70 780 29 861 29 840 29 790 58 657 69 600 175 627 188 608 249 700 242 720 246 748 229 760 195 785 67 805 109 800 169 793 229 787 289 780 282 753 284 723 269 700 187 577 207 698 249 740 N"><draw:equation draw:name="f0" draw:formula="1929*logwidth/1929"/><draw:equation draw:name="f1" draw:formula="580*logheight/861"/><draw:equation draw:name="f2" draw:formula="1829*logwidth/1929"/><draw:equation draw:name="f3" draw:formula="400*logheight/861"/><draw:equation draw:name="f4" draw:formula="1749*logwidth/1929"/><draw:equation draw:name="f5" draw:formula="300*logheight/861"/><draw:equation draw:name="f6" draw:formula="1669*logwidth/1929"/><draw:equation draw:name="f7" draw:formula="200*logheight/861"/><draw:equation draw:name="f8" draw:formula="1629*logwidth/1929"/><draw:equation draw:name="f9" draw:formula="140*logheight/861"/><draw:equation draw:name="f10" draw:formula="1389*logwidth/1929"/><draw:equation draw:name="f11" draw:formula="60*logheight/861"/><draw:equation draw:name="f12" draw:formula="1329*logwidth/1929"/><draw:equation draw:name="f13" draw:formula="20*logheight/861"/><draw:equation draw:name="f14" draw:formula="1269*logwidth/1929"/><draw:equation draw:name="f15" draw:formula="0*logheight/861"/><draw:equation draw:name="f16" draw:formula="829*logwidth/1929"/><draw:equation draw:name="f17" draw:formula="20*logheight/861"/><draw:equation draw:name="f18" draw:formula="409*logwidth/1929"/><draw:equation draw:name="f19" draw:formula="180*logheight/861"/><draw:equation draw:name="f20" draw:formula="329*logwidth/1929"/><draw:equation draw:name="f21" draw:formula="300*logheight/861"/><draw:equation draw:name="f22" draw:formula="309*logwidth/1929"/><draw:equation draw:name="f23" draw:formula="360*logheight/861"/><draw:equation draw:name="f24" draw:formula="249*logwidth/1929"/><draw:equation draw:name="f25" draw:formula="400*logheight/861"/><draw:equation draw:name="f26" draw:formula="189*logwidth/1929"/><draw:equation draw:name="f27" draw:formula="520*logheight/861"/><draw:equation draw:name="f28" draw:formula="109*logwidth/1929"/><draw:equation draw:name="f29" draw:formula="700*logheight/861"/><draw:equation draw:name="f30" draw:formula="49*logwidth/1929"/><draw:equation draw:name="f31" draw:formula="740*logheight/861"/><draw:equation draw:name="f32" draw:formula="29*logwidth/1929"/><draw:equation draw:name="f33" draw:formula="800*logheight/861"/><draw:equation draw:name="f34" draw:formula="9*logwidth/1929"/><draw:equation draw:name="f35" draw:formula="740*logheight/861"/><draw:equation draw:name="f36" draw:formula="29*logwidth/1929"/><draw:equation draw:name="f37" draw:formula="520*logheight/861"/><draw:equation draw:name="f38" draw:formula="129*logwidth/1929"/><draw:equation draw:name="f39" draw:formula="600*logheight/861"/><draw:equation draw:name="f40" draw:formula="189*logwidth/1929"/><draw:equation draw:name="f41" draw:formula="620*logheight/861"/><draw:equation draw:name="f42" draw:formula="249*logwidth/1929"/><draw:equation draw:name="f43" draw:formula="660*logheight/861"/><draw:equation draw:name="f44" draw:formula="289*logwidth/1929"/><draw:equation draw:name="f45" draw:formula="720*logheight/861"/><draw:equation draw:name="f46" draw:formula="169*logwidth/1929"/><draw:equation draw:name="f47" draw:formula="740*logheight/861"/><draw:equation draw:name="f48" draw:formula="89*logwidth/1929"/><draw:equation draw:name="f49" draw:formula="760*logheight/861"/><draw:equation draw:name="f50" draw:formula="149*logwidth/1929"/><draw:equation draw:name="f51" draw:formula="780*logheight/861"/><draw:equation draw:name="f52" draw:formula="89*logwidth/1929"/><draw:equation draw:name="f53" draw:formula="800*logheight/861"/><draw:equation draw:name="f54" draw:formula="29*logwidth/1929"/><draw:equation draw:name="f55" draw:formula="780*logheight/861"/><draw:equation draw:name="f56" draw:formula="49*logwidth/1929"/><draw:equation draw:name="f57" draw:formula="560*logheight/861"/><draw:equation draw:name="f58" draw:formula="69*logwidth/1929"/><draw:equation draw:name="f59" draw:formula="700*logheight/861"/><draw:equation draw:name="f60" draw:formula="129*logwidth/1929"/><draw:equation draw:name="f61" draw:formula="700*logheight/861"/><draw:equation draw:name="f62" draw:formula="189*logwidth/1929"/><draw:equation draw:name="f63" draw:formula="660*logheight/861"/><draw:equation draw:name="f64" draw:formula="189*logwidth/1929"/><draw:equation draw:name="f65" draw:formula="740*logheight/861"/><draw:equation draw:name="f66" draw:formula="129*logwidth/1929"/><draw:equation draw:name="f67" draw:formula="720*logheight/861"/><draw:equation draw:name="f68" draw:formula="189*logwidth/1929"/><draw:equation draw:name="f69" draw:formula="680*logheight/861"/><draw:equation draw:name="f70" draw:formula="149*logwidth/1929"/><draw:equation draw:name="f71" draw:formula="620*logheight/861"/><draw:equation draw:name="f72" draw:formula="89*logwidth/1929"/><draw:equation draw:name="f73" draw:formula="600*logheight/861"/><draw:equation draw:name="f74" draw:formula="69*logwidth/1929"/><draw:equation draw:name="f75" draw:formula="540*logheight/861"/><draw:equation draw:name="f76" draw:formula="109*logwidth/1929"/><draw:equation draw:name="f77" draw:formula="600*logheight/861"/><draw:equation draw:name="f78" draw:formula="169*logwidth/1929"/><draw:equation draw:name="f79" draw:formula="640*logheight/861"/><draw:equation draw:name="f80" draw:formula="189*logwidth/1929"/><draw:equation draw:name="f81" draw:formula="700*logheight/861"/><draw:equation draw:name="f82" draw:formula="249*logwidth/1929"/><draw:equation draw:name="f83" draw:formula="720*logheight/861"/><draw:equation draw:name="f84" draw:formula="129*logwidth/1929"/><draw:equation draw:name="f85" draw:formula="760*logheight/861"/><draw:equation draw:name="f86" draw:formula="9*logwidth/1929"/><draw:equation draw:name="f87" draw:formula="840*logheight/861"/><draw:equation draw:name="f88" draw:formula="49*logwidth/1929"/><draw:equation draw:name="f89" draw:formula="780*logheight/861"/><draw:equation draw:name="f90" draw:formula="29*logwidth/1929"/><draw:equation draw:name="f91" draw:formula="840*logheight/861"/><draw:equation draw:name="f92" draw:formula="69*logwidth/1929"/><draw:equation draw:name="f93" draw:formula="600*logheight/861"/><draw:equation draw:name="f94" draw:formula="249*logwidth/1929"/><draw:equation draw:name="f95" draw:formula="700*logheight/861"/><draw:equation draw:name="f96" draw:formula="229*logwidth/1929"/><draw:equation draw:name="f97" draw:formula="760*logheight/861"/><draw:equation draw:name="f98" draw:formula="109*logwidth/1929"/><draw:equation draw:name="f99" draw:formula="800*logheight/861"/><draw:equation draw:name="f100" draw:formula="289*logwidth/1929"/><draw:equation draw:name="f101" draw:formula="780*logheight/861"/><draw:equation draw:name="f102" draw:formula="269*logwidth/1929"/><draw:equation draw:name="f103" draw:formula="700*logheight/861"/><draw:equation draw:name="f104" draw:formula="249*logwidth/1929"/><draw:equation draw:name="f105" draw:formula="740*logheight/861"/><draw:equation draw:name="f106" draw:formula="logwidth"/><draw:equation draw:name="f107" draw:formula="logheight"/></draw:enhanced-geometry></draw:custom-shape><text:span text:style-name="T14"><text:s text:c="36"/></text:span><text:span text:style-name="T34">M</text:span><text:span text:style-name="T35">B</text:span></text:p>
      <text:p text:style-name="P44"><draw:frame draw:style-name="fr3" draw:name="Frame7" text:anchor-type="paragraph" svg:x="-0.0783in" svg:y="0.0346in" svg:width="5.4583in" draw:z-index="19"><draw:text-box fo:min-height="0in"><table:table table:name="Table3" table:style-name="Table3"><table:table-column table:style-name="Table3.A" table:number-columns-repeated="19"/><table:table-column table:style-name="Table3.T"/><table:table-row table:style-name="Table3.1"><table:table-cell table:style-name="Table3.A1" office:value-type="string"><text:p text:style-name="P17"><text:span text:style-name="T40">0</text:span></text:p></table:table-cell><table:table-cell table:style-name="Table3.B1" office:value-type="string"><text:p text:style-name="P17"><text:span text:style-name="T40">1</text:span></text:p></table:table-cell><table:table-cell table:style-name="Table3.C1" office:value-type="string"><text:p text:style-name="P17"><text:span text:style-name="T40">0</text:span></text:p></table:table-cell><table:table-cell table:style-name="Table3.C1" office:value-type="string"><text:p text:style-name="P17"><text:span text:style-name="T40">0</text:span></text:p></table:table-cell><table:table-cell table:style-name="Table3.C1" office:value-type="string"><text:p text:style-name="P17"><text:span text:style-name="T40">0</text:span></text:p></table:table-cell><table:table-cell table:style-name="Table3.C1" office:value-type="string"><text:p text:style-name="P17"><text:span text:style-name="T40">0</text:span></text:p></table:table-cell><table:table-cell table:style-name="Table3.C1" office:value-type="string"><text:p text:style-name="P17"><text:span text:style-name="T40">0</text:span></text:p></table:table-cell><table:table-cell table:style-name="Table3.A1" office:value-type="string"><text:p text:style-name="P16"><text:span text:style-name="T41">0</text:span></text:p></table:table-cell><table:table-cell table:style-name="Table3.B1" office:value-type="string"><text:p text:style-name="P16"><text:span text:style-name="T41">1</text:span></text:p></table:table-cell><table:table-cell table:style-name="Table3.C1" office:value-type="string"><text:p text:style-name="P17"><text:span text:style-name="T40">1</text:span></text:p></table:table-cell><table:table-cell table:style-name="Table3.C1" office:value-type="string"><text:p text:style-name="P16"><text:span text:style-name="T41">0</text:span></text:p></table:table-cell><table:table-cell table:style-name="Table3.C1" office:value-type="string"><text:p text:style-name="P16"><text:span text:style-name="T41">0</text:span></text:p></table:table-cell><table:table-cell table:style-name="Table3.C1" office:value-type="string"><text:p text:style-name="P16"><text:span text:style-name="T41">1</text:span></text:p></table:table-cell><table:table-cell table:style-name="Table3.C1" office:value-type="string"><text:p text:style-name="P16"><text:span text:style-name="T41">0</text:span></text:p></table:table-cell><table:table-cell table:style-name="Table3.C1" office:value-type="string"><text:p text:style-name="P17"><text:span text:style-name="T40">0</text:span></text:p></table:table-cell><table:table-cell table:style-name="Table3.C1" office:value-type="string"><text:p text:style-name="P16"><text:span text:style-name="T41">1</text:span></text:p></table:table-cell><table:table-cell table:style-name="Table3.C1" office:value-type="string"><text:p text:style-name="P16"><text:span text:style-name="T41">0</text:span></text:p></table:table-cell><table:table-cell table:style-name="Table3.C1" office:value-type="string"><text:p text:style-name="P17"><text:span text:style-name="T40">1</text:span></text:p></table:table-cell><table:table-cell table:style-name="Table3.C1" office:value-type="string"><text:p text:style-name="P17"><text:span text:style-name="T40">0</text:span></text:p></table:table-cell><table:table-cell table:style-name="Table3.C1" office:value-type="string"><text:p text:style-name="P16"><text:span text:style-name="T41">0</text:span></text:p></table:table-cell></table:table-row></table:table></draw:text-box></draw:frame><text:span text:style-name="T5">1 </text:span><text:span text:style-name="T23">округление <text:s text:c="5"/>к ближайшему</text:span></text:p>
      <text:p text:style-name="P29"><text:span text:style-name="T36"><text:s/>0 <text:s text:c="6"/>1</text:span><text:span text:style-name="T18"> <text:s text:c="30"/></text:span><text:span text:style-name="T36"><text:s text:c="3"/>7 <text:s text:c="5"/>8 <text:s text:c="93"/>19</text:span><text:span text:style-name="T18"> <text:s text:c="13"/></text:span></text:p>
      <text:p text:style-name="P35"><text:span text:style-name="T11">X</text:span><text:span text:style-name="T27">A</text:span><text:span text:style-name="T18"> <text:s/>= _1 <text:s text:c="2"/>0 <text:s text:c="2"/>0 <text:s/>0 <text:s text:c="2"/>0 <text:s text:c="2"/>0 <text:s text:c="2"/>0 </text:span></text:p>
      <text:p text:style-name="P35"><text:span text:style-name="T12">X</text:span><text:span text:style-name="T28">B</text:span><text:span text:style-name="T21"> <text:s/>= <text:s/>1 <text:s text:c="2"/>0 <text:s text:c="2"/>0 <text:s text:c="2"/>0 <text:s text:c="2"/>0 <text:s text:c="2"/>0 <text:s text:c="2"/>0 <text:s/></text:span></text:p>
      <text:p text:style-name="P35"><text:span text:style-name="T18">(</text:span><text:span text:style-name="T11">X</text:span><text:span text:style-name="T27">A</text:span><text:span text:style-name="T8">-</text:span><text:span text:style-name="T11">X</text:span><text:span text:style-name="T27">B</text:span><text:span text:style-name="T18">)</text:span><text:span text:style-name="T29">доп.</text:span><text:span text:style-name="T18">= <text:s/>0 <text:s text:c="2"/>0 <text:s text:c="2"/>0 <text:s text:c="2"/>0 <text:s text:c="2"/>0 <text:s text:c="2"/>0 <text:s text:c="2"/>0</text:span></text:p>
      <text:p text:style-name="P35"><text:span text:style-name="T18">(</text:span><text:span text:style-name="T11">X</text:span><text:span text:style-name="T27">A</text:span><text:span text:style-name="T8">-</text:span><text:span text:style-name="T11">X</text:span><text:span text:style-name="T27">B</text:span><text:span text:style-name="T18">)</text:span><text:span text:style-name="T29">.</text:span><text:span text:style-name="T18"> = 0; <text:s/></text:span><text:span text:style-name="T8">Х</text:span><text:span text:style-name="T31">С </text:span><text:span text:style-name="T8">= Х</text:span><text:span text:style-name="T31">В</text:span><text:span text:style-name="T8"> = </text:span><text:span text:style-name="T18">0</text:span><text:span text:style-name="T8">.</text:span></text:p>
      <text:p text:style-name="P29"><text:span text:style-name="T18"><text:s text:c="3"/></text:span></text:p>
      <text:p text:style-name="P38"><text:span text:style-name="T6">а) Оба операнда положительные (</text:span><text:span text:style-name="T7">А</text:span><text:span text:style-name="T6">&gt;0, </text:span><text:span text:style-name="T13">B</text:span><text:span text:style-name="T6">&gt;0):</text:span><text:span text:style-name="T33"> </text:span></text:p>
      <text:p text:style-name="P20"/>
      <text:p text:style-name="P39"><text:span text:style-name="T18">М</text:span><text:span text:style-name="T31">А</text:span><text:span text:style-name="T18"> = <text:s text:c="4"/>. 0 <text:s text:c="2"/>0 <text:s text:c="2"/>1 <text:s text:c="2"/>1 <text:s text:c="2"/>1 <text:s text:c="2"/>1 <text:s text:c="2"/>1 <text:s text:c="2"/>0 <text:s text:c="2"/>1 <text:s text:c="2"/>1 <text:s text:c="2"/>0 <text:s text:c="2"/>0 <text:s text:c="2"/></text:span><draw:custom-shape text:anchor-type="char" draw:z-index="1" draw:name="Надпись 816" draw:style-name="gr7" draw:text-style-name="P57" svg:width="0.2433in" svg:height="0.2697in" svg:x="0.8091in" svg:y="0.0937in"><text:p text:style-name="Frame_20_contents"><text:span text:style-name="T1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9"><text:span text:style-name="T18">М</text:span><text:span text:style-name="T31">В</text:span><text:span text:style-name="T18"> </text:span><text:span text:style-name="T21">= <text:s text:c="4"/>. 1 <text:s text:c="2"/>1 <text:s text:c="2"/>0 <text:s text:c="2"/>0 <text:s text:c="2"/>1 <text:s text:c="2"/>0 <text:s text:c="2"/>0 <text:s text:c="2"/>1 <text:s text:c="2"/>0 <text:s text:c="2"/>1 <text:s text:c="2"/>0 <text:s text:c="2"/>0</text:span></text:p>
      <text:p text:style-name="P45"><text:span text:style-name="T18">М</text:span><text:span text:style-name="T31">С</text:span><text:span text:style-name="T18"> <text:s/>= <text:s/>1. 0 <text:s text:c="2"/>0 <text:s text:c="2"/>0 <text:s text:c="2"/>0 <text:s text:c="2"/>1 <text:s text:c="2"/>0 <text:s text:c="2"/>0 <text:s text:c="2"/>0 <text:s text:c="2"/>0 <text:s text:c="2"/>0 <text:s text:c="2"/>0 <text:s text:c="2"/>0</text:span></text:p>
      <text:p text:style-name="P22"/>
      <text:p text:style-name="P46"><draw:frame draw:style-name="fr1" draw:name="Frame8" text:anchor-type="paragraph" svg:y="0.0646in" svg:width="5.4583in" draw:z-index="20"><draw:text-box fo:min-height="0in"><table:table table:name="Table4" table:style-name="Table4"><table:table-column table:style-name="Table4.A" table:number-columns-repeated="19"/><table:table-column table:style-name="Table4.T"/><table:table-row table:style-name="Table4.1"><table:table-cell table:style-name="Table4.A1" office:value-type="string"><text:p text:style-name="P17"><text:span text:style-name="T40">0</text:span></text:p></table:table-cell><table:table-cell table:style-name="Table4.B1" office:value-type="string"><text:p text:style-name="P17"><text:span text:style-name="T40">1</text:span></text:p></table:table-cell><table:table-cell table:style-name="Table4.C1" office:value-type="string"><text:p text:style-name="P17"><text:span text:style-name="T40">0</text:span></text:p></table:table-cell><table:table-cell table:style-name="Table4.C1" office:value-type="string"><text:p text:style-name="P17"><text:span text:style-name="T40">0</text:span></text:p></table:table-cell><table:table-cell table:style-name="Table4.C1" office:value-type="string"><text:p text:style-name="P17"><text:span text:style-name="T40">0</text:span></text:p></table:table-cell><table:table-cell table:style-name="Table4.C1" office:value-type="string"><text:p text:style-name="P17"><text:span text:style-name="T40">0</text:span></text:p></table:table-cell><table:table-cell table:style-name="Table4.C1" office:value-type="string"><text:p text:style-name="P17"><text:span text:style-name="T40">0</text:span></text:p></table:table-cell><table:table-cell table:style-name="Table4.A1" office:value-type="string"><text:p text:style-name="P16"><text:span text:style-name="T41">0</text:span></text:p></table:table-cell><table:table-cell table:style-name="Table4.B1" office:value-type="string"><text:p text:style-name="P16"><text:span text:style-name="T41">1</text:span></text:p></table:table-cell><table:table-cell table:style-name="Table4.C1" office:value-type="string"><text:p text:style-name="P16"><text:span text:style-name="T41">0</text:span></text:p></table:table-cell><table:table-cell table:style-name="Table4.C1" office:value-type="string"><text:p text:style-name="P16"><text:span text:style-name="T41">0</text:span></text:p></table:table-cell><table:table-cell table:style-name="Table4.C1" office:value-type="string"><text:p text:style-name="P16"><text:span text:style-name="T41">0</text:span></text:p></table:table-cell><table:table-cell table:style-name="Table4.C1" office:value-type="string"><text:p text:style-name="P16"><text:span text:style-name="T41">0</text:span></text:p></table:table-cell><table:table-cell table:style-name="Table4.C1" office:value-type="string"><text:p text:style-name="P16"><text:span text:style-name="T41">1</text:span></text:p></table:table-cell><table:table-cell table:style-name="Table4.C1" office:value-type="string"><text:p text:style-name="P16"><text:span text:style-name="T41">0</text:span></text:p></table:table-cell><table:table-cell table:style-name="Table4.C1" office:value-type="string"><text:p text:style-name="P16"><text:span text:style-name="T41">0</text:span></text:p></table:table-cell><table:table-cell table:style-name="Table4.C1" office:value-type="string"><text:p text:style-name="P16"><text:span text:style-name="T41">0</text:span></text:p></table:table-cell><table:table-cell table:style-name="Table4.C1" office:value-type="string"><text:p text:style-name="P16"><text:span text:style-name="T41">0</text:span></text:p></table:table-cell><table:table-cell table:style-name="Table4.C1" office:value-type="string"><text:p text:style-name="P16"><text:span text:style-name="T41">0</text:span></text:p></table:table-cell><table:table-cell table:style-name="Table4.C1" office:value-type="string"><text:p text:style-name="P16"><text:span text:style-name="T41">0</text:span></text:p></table:table-cell></table:table-row></table:table></draw:text-box></draw:frame><text:span text:style-name="T18"><text:s/></text:span><text:span text:style-name="T8">С</text:span></text:p>
      <text:p text:style-name="P47"/>
      <text:p text:style-name="P27"><text:span text:style-name="T36"><text:s text:c="17"/>0 <text:s text:c="5"/>1</text:span><text:span text:style-name="T18"> <text:s text:c="29"/></text:span><text:span text:style-name="T36"><text:s text:c="3"/>7 <text:s text:c="4"/>8 <text:s text:c="81"/>19</text:span><text:span text:style-name="T18"> <text:s text:c="5"/></text:span></text:p>
      <text:p text:style-name="P31"><text:span text:style-name="T8">С</text:span><text:span text:style-name="T36">*</text:span><text:span text:style-name="T18"> = М</text:span><text:span text:style-name="T31">С</text:span><text:span text:style-name="T18"> · 16</text:span><text:span text:style-name="T36">Р</text:span><text:span text:style-name="T38">с</text:span><text:span text:style-name="T18"> = (</text:span><text:span text:style-name="T14">1</text:span><text:span text:style-name="T18">,</text:span><text:span text:style-name="T14">08</text:span><text:span text:style-name="T18">)</text:span><text:span text:style-name="T29">16</text:span><text:span text:style-name="T18"> · 16</text:span><text:span text:style-name="T36">0</text:span><text:span text:style-name="T18"> = (</text:span><text:span text:style-name="T14">1</text:span><text:span text:style-name="T18">,0</text:span><text:span text:style-name="T14">8</text:span><text:span text:style-name="T18">)</text:span><text:span text:style-name="T29">16</text:span><text:span text:style-name="T18"> = 1</text:span><text:span text:style-name="T14">,03125</text:span><text:span text:style-name="T18">.</text:span></text:p>
      <text:p text:style-name="P50"><text:soft-page-break/><text:span text:style-name="T42"></text:span><text:span text:style-name="T9">С</text:span><text:span text:style-name="T19"> = </text:span><text:span text:style-name="T9">С</text:span><text:span text:style-name="T30">Т</text:span><text:span text:style-name="T19"> - </text:span><text:span text:style-name="T9">С</text:span><text:span text:style-name="T37">*</text:span><text:span text:style-name="T19"> = 1,031–1</text:span><text:span text:style-name="T15">,03125</text:span><text:span text:style-name="T19"> = -0,00025</text:span><text:span text:style-name="T18">,</text:span></text:p>
      <text:p text:style-name="P46"><text:span text:style-name="T18">где </text:span><text:span text:style-name="T42"></text:span><text:span text:style-name="T8">С</text:span><text:span text:style-name="T18"> –абсолютная погрешность;</text:span></text:p>
      <text:p text:style-name="P46"><text:span text:style-name="T18"><text:s text:c="7"/></text:span><text:span text:style-name="T8">С</text:span><text:span text:style-name="T29">Т</text:span><text:span text:style-name="T18"> –точное значение;</text:span></text:p>
      <text:p text:style-name="P46"><text:span text:style-name="T18"><text:s text:c="7"/></text:span><text:span text:style-name="T8">С</text:span><text:span text:style-name="T36">*</text:span><text:span text:style-name="T18"> - приближенное значение.</text:span></text:p>
      <text:p text:style-name="P50"><text:span text:style-name="T18">δ</text:span><text:span text:style-name="T8">С</text:span><text:span text:style-name="T18"> = </text:span><draw:frame draw:style-name="fr5" draw:name="Object1" text:anchor-type="as-char" svg:width="0.4256in" svg:height="0.6484in" draw:z-index="28"><draw:object xlink:href="./Object 1" xlink:type="simple" xlink:show="embed" xlink:actuate="onLoad"/><draw:image xlink:href="./ObjectReplacements/Object 1" xlink:type="simple" xlink:show="embed" xlink:actuate="onLoad"/></draw:frame><text:span text:style-name="T18">· 100% = </text:span><draw:frame draw:style-name="fr4" draw:name="Object2" text:anchor-type="as-char" svg:width="1.2252in" svg:height="0.3929in" draw:z-index="29"><draw:object xlink:href="./Object 2" xlink:type="simple" xlink:show="embed" xlink:actuate="onLoad"/><draw:image xlink:href="./ObjectReplacements/Object 2" xlink:type="simple" xlink:show="embed" xlink:actuate="onLoad"/></draw:frame><text:span text:style-name="T18"><text:s/>= 0,024%,</text:span></text:p>
      <text:p text:style-name="Standard"><text:span text:style-name="T18">где δ</text:span><text:span text:style-name="T8">С</text:span><text:span text:style-name="T18"> – относительная погрешность.</text:span></text:p>
      <text:p text:style-name="P38"><text:span text:style-name="T6">б) </text:span><text:span text:style-name="T7">А</text:span><text:span text:style-name="T6">&lt;0, </text:span><text:span text:style-name="T13">B</text:span><text:span text:style-name="T6">&gt;0.</text:span></text:p>
      <text:p text:style-name="P36"><text:span text:style-name="T18">Сложение мантисс будем проводить их прямым вычитанием. В качестве уменьшаемого используем мантиссу положительного операнда (</text:span><text:span text:style-name="T8">В</text:span><text:span text:style-name="T18">);</text:span></text:p>
      <text:p text:style-name="P26"/>
      <text:p text:style-name="P40"><draw:line text:anchor-type="char" draw:z-index="5" draw:name="Прямая соединительная линия 817" draw:style-name="gr1" draw:text-style-name="P56" svg:x1="2.0098in" svg:y1="0.2799in" svg:x2="2.1449in" svg:y2="0.2803in"><text:p/></draw:line><draw:custom-shape text:anchor-type="char" draw:z-index="0" draw:name="Надпись 818" draw:style-name="gr5" draw:text-style-name="P57" svg:width="0.1252in" svg:height="0.2504in" svg:x="0.4272in" svg:y="0.1327in"><text:p text:style-name="Frame_20_contents"><text:span text:style-name="T43">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8"><text:s text:c="2"/>2,3) М</text:span><text:span text:style-name="T31">В</text:span><text:span text:style-name="T18"> = . </text:span><text:span text:style-name="T21">1 <text:s text:c="2"/>1 <text:s text:c="2"/>0 <text:s text:c="2"/>0 <text:s text:c="2"/>1 <text:s text:c="2"/>0 <text:s text:c="2"/>0 <text:s text:c="2"/>1 <text:s text:c="2"/>0 <text:s text:c="2"/>1 <text:s text:c="2"/>0 <text:s text:c="2"/>0</text:span><text:span text:style-name="T18"><text:line-break/> <text:s text:c="9"/></text:span><text:span text:style-name="T21">М</text:span><text:span text:style-name="T32">А</text:span><text:span text:style-name="T21"> = . </text:span><text:span text:style-name="T18">0 <text:s text:c="2"/>0 <text:s text:c="2"/>1 <text:s text:c="2"/>1 <text:s text:c="2"/>1 <text:s text:c="2"/>1 <text:s text:c="2"/>1 <text:s text:c="2"/>0 <text:s text:c="2"/>1 <text:s text:c="2"/>1 <text:s text:c="2"/>0 <text:s text:c="2"/>0</text:span><text:span text:style-name="T21"> <text:s text:c="2"/></text:span></text:p>
      <text:p text:style-name="P38"><text:span text:style-name="T18"><text:s text:c="10"/>М</text:span><text:span text:style-name="T31">С</text:span><text:span text:style-name="T18"> =1. 1 <text:s text:c="2"/>0 <text:s text:c="2"/>0 <text:s text:c="2"/>0 <text:s text:c="2"/>1 <text:s text:c="2"/>0 <text:s text:c="2"/>1 <text:s text:c="2"/>0 <text:s text:c="2"/>1 <text:s text:c="2"/>0 <text:s text:c="2"/>0 <text:s text:c="2"/>0</text:span></text:p>
      <text:p text:style-name="P46"><text:span text:style-name="T18">Результат сложения нормализован.</text:span></text:p>
      <text:p text:style-name="P52"><draw:frame draw:style-name="fr1" draw:name="Frame9" text:anchor-type="paragraph" svg:y="0.039in" svg:width="5.4583in" draw:z-index="21"><draw:text-box fo:min-height="0in"><table:table table:name="Table5" table:style-name="Table5"><table:table-column table:style-name="Table5.A" table:number-columns-repeated="19"/><table:table-column table:style-name="Table5.T"/><table:table-row table:style-name="Table5.1"><table:table-cell table:style-name="Table5.A1" office:value-type="string"><text:p text:style-name="P17"><text:span text:style-name="T40">0</text:span></text:p></table:table-cell><table:table-cell table:style-name="Table5.B1" office:value-type="string"><text:p text:style-name="P17"><text:span text:style-name="T40">1</text:span></text:p></table:table-cell><table:table-cell table:style-name="Table5.C1" office:value-type="string"><text:p text:style-name="P17"><text:span text:style-name="T40">0</text:span></text:p></table:table-cell><table:table-cell table:style-name="Table5.C1" office:value-type="string"><text:p text:style-name="P17"><text:span text:style-name="T40">0</text:span></text:p></table:table-cell><table:table-cell table:style-name="Table5.C1" office:value-type="string"><text:p text:style-name="P17"><text:span text:style-name="T40">0</text:span></text:p></table:table-cell><table:table-cell table:style-name="Table5.C1" office:value-type="string"><text:p text:style-name="P17"><text:span text:style-name="T40">0</text:span></text:p></table:table-cell><table:table-cell table:style-name="Table5.C1" office:value-type="string"><text:p text:style-name="P17"><text:span text:style-name="T40">0</text:span></text:p></table:table-cell><table:table-cell table:style-name="Table5.A1" office:value-type="string"><text:p text:style-name="P16"><text:span text:style-name="T41">0</text:span></text:p></table:table-cell><table:table-cell table:style-name="Table5.B1" office:value-type="string"><text:p text:style-name="P16"><text:span text:style-name="T41">1</text:span></text:p></table:table-cell><table:table-cell table:style-name="Table5.C1" office:value-type="string"><text:p text:style-name="P16"><text:span text:style-name="T41">0</text:span></text:p></table:table-cell><table:table-cell table:style-name="Table5.C1" office:value-type="string"><text:p text:style-name="P16"><text:span text:style-name="T41">0</text:span></text:p></table:table-cell><table:table-cell table:style-name="Table5.C1" office:value-type="string"><text:p text:style-name="P16"><text:span text:style-name="T41">0</text:span></text:p></table:table-cell><table:table-cell table:style-name="Table5.C1" office:value-type="string"><text:p text:style-name="P16"><text:span text:style-name="T41">1</text:span></text:p></table:table-cell><table:table-cell table:style-name="Table5.C1" office:value-type="string"><text:p text:style-name="P16"><text:span text:style-name="T41">0</text:span></text:p></table:table-cell><table:table-cell table:style-name="Table5.C1" office:value-type="string"><text:p text:style-name="P16"><text:span text:style-name="T41">1</text:span></text:p></table:table-cell><table:table-cell table:style-name="Table5.C1" office:value-type="string"><text:p text:style-name="P16"><text:span text:style-name="T41">0</text:span></text:p></table:table-cell><table:table-cell table:style-name="Table5.C1" office:value-type="string"><text:p text:style-name="P16"><text:span text:style-name="T41">1</text:span></text:p></table:table-cell><table:table-cell table:style-name="Table5.C1" office:value-type="string"><text:p text:style-name="P16"><text:span text:style-name="T41">0</text:span></text:p></table:table-cell><table:table-cell table:style-name="Table5.C1" office:value-type="string"><text:p text:style-name="P16"><text:span text:style-name="T41">0</text:span></text:p></table:table-cell><table:table-cell table:style-name="Table5.C1" office:value-type="string"><text:p text:style-name="P16"><text:span text:style-name="T41">0</text:span></text:p></table:table-cell></table:table-row></table:table></draw:text-box></draw:frame><text:span text:style-name="T8">С</text:span></text:p>
      <text:p text:style-name="P29"><text:span text:style-name="T18"><text:s text:c="12"/></text:span><text:span text:style-name="T36">0 <text:s text:c="5"/>1</text:span><text:span text:style-name="T18"> <text:s text:c="29"/></text:span><text:span text:style-name="T36"><text:s text:c="3"/>7 <text:s text:c="5"/>8 <text:s text:c="80"/>19</text:span><text:span text:style-name="T18"> <text:s text:c="5"/></text:span></text:p>
      <text:p text:style-name="P32"><text:span text:style-name="T8">С</text:span><text:span text:style-name="T36">*</text:span><text:span text:style-name="T18"> = М</text:span><text:span text:style-name="T31">С</text:span><text:span text:style-name="T18"> · 16</text:span><text:span text:style-name="T36">Р</text:span><text:span text:style-name="T38">с</text:span><text:span text:style-name="T18"> = (0,</text:span><text:span text:style-name="T14">8A8</text:span><text:span text:style-name="T18">)</text:span><text:span text:style-name="T29">16</text:span><text:span text:style-name="T18"> · 16</text:span><text:span text:style-name="T36">0</text:span><text:span text:style-name="T18"> = (0,</text:span><text:span text:style-name="T14">8A8</text:span><text:span text:style-name="T18">)</text:span><text:span text:style-name="T29">16</text:span><text:span text:style-name="T18"> = 0.541015625.</text:span></text:p>
      <text:p text:style-name="P46"><text:span text:style-name="T19"><text:s text:c="8"/></text:span><text:span text:style-name="T42"></text:span><text:span text:style-name="T9">С</text:span><text:span text:style-name="T19"> = </text:span><text:span text:style-name="T9">С</text:span><text:span text:style-name="T30">Т</text:span><text:span text:style-name="T19"> - </text:span><text:span text:style-name="T9">С</text:span><text:span text:style-name="T37">*</text:span><text:span text:style-name="T19"> = 0,541 – </text:span><text:span text:style-name="T18">0.541015625</text:span><text:span text:style-name="T19"> = -0,000015625</text:span><text:span text:style-name="T18">,</text:span></text:p>
      <text:p text:style-name="P50"><text:span text:style-name="T18">δ</text:span><text:span text:style-name="T8">С</text:span><text:span text:style-name="T18"> = </text:span><draw:frame draw:style-name="fr5" draw:name="Object3" text:anchor-type="as-char" svg:width="0.4256in" svg:height="0.6484in" draw:z-index="30"><draw:object xlink:href="./Object 3" xlink:type="simple" xlink:show="embed" xlink:actuate="onLoad"/><draw:image xlink:href="./ObjectReplacements/Object 3" xlink:type="simple" xlink:show="embed" xlink:actuate="onLoad"/></draw:frame><text:span text:style-name="T18">· 100% = </text:span><draw:frame draw:style-name="fr4" draw:name="Object4" text:anchor-type="as-char" svg:width="1.5575in" svg:height="0.3929in" draw:z-index="31"><draw:object xlink:href="./Object 4" xlink:type="simple" xlink:show="embed" xlink:actuate="onLoad"/><draw:image xlink:href="./ObjectReplacements/Object 4" xlink:type="simple" xlink:show="embed" xlink:actuate="onLoad"/></draw:frame><text:span text:style-name="T18"><text:s/>= 0,00288%.</text:span></text:p>
      <text:p text:style-name="P38"><text:span text:style-name="T6">в) </text:span><text:span text:style-name="T7">А</text:span><text:span text:style-name="T6">&gt;0, </text:span><text:span text:style-name="T13">B</text:span><text:span text:style-name="T6">&lt;0.</text:span></text:p>
      <text:p text:style-name="P40"><text:span text:style-name="T18">2,3) М</text:span><text:span text:style-name="T31">В</text:span><text:span text:style-name="T18"> = . </text:span><text:span text:style-name="T21">1 <text:s text:c="2"/>1 <text:s text:c="2"/>0 <text:s text:c="2"/>0 <text:s text:c="2"/>1 <text:s text:c="2"/>0 <text:s text:c="2"/>0 <text:s text:c="2"/>1 <text:s text:c="2"/>0 <text:s text:c="2"/>1 <text:s text:c="2"/>0 <text:s text:c="2"/>0</text:span><text:span text:style-name="T18"><text:line-break/> <text:s text:c="9"/></text:span><text:span text:style-name="T21">М</text:span><text:span text:style-name="T32">А</text:span><text:span text:style-name="T21"> = . </text:span><text:span text:style-name="T18">0 <text:s text:c="2"/>0 <text:s text:c="2"/>1 <text:s text:c="2"/>1 <text:s text:c="2"/>1 <text:s text:c="2"/>1 <text:s text:c="2"/>1 <text:s text:c="2"/>0 <text:s text:c="2"/>1 <text:s text:c="2"/>1 <text:s text:c="2"/>0 <text:s text:c="2"/>0</text:span><text:span text:style-name="T21"> <text:s text:c="2"/></text:span></text:p>
      <text:p text:style-name="P38"><text:span text:style-name="T18"><text:s text:c="10"/>М</text:span><text:span text:style-name="T31">С</text:span><text:span text:style-name="T18"> =1. 1 <text:s text:c="2"/>0 <text:s text:c="2"/>0 <text:s text:c="2"/>0 <text:s text:c="2"/>1 <text:s text:c="2"/>0 <text:s text:c="2"/>1 <text:s text:c="2"/>0 <text:s text:c="2"/>1 <text:s text:c="2"/>0 <text:s text:c="2"/>0 <text:s text:c="2"/>0</text:span></text:p>
      <text:p text:style-name="P46"><text:span text:style-name="T18">Результат сложения нормализован.</text:span></text:p>
      <text:p text:style-name="P52"><draw:frame draw:style-name="fr1" draw:name="Frame10" text:anchor-type="paragraph" svg:y="0.039in" svg:width="5.4583in" draw:z-index="22"><draw:text-box fo:min-height="0in"><table:table table:name="Table6" table:style-name="Table6"><table:table-column table:style-name="Table6.A" table:number-columns-repeated="19"/><table:table-column table:style-name="Table6.T"/><table:table-row table:style-name="Table6.1"><table:table-cell table:style-name="Table6.A1" office:value-type="string"><text:p text:style-name="P16"><text:span text:style-name="T41">1</text:span></text:p></table:table-cell><table:table-cell table:style-name="Table6.B1" office:value-type="string"><text:p text:style-name="P17"><text:span text:style-name="T40">1</text:span></text:p></table:table-cell><table:table-cell table:style-name="Table6.C1" office:value-type="string"><text:p text:style-name="P17"><text:span text:style-name="T40">0</text:span></text:p></table:table-cell><table:table-cell table:style-name="Table6.C1" office:value-type="string"><text:p text:style-name="P17"><text:span text:style-name="T40">0</text:span></text:p></table:table-cell><table:table-cell table:style-name="Table6.C1" office:value-type="string"><text:p text:style-name="P17"><text:span text:style-name="T40">0</text:span></text:p></table:table-cell><table:table-cell table:style-name="Table6.C1" office:value-type="string"><text:p text:style-name="P17"><text:span text:style-name="T40">0</text:span></text:p></table:table-cell><table:table-cell table:style-name="Table6.C1" office:value-type="string"><text:p text:style-name="P17"><text:span text:style-name="T40">0</text:span></text:p></table:table-cell><table:table-cell table:style-name="Table6.A1" office:value-type="string"><text:p text:style-name="P16"><text:span text:style-name="T41">0</text:span></text:p></table:table-cell><table:table-cell table:style-name="Table6.B1" office:value-type="string"><text:p text:style-name="P16"><text:span text:style-name="T41">1</text:span></text:p></table:table-cell><table:table-cell table:style-name="Table6.C1" office:value-type="string"><text:p text:style-name="P16"><text:span text:style-name="T41">0</text:span></text:p></table:table-cell><table:table-cell table:style-name="Table6.C1" office:value-type="string"><text:p text:style-name="P16"><text:span text:style-name="T41">0</text:span></text:p></table:table-cell><table:table-cell table:style-name="Table6.C1" office:value-type="string"><text:p text:style-name="P16"><text:span text:style-name="T41">0</text:span></text:p></table:table-cell><table:table-cell table:style-name="Table6.C1" office:value-type="string"><text:p text:style-name="P16"><text:span text:style-name="T41">1</text:span></text:p></table:table-cell><table:table-cell table:style-name="Table6.C1" office:value-type="string"><text:p text:style-name="P16"><text:span text:style-name="T41">0</text:span></text:p></table:table-cell><table:table-cell table:style-name="Table6.C1" office:value-type="string"><text:p text:style-name="P16"><text:span text:style-name="T41">1</text:span></text:p></table:table-cell><table:table-cell table:style-name="Table6.C1" office:value-type="string"><text:p text:style-name="P16"><text:span text:style-name="T41">0</text:span></text:p></table:table-cell><table:table-cell table:style-name="Table6.C1" office:value-type="string"><text:p text:style-name="P16"><text:span text:style-name="T41">1</text:span></text:p></table:table-cell><table:table-cell table:style-name="Table6.C1" office:value-type="string"><text:p text:style-name="P16"><text:span text:style-name="T41">0</text:span></text:p></table:table-cell><table:table-cell table:style-name="Table6.C1" office:value-type="string"><text:p text:style-name="P16"><text:span text:style-name="T41">0</text:span></text:p></table:table-cell><table:table-cell table:style-name="Table6.C1" office:value-type="string"><text:p text:style-name="P16"><text:span text:style-name="T41">0</text:span></text:p></table:table-cell></table:table-row></table:table></draw:text-box></draw:frame><text:span text:style-name="T8">С</text:span></text:p>
      <text:p text:style-name="P29"><text:span text:style-name="T18"><text:s text:c="12"/></text:span><text:span text:style-name="T36">0 <text:s text:c="5"/>1</text:span><text:span text:style-name="T18"> <text:s text:c="29"/></text:span><text:span text:style-name="T36"><text:s text:c="3"/>7 <text:s text:c="5"/>8 <text:s text:c="80"/>19</text:span><text:span text:style-name="T18"> <text:s text:c="5"/></text:span></text:p>
      <text:p text:style-name="P32"><text:span text:style-name="T8">С</text:span><text:span text:style-name="T36">*</text:span><text:span text:style-name="T18"> = М</text:span><text:span text:style-name="T31">С</text:span><text:span text:style-name="T18"> · 16</text:span><text:span text:style-name="T36">Р</text:span><text:span text:style-name="T38">с</text:span><text:span text:style-name="T18"> = (</text:span><text:span text:style-name="T14">-</text:span><text:span text:style-name="T18">0,</text:span> <text:span text:style-name="T14">8A8</text:span><text:span text:style-name="T18">)</text:span><text:span text:style-name="T29">16</text:span><text:span text:style-name="T18"> · 16</text:span><text:span text:style-name="T34">0</text:span><text:span text:style-name="T18"> = (</text:span><text:span text:style-name="T14">-0</text:span><text:span text:style-name="T18">,</text:span><text:span text:style-name="T14">8A8</text:span><text:span text:style-name="T18">)</text:span><text:span text:style-name="T29">16</text:span><text:span text:style-name="T18"> = </text:span><text:span text:style-name="T14">-</text:span><text:span text:style-name="T18">0.541015625.</text:span></text:p>
      <text:p text:style-name="P46"><text:span text:style-name="T19"><text:s text:c="8"/></text:span><text:span text:style-name="T42"></text:span><text:span text:style-name="T9">С</text:span><text:span text:style-name="T19"> = </text:span><text:span text:style-name="T9">С</text:span><text:span text:style-name="T30">Т</text:span><text:span text:style-name="T19"> - </text:span><text:span text:style-name="T9">С</text:span><text:span text:style-name="T37">*</text:span><text:span text:style-name="T19"> = -0,541 </text:span><text:span text:style-name="T15">+</text:span><text:span text:style-name="T19"> </text:span><text:span text:style-name="T18">0.541015625</text:span><text:span text:style-name="T19">= 0,000015625</text:span><text:span text:style-name="T18">,</text:span></text:p>
      <text:p text:style-name="P50"><text:span text:style-name="T18">δ</text:span><text:span text:style-name="T8">С</text:span><text:span text:style-name="T18"> = </text:span><draw:frame draw:style-name="fr5" draw:name="Object5" text:anchor-type="as-char" svg:width="0.4327in" svg:height="0.6417in" draw:z-index="32"><draw:object xlink:href="./Object 5" xlink:type="simple" xlink:show="embed" xlink:actuate="onLoad"/><draw:image xlink:href="./ObjectReplacements/Object 5" xlink:type="simple" xlink:show="embed" xlink:actuate="onLoad"/></draw:frame><text:span text:style-name="T18">· 100% =</text:span><text:span text:style-name="T14"> </text:span><draw:frame draw:style-name="fr4" draw:name="Object6" text:anchor-type="as-char" svg:width="1.4717in" svg:height="0.3929in" draw:z-index="33"><draw:object xlink:href="./Object 6" xlink:type="simple" xlink:show="embed" xlink:actuate="onLoad"/><draw:image xlink:href="./ObjectReplacements/Object 6" xlink:type="simple" xlink:show="embed" xlink:actuate="onLoad"/></draw:frame><text:span text:style-name="T18"><text:s/>= </text:span><text:span text:style-name="T14">0</text:span><text:span text:style-name="T18">,00288%.</text:span></text:p>
      <text:p text:style-name="P23"/>
      <text:p text:style-name="P23"/>
      <text:p text:style-name="P23"/>
      <text:p text:style-name="P23"/>
      <text:p text:style-name="P23"/>
      <text:p text:style-name="P23"/>
      <text:p text:style-name="P23"><text:soft-page-break/></text:p>
      <text:p text:style-name="P33"><text:span text:style-name="T18">2. Формат </text:span><text:span text:style-name="T8">Ф2</text:span><text:span text:style-name="T18">.</text:span></text:p>
      <text:p text:style-name="P5"><text:span text:style-name="T8">А</text:span><text:span text:style-name="T18"> = (0,</text:span><text:span text:style-name="T14">245</text:span><text:span text:style-name="T18">)</text:span><text:span text:style-name="T29">10</text:span><text:span text:style-name="T18"> = (0,3</text:span><text:span text:style-name="T14">EB</text:span><text:span text:style-name="T18">)</text:span><text:span text:style-name="T29">16</text:span><text:span text:style-name="T18"> = (0.111110101000)</text:span><text:span text:style-name="T29">2 </text:span><text:span text:style-name="T18">· 2</text:span><text:span text:style-name="T36">-2</text:span></text:p>
      <text:p text:style-name="P48"><draw:frame draw:style-name="fr3" draw:name="Frame11" text:anchor-type="paragraph" svg:x="-0.0783in" svg:y="0.1in" svg:width="5.4327in" draw:z-index="23"><draw:text-box fo:min-height="0in"><table:table table:name="Table7" table:style-name="Table7"><table:table-column table:style-name="Table7.A"/><table:table-column table:style-name="Table7.B"/><table:table-column table:style-name="Table7.C"/><table:table-column table:style-name="Table7.D"/><table:table-column table:style-name="Table7.C"/><table:table-column table:style-name="Table7.B"/><table:table-column table:style-name="Table7.D"/><table:table-column table:style-name="Table7.C"/><table:table-column table:style-name="Table7.B"/><table:table-column table:style-name="Table7.D"/><table:table-column table:style-name="Table7.C"/><table:table-column table:style-name="Table7.D"/><table:table-column table:style-name="Table7.B"/><table:table-column table:style-name="Table7.C"/><table:table-column table:style-name="Table7.D"/><table:table-column table:style-name="Table7.C"/><table:table-column table:style-name="Table7.B"/><table:table-column table:style-name="Table7.D"/><table:table-column table:style-name="Table7.C"/><table:table-column table:style-name="Table7.T"/><table:table-row table:style-name="Table7.1"><table:table-cell table:style-name="Table7.A1" office:value-type="string"><text:p text:style-name="P17"><text:span text:style-name="T40">0</text:span></text:p></table:table-cell><table:table-cell table:style-name="Table7.B1" office:value-type="string"><text:p text:style-name="P17"><text:span text:style-name="T40">0</text:span></text:p></table:table-cell><table:table-cell table:style-name="Table7.C1" office:value-type="string"><text:p text:style-name="P17"><text:span text:style-name="T40">1</text:span></text:p></table:table-cell><table:table-cell table:style-name="Table7.C1" office:value-type="string"><text:p text:style-name="P17"><text:span text:style-name="T40">1</text:span></text:p></table:table-cell><table:table-cell table:style-name="Table7.C1" office:value-type="string"><text:p text:style-name="P17"><text:span text:style-name="T40">1</text:span></text:p></table:table-cell><table:table-cell table:style-name="Table7.C1" office:value-type="string"><text:p text:style-name="P17"><text:span text:style-name="T40">1</text:span></text:p></table:table-cell><table:table-cell table:style-name="Table7.C1" office:value-type="string"><text:p text:style-name="P17"><text:span text:style-name="T40">1</text:span></text:p></table:table-cell><table:table-cell table:style-name="Table7.H1" office:value-type="string"><text:p text:style-name="P17"><text:span text:style-name="T40">1</text:span></text:p></table:table-cell><table:table-cell table:style-name="Table7.I1" office:value-type="string"><text:p text:style-name="P16"><text:span text:style-name="T41">0</text:span></text:p></table:table-cell><table:table-cell table:style-name="Table7.B1" office:value-type="string"><text:p text:style-name="P17"><text:span text:style-name="T40">1</text:span></text:p></table:table-cell><table:table-cell table:style-name="Table7.C1" office:value-type="string"><text:p text:style-name="P17"><text:span text:style-name="T40">1</text:span></text:p></table:table-cell><table:table-cell table:style-name="Table7.C1" office:value-type="string"><text:p text:style-name="P17"><text:span text:style-name="T40">1</text:span></text:p></table:table-cell><table:table-cell table:style-name="Table7.C1" office:value-type="string"><text:p text:style-name="P17"><text:span text:style-name="T40">1</text:span></text:p></table:table-cell><table:table-cell table:style-name="Table7.C1" office:value-type="string"><text:p text:style-name="P17"><text:span text:style-name="T40">1</text:span></text:p></table:table-cell><table:table-cell table:style-name="Table7.C1" office:value-type="string"><text:p text:style-name="P17"><text:span text:style-name="T40">0</text:span></text:p></table:table-cell><table:table-cell table:style-name="Table7.C1" office:value-type="string"><text:p text:style-name="P17"><text:span text:style-name="T40">1</text:span></text:p></table:table-cell><table:table-cell table:style-name="Table7.C1" office:value-type="string"><text:p text:style-name="P17"><text:span text:style-name="T40">0</text:span></text:p></table:table-cell><table:table-cell table:style-name="Table7.C1" office:value-type="string"><text:p text:style-name="P17"><text:span text:style-name="T40">1</text:span></text:p></table:table-cell><table:table-cell table:style-name="Table7.C1" office:value-type="string"><text:p text:style-name="P17"><text:span text:style-name="T40">0</text:span></text:p></table:table-cell><table:table-cell table:style-name="Table7.C1" office:value-type="string"><text:p text:style-name="P17"><text:span text:style-name="T40">0</text:span></text:p></table:table-cell></table:table-row></table:table></draw:text-box></draw:frame></text:p>
      <text:p text:style-name="P49"/>
      <text:p text:style-name="P41"><text:span text:style-name="T36">19 <text:s text:c="3"/>18 <text:s text:c="56"/>11 <text:s text:c="4"/>10 <text:s text:c="83"/>0</text:span><text:line-break loext:clear="all"/><text:span text:style-name="T8">В</text:span><text:span text:style-name="T18"> = (</text:span><text:span text:style-name="T14">0</text:span><text:span text:style-name="T18">,</text:span><text:span text:style-name="T14">786</text:span><text:span text:style-name="T18">)</text:span><text:span text:style-name="T29">10</text:span><text:span text:style-name="T18"> = (</text:span><text:span text:style-name="T14">0</text:span><text:span text:style-name="T18">,</text:span><text:span text:style-name="T14">C93</text:span><text:span text:style-name="T18">)</text:span><text:span text:style-name="T29">16</text:span><text:span text:style-name="T18"> = (0,110010010011</text:span><text:span text:style-name="T21">)</text:span><text:span text:style-name="T29">2</text:span><text:span text:style-name="T18"> · 2</text:span><text:span text:style-name="T34">0</text:span></text:p>
      <text:p text:style-name="P49"><draw:frame draw:style-name="fr3" draw:name="Frame12" text:anchor-type="paragraph" svg:x="-0.0783in" svg:y="0.1in" svg:width="5.4327in" draw:z-index="24"><draw:text-box fo:min-height="0in"><table:table table:name="Table8" table:style-name="Table8"><table:table-column table:style-name="Table8.A"/><table:table-column table:style-name="Table8.B"/><table:table-column table:style-name="Table8.C"/><table:table-column table:style-name="Table8.D"/><table:table-column table:style-name="Table8.C"/><table:table-column table:style-name="Table8.B"/><table:table-column table:style-name="Table8.D"/><table:table-column table:style-name="Table8.C"/><table:table-column table:style-name="Table8.B"/><table:table-column table:style-name="Table8.D"/><table:table-column table:style-name="Table8.C"/><table:table-column table:style-name="Table8.D"/><table:table-column table:style-name="Table8.B"/><table:table-column table:style-name="Table8.C"/><table:table-column table:style-name="Table8.D"/><table:table-column table:style-name="Table8.C"/><table:table-column table:style-name="Table8.B"/><table:table-column table:style-name="Table8.D"/><table:table-column table:style-name="Table8.C"/><table:table-column table:style-name="Table8.T"/><table:table-row table:style-name="Table8.1"><table:table-cell table:style-name="Table8.A1" office:value-type="string"><text:p text:style-name="P17"><text:span text:style-name="T40">0</text:span></text:p></table:table-cell><table:table-cell table:style-name="Table8.B1" office:value-type="string"><text:p text:style-name="P17"><text:span text:style-name="T40">1</text:span></text:p></table:table-cell><table:table-cell table:style-name="Table8.C1" office:value-type="string"><text:p text:style-name="P17"><text:span text:style-name="T40">0</text:span></text:p></table:table-cell><table:table-cell table:style-name="Table8.C1" office:value-type="string"><text:p text:style-name="P17"><text:span text:style-name="T40">0</text:span></text:p></table:table-cell><table:table-cell table:style-name="Table8.C1" office:value-type="string"><text:p text:style-name="P17"><text:span text:style-name="T40">0</text:span></text:p></table:table-cell><table:table-cell table:style-name="Table8.C1" office:value-type="string"><text:p text:style-name="P17"><text:span text:style-name="T40">0</text:span></text:p></table:table-cell><table:table-cell table:style-name="Table8.C1" office:value-type="string"><text:p text:style-name="P16"><text:span text:style-name="T41">0</text:span></text:p></table:table-cell><table:table-cell table:style-name="Table8.H1" office:value-type="string"><text:p text:style-name="P17"><text:span text:style-name="T40">0</text:span></text:p></table:table-cell><table:table-cell table:style-name="Table8.I1" office:value-type="string"><text:p text:style-name="P17"><text:span text:style-name="T40">0</text:span></text:p></table:table-cell><table:table-cell table:style-name="Table8.B1" office:value-type="string"><text:p text:style-name="P16"><text:span text:style-name="T41">1</text:span></text:p></table:table-cell><table:table-cell table:style-name="Table8.C1" office:value-type="string"><text:p text:style-name="P16"><text:span text:style-name="T41">0</text:span></text:p></table:table-cell><table:table-cell table:style-name="Table8.C1" office:value-type="string"><text:p text:style-name="P16"><text:span text:style-name="T41">0</text:span></text:p></table:table-cell><table:table-cell table:style-name="Table8.C1" office:value-type="string"><text:p text:style-name="P16"><text:span text:style-name="T41">1</text:span></text:p></table:table-cell><table:table-cell table:style-name="Table8.C1" office:value-type="string"><text:p text:style-name="P16"><text:span text:style-name="T41">0</text:span></text:p></table:table-cell><table:table-cell table:style-name="Table8.C1" office:value-type="string"><text:p text:style-name="P16"><text:span text:style-name="T41">0</text:span></text:p></table:table-cell><table:table-cell table:style-name="Table8.C1" office:value-type="string"><text:p text:style-name="P16"><text:span text:style-name="T41">1</text:span></text:p></table:table-cell><table:table-cell table:style-name="Table8.C1" office:value-type="string"><text:p text:style-name="P16"><text:span text:style-name="T41">0</text:span></text:p></table:table-cell><table:table-cell table:style-name="Table8.C1" office:value-type="string"><text:p text:style-name="P16"><text:span text:style-name="T41">0</text:span></text:p></table:table-cell><table:table-cell table:style-name="Table8.C1" office:value-type="string"><text:p text:style-name="P16"><text:span text:style-name="T41">1</text:span></text:p></table:table-cell><table:table-cell table:style-name="Table8.C1" office:value-type="string"><text:p text:style-name="P16"><text:span text:style-name="T41">1</text:span></text:p></table:table-cell></table:table-row></table:table></draw:text-box></draw:frame></text:p>
      <text:p text:style-name="P13"><text:span text:style-name="T18"><text:s text:c="36"/></text:span></text:p>
      <text:p text:style-name="P38"><text:span text:style-name="T36">19 <text:s text:c="3"/>18 <text:s text:c="57"/>11 <text:s text:c="4"/>10 <text:s text:c="82"/>0</text:span><text:line-break loext:clear="all"/><text:span text:style-name="T18"> <text:s text:c="10"/></text:span></text:p>
      <text:p text:style-name="P6"><text:span text:style-name="T11">X</text:span><text:span text:style-name="T27">A</text:span><text:span text:style-name="T18"> <text:s/>= <text:s text:c="11"/></text:span><text:s/><text:span text:style-name="T18">0 <text:s text:c="2"/>1 <text:s text:c="2"/>1 <text:s text:c="2"/>1 <text:s text:c="2"/>1 <text:s text:c="2"/>1 <text:s text:c="2"/>1 <text:s text:c="2"/>0 </text:span></text:p>
      <text:p text:style-name="P7"><text:span text:style-name="T12">X</text:span><text:span text:style-name="T28">B</text:span><text:span text:style-name="T21"> <text:s/>= <text:s text:c="12"/>1 <text:s text:c="2"/>0 <text:s text:c="2"/>0 <text:s text:c="2"/>0 <text:s text:c="2"/>0 <text:s text:c="2"/>0 <text:s text:c="2"/>0 <text:s text:c="2"/>0 <text:s/></text:span></text:p>
      <text:p text:style-name="P8"><text:span text:style-name="T18">(</text:span><text:span text:style-name="T11">X</text:span><text:span text:style-name="T27">A</text:span><text:span text:style-name="T8">-</text:span><text:span text:style-name="T11">X</text:span><text:span text:style-name="T27">B</text:span><text:span text:style-name="T18">)</text:span><text:span text:style-name="T29">доп.</text:span><text:span text:style-name="T18">= <text:s/>1 <text:s text:c="2"/>1 <text:s text:c="2"/>1 <text:s text:c="2"/>1 <text:s text:c="2"/>1 <text:s text:c="2"/>1 <text:s text:c="2"/>1 <text:s text:c="2"/>0</text:span></text:p>
      <text:p text:style-name="P9"><text:span text:style-name="T18">(</text:span><text:span text:style-name="T11">X</text:span><text:span text:style-name="T27">A</text:span><text:span text:style-name="T8">-</text:span><text:span text:style-name="T11">X</text:span><text:span text:style-name="T27">B</text:span><text:span text:style-name="T18">)</text:span><text:span text:style-name="T29">.</text:span><text:span text:style-name="T18"> = -2; <text:s/></text:span><text:span text:style-name="T8">Х</text:span><text:span text:style-name="T31">С </text:span><text:span text:style-name="T8">= Х</text:span><text:span text:style-name="T31">В</text:span><text:span text:style-name="T18"> = 0</text:span><text:span text:style-name="T8">.</text:span></text:p>
      <text:p text:style-name="P3"/>
      <text:p text:style-name="P10"><text:span text:style-name="T18">а) Оба операнда положительные (</text:span><text:span text:style-name="T8">А</text:span><text:span text:style-name="T18">&gt;0, </text:span><text:span text:style-name="T11">B</text:span><text:span text:style-name="T18">&gt;0):</text:span><text:span text:style-name="T29"> </text:span></text:p>
      <text:p text:style-name="P21"/>
      <text:p text:style-name="P37"><text:span text:style-name="T18"><text:tab/>2 <text:s/></text:span></text:p>
      <text:p text:style-name="P42"><draw:line text:anchor-type="char" draw:z-index="10" draw:name="Прямая соединительная линия 831" draw:style-name="gr3" draw:text-style-name="P56" svg:x1="0.3752in" svg:y1="0.0134in" svg:x2="0.6244in" svg:y2="0.0138in"><text:p/></draw:line><text:span text:style-name="T18">М</text:span><text:span text:style-name="T31">А</text:span><text:span text:style-name="T18"> = <text:s text:c="4"/>. 0 <text:s text:c="2"/>0 <text:s text:c="2"/>1 <text:s text:c="2"/>1 <text:s text:c="2"/>1 <text:s text:c="2"/>1 <text:s text:c="2"/>1 <text:s text:c="2"/>1 <text:s text:c="2"/>0 <text:s text:c="2"/>1 <text:s text:c="2"/>0 <text:s text:c="2"/>1 <text:s text:c="2"/></text:span><draw:custom-shape text:anchor-type="char" draw:z-index="3" draw:name="Надпись 837" draw:style-name="gr6" draw:text-style-name="P57" svg:width="0.287in" svg:height="0.287in" svg:x="0.8098in" svg:y="0.0862in"><text:p text:style-name="Frame_20_contents"><text:span text:style-name="T1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3"><text:span text:style-name="T18">М</text:span><text:span text:style-name="T31">В</text:span><text:span text:style-name="T18"> </text:span><text:span text:style-name="T21">= <text:s text:c="5"/>. 1 <text:s text:c="2"/>1 <text:s text:c="2"/>0 <text:s text:c="2"/>0 <text:s text:c="2"/>1 <text:s text:c="2"/>0 <text:s text:c="2"/>0 <text:s text:c="2"/>1 <text:s text:c="2"/>0 <text:s text:c="2"/>0 <text:s text:c="2"/>1 <text:s text:c="2"/>1</text:span></text:p>
      <text:p text:style-name="P50"><text:span text:style-name="T18">М</text:span><text:span text:style-name="T31">С </text:span><text:span text:style-name="T18">= <text:s text:c="2"/>1 . 0 <text:s text:c="2"/>0 <text:s text:c="2"/>0 <text:s text:c="2"/>0 <text:s text:c="2"/>1 <text:s text:c="2"/>0 <text:s text:c="2"/>0 <text:s text:c="2"/>0 <text:s text:c="2"/>1 <text:s text:c="2"/>0 <text:s text:c="2"/>0 <text:s text:c="2"/>0 <text:s text:c="2"/></text:span></text:p>
      <text:p text:style-name="P19"/>
      <text:p text:style-name="P53"><draw:line text:anchor-type="char" draw:z-index="11" draw:name="Прямая соединительная линия 833" draw:style-name="gr2" draw:text-style-name="P56" svg:x1="0.2508in" svg:y1="0.3201in" svg:x2="0.5in" svg:y2="0.3205in"><text:p/></draw:line><text:span text:style-name="T20">2</text:span></text:p>
      <text:p text:style-name="P54"><text:span text:style-name="T18">М</text:span><text:span text:style-name="T29">С</text:span><text:span text:style-name="T18"> = 0 . 0 <text:s text:c="2"/>1 <text:s text:c="2"/>0 <text:s text:c="2"/>0 <text:s text:c="2"/>0 <text:s text:c="2"/>0 <text:s text:c="2"/>1 <text:s text:c="2"/>0 <text:s text:c="2"/>0 <text:s text:c="2"/>0 <text:s text:c="2"/>1 <text:s text:c="2"/>0 <text:s text:c="2"/></text:span></text:p>
      <text:p text:style-name="P24"/>
      <text:p text:style-name="P50"><text:span text:style-name="T18">Т.к. выполнен сдвиг мантиссы влево, то характеристику результата нужно увеличить на 1 (</text:span><text:span text:style-name="T8">Х</text:span><text:span text:style-name="T31">С</text:span><text:span text:style-name="T18"> =</text:span><text:span text:style-name="T8"> Х</text:span><text:span text:style-name="T31">С</text:span><text:span text:style-name="T18"> +1 = 1).</text:span></text:p>
      <text:p text:style-name="P24"/>
      <text:p text:style-name="P24"/>
      <text:p text:style-name="P11"><draw:frame draw:style-name="fr2" draw:name="Frame13" text:anchor-type="paragraph" svg:x="1.6728in" svg:y="0.2138in" svg:width="5.4327in" draw:z-index="25"><draw:text-box fo:min-height="0in"><table:table table:name="Table9" table:style-name="Table9"><table:table-column table:style-name="Table9.A"/><table:table-column table:style-name="Table9.B"/><table:table-column table:style-name="Table9.C"/><table:table-column table:style-name="Table9.D"/><table:table-column table:style-name="Table9.C"/><table:table-column table:style-name="Table9.B"/><table:table-column table:style-name="Table9.D"/><table:table-column table:style-name="Table9.C"/><table:table-column table:style-name="Table9.B"/><table:table-column table:style-name="Table9.D"/><table:table-column table:style-name="Table9.C"/><table:table-column table:style-name="Table9.D"/><table:table-column table:style-name="Table9.B"/><table:table-column table:style-name="Table9.C"/><table:table-column table:style-name="Table9.D"/><table:table-column table:style-name="Table9.C"/><table:table-column table:style-name="Table9.B"/><table:table-column table:style-name="Table9.D"/><table:table-column table:style-name="Table9.C"/><table:table-column table:style-name="Table9.T"/><table:table-row table:style-name="Table9.1"><table:table-cell table:style-name="Table9.A1" office:value-type="string"><text:p text:style-name="P17"><text:span text:style-name="T40">0</text:span></text:p></table:table-cell><table:table-cell table:style-name="Table9.B1" office:value-type="string"><text:p text:style-name="P17"><text:span text:style-name="T40">1</text:span></text:p></table:table-cell><table:table-cell table:style-name="Table9.C1" office:value-type="string"><text:p text:style-name="P17"><text:span text:style-name="T40">0</text:span></text:p></table:table-cell><table:table-cell table:style-name="Table9.C1" office:value-type="string"><text:p text:style-name="P17"><text:span text:style-name="T40">0</text:span></text:p></table:table-cell><table:table-cell table:style-name="Table9.C1" office:value-type="string"><text:p text:style-name="P17"><text:span text:style-name="T40">0</text:span></text:p></table:table-cell><table:table-cell table:style-name="Table9.C1" office:value-type="string"><text:p text:style-name="P17"><text:span text:style-name="T40">0</text:span></text:p></table:table-cell><table:table-cell table:style-name="Table9.C1" office:value-type="string"><text:p text:style-name="P16"><text:span text:style-name="T41">0</text:span></text:p></table:table-cell><table:table-cell table:style-name="Table9.H1" office:value-type="string"><text:p text:style-name="P17"><text:span text:style-name="T40">0</text:span></text:p></table:table-cell><table:table-cell table:style-name="Table9.I1" office:value-type="string"><text:p text:style-name="P17"><text:span text:style-name="T40">1</text:span></text:p></table:table-cell><table:table-cell table:style-name="Table9.B1" office:value-type="string"><text:p text:style-name="P17"><text:span text:style-name="T40">0</text:span></text:p></table:table-cell><table:table-cell table:style-name="Table9.C1" office:value-type="string"><text:p text:style-name="P17"><text:span text:style-name="T40">0</text:span></text:p></table:table-cell><table:table-cell table:style-name="Table9.C1" office:value-type="string"><text:p text:style-name="P17"><text:span text:style-name="T40">0</text:span></text:p></table:table-cell><table:table-cell table:style-name="Table9.C1" office:value-type="string"><text:p text:style-name="P17"><text:span text:style-name="T40">0</text:span></text:p></table:table-cell><table:table-cell table:style-name="Table9.C1" office:value-type="string"><text:p text:style-name="P17"><text:span text:style-name="T40">1</text:span></text:p></table:table-cell><table:table-cell table:style-name="Table9.C1" office:value-type="string"><text:p text:style-name="P17"><text:span text:style-name="T40">0</text:span></text:p></table:table-cell><table:table-cell table:style-name="Table9.C1" office:value-type="string"><text:p text:style-name="P17"><text:span text:style-name="T40">0</text:span></text:p></table:table-cell><table:table-cell table:style-name="Table9.C1" office:value-type="string"><text:p text:style-name="P17"><text:span text:style-name="T40">0</text:span></text:p></table:table-cell><table:table-cell table:style-name="Table9.C1" office:value-type="string"><text:p text:style-name="P17"><text:span text:style-name="T40">1</text:span></text:p></table:table-cell><table:table-cell table:style-name="Table9.C1" office:value-type="string"><text:p text:style-name="P17"><text:span text:style-name="T40">0</text:span></text:p></table:table-cell><table:table-cell table:style-name="Table9.C1" office:value-type="string"><text:p text:style-name="P17"><text:span text:style-name="T40">0</text:span></text:p></table:table-cell></table:table-row></table:table></draw:text-box></draw:frame><text:span text:style-name="T8">С</text:span></text:p>
      <text:p text:style-name="P50"><text:span text:style-name="T39"><text:s text:c="18"/></text:span></text:p>
      <text:p text:style-name="P51"><text:span text:style-name="T39"><text:s text:c="5"/></text:span></text:p>
      <text:p text:style-name="P51"><text:span text:style-name="T36"><text:s text:c="5"/>19 <text:s text:c="4"/>18 <text:s text:c="56"/>11 <text:s text:c="4"/>10 <text:s text:c="82"/>0</text:span><text:line-break loext:clear="all"/><text:span text:style-name="T8">С</text:span><text:span text:style-name="T36">*</text:span><text:span text:style-name="T18"> = М</text:span><text:span text:style-name="T31">С</text:span><text:span text:style-name="T18"> · 2</text:span><text:span text:style-name="T36">Р</text:span><text:span text:style-name="T38">с</text:span><text:span text:style-name="T18"> = (0,100001000100)</text:span><text:span text:style-name="T29">2</text:span><text:span text:style-name="T18"> · 2</text:span><text:span text:style-name="T34">1</text:span><text:span text:style-name="T18"> = (1</text:span><text:span text:style-name="T14">.00001000100</text:span><text:span text:style-name="T18">)</text:span><text:span text:style-name="T29">2</text:span><text:span text:style-name="T18"> = 1.033203125.</text:span></text:p>
      <text:p text:style-name="P50"><text:span text:style-name="T42"></text:span><text:span text:style-name="T9">С</text:span><text:span text:style-name="T19"> = </text:span><text:span text:style-name="T9">С</text:span><text:span text:style-name="T30">Т</text:span><text:span text:style-name="T19"> - </text:span><text:span text:style-name="T9">С</text:span><text:span text:style-name="T37">*</text:span><text:span text:style-name="T19"> = 1,031 – </text:span><text:span text:style-name="T18">1.033203125</text:span><text:span text:style-name="T19"> = -0,002203125</text:span><text:span text:style-name="T18">,</text:span></text:p>
      <text:p text:style-name="P50"><text:span text:style-name="T18">δ</text:span><text:span text:style-name="T8">С</text:span><text:span text:style-name="T18"> = </text:span><draw:frame draw:style-name="fr5" draw:name="Object7" text:anchor-type="as-char" svg:width="0.4327in" svg:height="0.6417in" draw:z-index="34"><draw:object xlink:href="./Object 7" xlink:type="simple" xlink:show="embed" xlink:actuate="onLoad"/><draw:image xlink:href="./ObjectReplacements/Object 7" xlink:type="simple" xlink:show="embed" xlink:actuate="onLoad"/></draw:frame><text:span text:style-name="T18">· 100% = </text:span><draw:frame draw:style-name="fr4" draw:name="Object8" text:anchor-type="as-char" svg:width="1.0362in" svg:height="0.3929in" draw:z-index="35"><draw:object xlink:href="./Object 8" xlink:type="simple" xlink:show="embed" xlink:actuate="onLoad"/><draw:image xlink:href="./ObjectReplacements/Object 8" xlink:type="simple" xlink:show="embed" xlink:actuate="onLoad"/></draw:frame><text:span text:style-name="T22"><text:s/>* 100%</text:span><text:span text:style-name="T18"> = 0,21%.</text:span></text:p>
      <text:p text:style-name="P38"><text:span text:style-name="T18">б) </text:span><text:span text:style-name="T8">А</text:span><text:span text:style-name="T18">&lt;0, </text:span><text:span text:style-name="T11">B</text:span><text:span text:style-name="T18">&gt;0.</text:span></text:p>
      <text:p text:style-name="P38"><text:span text:style-name="T18"><text:s/></text:span></text:p>
      <text:p text:style-name="P20"><text:soft-page-break/></text:p>
      <text:p text:style-name="P39"><text:span text:style-name="T18">М</text:span><text:span text:style-name="T31">В</text:span><text:span text:style-name="T18"> = . </text:span><text:span text:style-name="T21">1 <text:s text:c="2"/>1 <text:s text:c="2"/>0 <text:s text:c="2"/>0 <text:s text:c="2"/>1 <text:s text:c="2"/>0 <text:s text:c="2"/>0 <text:s text:c="2"/>1 <text:s text:c="2"/>0 <text:s text:c="2"/>0 <text:s text:c="2"/>1 <text:s text:c="2"/>1</text:span><text:span text:style-name="T18"><text:line-break/></text:span><draw:line text:anchor-type="char" draw:z-index="9" draw:name="Прямая соединительная линия 834" draw:style-name="gr1" draw:text-style-name="P56" svg:x1="2.2957in" svg:y1="0.0626in" svg:x2="2.4315in" svg:y2="0.063in"><text:p/></draw:line><text:span text:style-name="T18"> <text:s text:c="8"/></text:span><draw:custom-shape text:anchor-type="char" draw:z-index="2" draw:name="Надпись 835" draw:style-name="gr5" draw:text-style-name="P57" svg:width="0.1252in" svg:height="0.2504in" svg:x="0.7291in" svg:y="-0.0827in"><text:p text:style-name="Frame_20_contents"><text:span text:style-name="T43">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8"><text:s/></text:span><text:span text:style-name="T21">М</text:span><text:span text:style-name="T32">А</text:span><text:span text:style-name="T21"> = . </text:span><text:span text:style-name="T18">0 <text:s text:c="2"/>0 <text:s text:c="2"/>1 <text:s text:c="2"/>1 <text:s text:c="2"/>1 <text:s text:c="2"/>1 <text:s text:c="2"/>1 <text:s text:c="2"/>1 <text:s text:c="2"/>0 <text:s text:c="2"/>1 <text:s text:c="2"/>0 <text:s text:c="2"/>1</text:span><text:span text:style-name="T21"> </text:span><text:span text:style-name="T18"><text:s text:c="2"/></text:span></text:p>
      <text:p text:style-name="P46"><text:span text:style-name="T18"><text:s text:c="7"/>М</text:span><text:span text:style-name="T31">С</text:span><text:span text:style-name="T18"> = </text:span><text:span text:style-name="T14">0</text:span><text:span text:style-name="T18"> . </text:span><text:span text:style-name="T14">1 <text:s text:c="2"/>0 <text:s text:c="2"/>0 <text:s text:c="2"/>0 <text:s text:c="2"/>1 <text:s text:c="2"/>0 <text:s text:c="2"/>0 <text:s text:c="2"/>1 <text:s text:c="2"/>1 <text:s text:c="2"/>1 <text:s text:c="2"/>1 <text:s text:c="2"/>0</text:span></text:p>
      <text:p text:style-name="P4"/>
      <text:p text:style-name="P12"><draw:frame draw:style-name="fr1" draw:name="Frame14" text:anchor-type="paragraph" svg:y="-0.0465in" svg:width="5.4327in" draw:z-index="26"><draw:text-box fo:min-height="0in"><table:table table:name="Table10" table:style-name="Table10"><table:table-column table:style-name="Table10.A"/><table:table-column table:style-name="Table10.B"/><table:table-column table:style-name="Table10.C"/><table:table-column table:style-name="Table10.D"/><table:table-column table:style-name="Table10.C"/><table:table-column table:style-name="Table10.B"/><table:table-column table:style-name="Table10.D"/><table:table-column table:style-name="Table10.C"/><table:table-column table:style-name="Table10.B"/><table:table-column table:style-name="Table10.D"/><table:table-column table:style-name="Table10.C"/><table:table-column table:style-name="Table10.D"/><table:table-column table:style-name="Table10.B"/><table:table-column table:style-name="Table10.C"/><table:table-column table:style-name="Table10.D"/><table:table-column table:style-name="Table10.C"/><table:table-column table:style-name="Table10.B"/><table:table-column table:style-name="Table10.D"/><table:table-column table:style-name="Table10.C"/><table:table-column table:style-name="Table10.T"/><table:table-row table:style-name="Table10.1"><table:table-cell table:style-name="Table10.A1" office:value-type="string"><text:p text:style-name="P17"><text:span text:style-name="T40">0</text:span></text:p></table:table-cell><table:table-cell table:style-name="Table10.B1" office:value-type="string"><text:p text:style-name="P17"><text:span text:style-name="T40">1</text:span></text:p></table:table-cell><table:table-cell table:style-name="Table10.C1" office:value-type="string"><text:p text:style-name="P17"><text:span text:style-name="T40">0</text:span></text:p></table:table-cell><table:table-cell table:style-name="Table10.C1" office:value-type="string"><text:p text:style-name="P17"><text:span text:style-name="T40">0</text:span></text:p></table:table-cell><table:table-cell table:style-name="Table10.C1" office:value-type="string"><text:p text:style-name="P17"><text:span text:style-name="T40">0</text:span></text:p></table:table-cell><table:table-cell table:style-name="Table10.C1" office:value-type="string"><text:p text:style-name="P17"><text:span text:style-name="T40">0</text:span></text:p></table:table-cell><table:table-cell table:style-name="Table10.C1" office:value-type="string"><text:p text:style-name="P16"><text:span text:style-name="T41">0</text:span></text:p></table:table-cell><table:table-cell table:style-name="Table10.H1" office:value-type="string"><text:p text:style-name="P17"><text:span text:style-name="T40">0</text:span></text:p></table:table-cell><table:table-cell table:style-name="Table10.I1" office:value-type="string"><text:p text:style-name="P17"><text:span text:style-name="T40">0</text:span></text:p></table:table-cell><table:table-cell table:style-name="Table10.B1" office:value-type="string"><text:p text:style-name="P16"><text:span text:style-name="T41">0</text:span></text:p></table:table-cell><table:table-cell table:style-name="Table10.C1" office:value-type="string"><text:p text:style-name="P16"><text:span text:style-name="T41">0</text:span></text:p></table:table-cell><table:table-cell table:style-name="Table10.C1" office:value-type="string"><text:p text:style-name="P16"><text:span text:style-name="T41">0</text:span></text:p></table:table-cell><table:table-cell table:style-name="Table10.C1" office:value-type="string"><text:p text:style-name="P16"><text:span text:style-name="T41">1</text:span></text:p></table:table-cell><table:table-cell table:style-name="Table10.C1" office:value-type="string"><text:p text:style-name="P16"><text:span text:style-name="T41">0</text:span></text:p></table:table-cell><table:table-cell table:style-name="Table10.C1" office:value-type="string"><text:p text:style-name="P16"><text:span text:style-name="T41">0</text:span></text:p></table:table-cell><table:table-cell table:style-name="Table10.C1" office:value-type="string"><text:p text:style-name="P16"><text:span text:style-name="T41">1</text:span></text:p></table:table-cell><table:table-cell table:style-name="Table10.C1" office:value-type="string"><text:p text:style-name="P16"><text:span text:style-name="T41">1</text:span></text:p></table:table-cell><table:table-cell table:style-name="Table10.C1" office:value-type="string"><text:p text:style-name="P16"><text:span text:style-name="T41">1</text:span></text:p></table:table-cell><table:table-cell table:style-name="Table10.C1" office:value-type="string"><text:p text:style-name="P16"><text:span text:style-name="T41">1</text:span></text:p></table:table-cell><table:table-cell table:style-name="Table10.C1" office:value-type="string"><text:p text:style-name="P16"><text:span text:style-name="T41">0</text:span></text:p></table:table-cell></table:table-row></table:table></draw:text-box></draw:frame><text:span text:style-name="T8">С </text:span></text:p>
      <text:p text:style-name="P51"><text:span text:style-name="T36"><text:s text:c="6"/>19 <text:s text:c="4"/>18 <text:s text:c="56"/>11 <text:s text:c="4"/>10 <text:s text:c="83"/>0</text:span><text:line-break loext:clear="all"/><text:span text:style-name="T8"> <text:s text:c="8"/>С</text:span><text:span text:style-name="T36">*</text:span><text:span text:style-name="T18"> = М</text:span><text:span text:style-name="T31">С</text:span><text:span text:style-name="T18"> · 2</text:span><text:span text:style-name="T36">Р</text:span><text:span text:style-name="T38">с</text:span><text:span text:style-name="T18"> = (0.100010011110</text:span><text:span text:style-name="T29">2</text:span><text:span text:style-name="T18"> · 2</text:span><text:span text:style-name="T34">0</text:span><text:span text:style-name="T18"> = (0.100010011110</text:span><text:span text:style-name="T29">2</text:span><text:span text:style-name="T18">) = 0.53857421875.</text:span></text:p>
      <text:p text:style-name="P55"><text:span text:style-name="T42"></text:span><text:span text:style-name="T9">С</text:span><text:span text:style-name="T19"> = </text:span><text:span text:style-name="T9">С</text:span><text:span text:style-name="T30">Т</text:span><text:span text:style-name="T19"> - </text:span><text:span text:style-name="T9">С</text:span><text:span text:style-name="T37">*</text:span><text:span text:style-name="T19"> = 0,541 – </text:span><text:span text:style-name="T18">0.53857421875</text:span><text:span text:style-name="T19"> = 0,00242578125</text:span><text:span text:style-name="T18">.</text:span></text:p>
      <text:p text:style-name="P50"><text:span text:style-name="T18">δ</text:span><text:span text:style-name="T8">С</text:span><text:span text:style-name="T18"> = </text:span><draw:frame draw:style-name="fr5" draw:name="Object9" text:anchor-type="as-char" svg:width="0.4327in" svg:height="0.6417in" draw:z-index="36"><draw:object xlink:href="./Object 9" xlink:type="simple" xlink:show="embed" xlink:actuate="onLoad"/><draw:image xlink:href="./ObjectReplacements/Object 9" xlink:type="simple" xlink:show="embed" xlink:actuate="onLoad"/></draw:frame><text:span text:style-name="T18">· 100% = </text:span><draw:frame draw:style-name="fr4" draw:name="Object10" text:anchor-type="as-char" svg:width="1.0756in" svg:height="0.3929in" draw:z-index="37"><draw:object xlink:href="./Object 10" xlink:type="simple" xlink:show="embed" xlink:actuate="onLoad"/><draw:image xlink:href="./ObjectReplacements/Object 10" xlink:type="simple" xlink:show="embed" xlink:actuate="onLoad"/></draw:frame><text:span text:style-name="T22"><text:s/>* 100%</text:span><text:span text:style-name="T18"> = 0,44%.</text:span></text:p>
      <text:p text:style-name="P25"/>
      <text:p text:style-name="P38"><text:span text:style-name="T18">в) </text:span><text:span text:style-name="T8">А</text:span><text:span text:style-name="T18">&gt;0, </text:span><text:span text:style-name="T11">B</text:span><text:span text:style-name="T18">&lt;0.</text:span></text:p>
      <text:p text:style-name="P38"><text:span text:style-name="T18"><text:s/></text:span></text:p>
      <text:p text:style-name="P39"><text:span text:style-name="T18">М</text:span><text:span text:style-name="T31">В</text:span><text:span text:style-name="T18"> = . </text:span><text:span text:style-name="T21">1 <text:s text:c="2"/>1 <text:s text:c="2"/>0 <text:s text:c="2"/>0 <text:s text:c="2"/>1 <text:s text:c="2"/>0 <text:s text:c="2"/>0 <text:s text:c="2"/>1 <text:s text:c="2"/>0 <text:s text:c="2"/>0 <text:s text:c="2"/>1 <text:s text:c="2"/>1</text:span><text:span text:style-name="T18"><text:line-break/></text:span><draw:line text:anchor-type="char" draw:z-index="12" draw:name="Прямая соединительная линия 834" draw:style-name="gr1" draw:text-style-name="P56" svg:x1="2.2957in" svg:y1="0.0626in" svg:x2="2.4315in" svg:y2="0.063in"><text:p/></draw:line><text:span text:style-name="T18"> <text:s text:c="8"/></text:span><draw:custom-shape text:anchor-type="char" draw:z-index="4" draw:name="Надпись 835" draw:style-name="gr5" draw:text-style-name="P57" svg:width="0.1252in" svg:height="0.2504in" svg:x="0.7291in" svg:y="-0.0827in"><text:p text:style-name="Frame_20_contents"><text:span text:style-name="T43">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8"><text:s/></text:span><text:span text:style-name="T21">М</text:span><text:span text:style-name="T32">А</text:span><text:span text:style-name="T21"> = . </text:span><text:span text:style-name="T18">0 <text:s text:c="2"/>0 <text:s text:c="2"/>1 <text:s text:c="2"/>1 <text:s text:c="2"/>1 <text:s text:c="2"/>1 <text:s text:c="2"/>1 <text:s text:c="2"/>1 <text:s text:c="2"/>0 <text:s text:c="2"/>1 <text:s text:c="2"/>0 <text:s text:c="2"/>1</text:span><text:span text:style-name="T21"> </text:span><text:span text:style-name="T18"><text:s text:c="2"/></text:span></text:p>
      <text:p text:style-name="P46"><text:span text:style-name="T18"><text:s text:c="7"/>М</text:span><text:span text:style-name="T31">С</text:span><text:span text:style-name="T18"> = </text:span><text:span text:style-name="T14">0</text:span><text:span text:style-name="T18"> . </text:span><text:span text:style-name="T14">1 <text:s text:c="2"/>0 <text:s text:c="2"/>0 <text:s text:c="2"/>0 <text:s text:c="2"/>1 <text:s text:c="2"/>0 <text:s text:c="2"/>0 <text:s text:c="2"/>1 <text:s text:c="2"/>1 <text:s text:c="2"/>1 <text:s text:c="2"/>1 <text:s text:c="2"/>0</text:span></text:p>
      <text:p text:style-name="P4"/>
      <text:p text:style-name="P12"><draw:frame draw:style-name="fr1" draw:name="Frame15" text:anchor-type="paragraph" svg:y="-0.0465in" svg:width="5.4327in" draw:z-index="27"><draw:text-box fo:min-height="0in"><table:table table:name="Table11" table:style-name="Table11"><table:table-column table:style-name="Table11.A"/><table:table-column table:style-name="Table11.B"/><table:table-column table:style-name="Table11.C"/><table:table-column table:style-name="Table11.D"/><table:table-column table:style-name="Table11.C"/><table:table-column table:style-name="Table11.B"/><table:table-column table:style-name="Table11.D"/><table:table-column table:style-name="Table11.C"/><table:table-column table:style-name="Table11.B"/><table:table-column table:style-name="Table11.D"/><table:table-column table:style-name="Table11.C"/><table:table-column table:style-name="Table11.D"/><table:table-column table:style-name="Table11.B"/><table:table-column table:style-name="Table11.C"/><table:table-column table:style-name="Table11.D"/><table:table-column table:style-name="Table11.C"/><table:table-column table:style-name="Table11.B"/><table:table-column table:style-name="Table11.D"/><table:table-column table:style-name="Table11.C"/><table:table-column table:style-name="Table11.T"/><table:table-row table:style-name="Table11.1"><table:table-cell table:style-name="Table11.A1" office:value-type="string"><text:p text:style-name="P16"><text:span text:style-name="T41">1</text:span></text:p></table:table-cell><table:table-cell table:style-name="Table11.B1" office:value-type="string"><text:p text:style-name="P17"><text:span text:style-name="T40">1</text:span></text:p></table:table-cell><table:table-cell table:style-name="Table11.C1" office:value-type="string"><text:p text:style-name="P17"><text:span text:style-name="T40">0</text:span></text:p></table:table-cell><table:table-cell table:style-name="Table11.C1" office:value-type="string"><text:p text:style-name="P17"><text:span text:style-name="T40">0</text:span></text:p></table:table-cell><table:table-cell table:style-name="Table11.C1" office:value-type="string"><text:p text:style-name="P17"><text:span text:style-name="T40">0</text:span></text:p></table:table-cell><table:table-cell table:style-name="Table11.C1" office:value-type="string"><text:p text:style-name="P17"><text:span text:style-name="T40">0</text:span></text:p></table:table-cell><table:table-cell table:style-name="Table11.C1" office:value-type="string"><text:p text:style-name="P16"><text:span text:style-name="T41">0</text:span></text:p></table:table-cell><table:table-cell table:style-name="Table11.H1" office:value-type="string"><text:p text:style-name="P17"><text:span text:style-name="T40">0</text:span></text:p></table:table-cell><table:table-cell table:style-name="Table11.I1" office:value-type="string"><text:p text:style-name="P17"><text:span text:style-name="T40">0</text:span></text:p></table:table-cell><table:table-cell table:style-name="Table11.B1" office:value-type="string"><text:p text:style-name="P16"><text:span text:style-name="T41">0</text:span></text:p></table:table-cell><table:table-cell table:style-name="Table11.C1" office:value-type="string"><text:p text:style-name="P16"><text:span text:style-name="T41">0</text:span></text:p></table:table-cell><table:table-cell table:style-name="Table11.C1" office:value-type="string"><text:p text:style-name="P16"><text:span text:style-name="T41">0</text:span></text:p></table:table-cell><table:table-cell table:style-name="Table11.C1" office:value-type="string"><text:p text:style-name="P16"><text:span text:style-name="T41">1</text:span></text:p></table:table-cell><table:table-cell table:style-name="Table11.C1" office:value-type="string"><text:p text:style-name="P16"><text:span text:style-name="T41">0</text:span></text:p></table:table-cell><table:table-cell table:style-name="Table11.C1" office:value-type="string"><text:p text:style-name="P16"><text:span text:style-name="T41">0</text:span></text:p></table:table-cell><table:table-cell table:style-name="Table11.C1" office:value-type="string"><text:p text:style-name="P16"><text:span text:style-name="T41">1</text:span></text:p></table:table-cell><table:table-cell table:style-name="Table11.C1" office:value-type="string"><text:p text:style-name="P16"><text:span text:style-name="T41">1</text:span></text:p></table:table-cell><table:table-cell table:style-name="Table11.C1" office:value-type="string"><text:p text:style-name="P16"><text:span text:style-name="T41">1</text:span></text:p></table:table-cell><table:table-cell table:style-name="Table11.C1" office:value-type="string"><text:p text:style-name="P16"><text:span text:style-name="T41">1</text:span></text:p></table:table-cell><table:table-cell table:style-name="Table11.C1" office:value-type="string"><text:p text:style-name="P16"><text:span text:style-name="T41">0</text:span></text:p></table:table-cell></table:table-row></table:table></draw:text-box></draw:frame><text:span text:style-name="T8">С </text:span></text:p>
      <text:p text:style-name="P51"><text:span text:style-name="T36"><text:s text:c="6"/>19 <text:s text:c="4"/>18 <text:s text:c="56"/>11 <text:s text:c="4"/>10 <text:s text:c="83"/>0</text:span><text:line-break loext:clear="all"/><text:span text:style-name="T8"> <text:s text:c="8"/>С</text:span><text:span text:style-name="T36">*</text:span><text:span text:style-name="T18"> = М</text:span><text:span text:style-name="T31">С</text:span><text:span text:style-name="T18"> · 2</text:span><text:span text:style-name="T36">Р</text:span><text:span text:style-name="T38">с</text:span><text:span text:style-name="T18"> = (0.100010011110</text:span><text:span text:style-name="T29">2</text:span><text:span text:style-name="T18"> · 2</text:span><text:span text:style-name="T34">0</text:span><text:span text:style-name="T18"> = (0.100010011110</text:span><text:span text:style-name="T29">2</text:span><text:span text:style-name="T18">) = </text:span><text:span text:style-name="T14">-</text:span><text:span text:style-name="T18">0.53857421875.</text:span></text:p>
      <text:p text:style-name="P55"><text:span text:style-name="T42"></text:span><text:span text:style-name="T9">С</text:span><text:span text:style-name="T19"> = </text:span><text:span text:style-name="T9">С</text:span><text:span text:style-name="T30">Т</text:span><text:span text:style-name="T19"> - </text:span><text:span text:style-name="T9">С</text:span><text:span text:style-name="T37">*</text:span><text:span text:style-name="T19"> = </text:span><text:span text:style-name="T15">-0.541 + </text:span><text:span text:style-name="T18">0.53857421875</text:span><text:span text:style-name="T19">= -0, 00242578125</text:span><text:span text:style-name="T18">.</text:span></text:p>
      <text:p text:style-name="P50"><text:span text:style-name="T18">δ</text:span><text:span text:style-name="T8">С</text:span><text:span text:style-name="T18"> = </text:span><draw:frame draw:style-name="fr5" draw:name="Object11" text:anchor-type="as-char" svg:width="0.4327in" svg:height="0.6417in" draw:z-index="38"><draw:object xlink:href="./Object 11" xlink:type="simple" xlink:show="embed" xlink:actuate="onLoad"/><draw:image xlink:href="./ObjectReplacements/Object 11" xlink:type="simple" xlink:show="embed" xlink:actuate="onLoad"/></draw:frame><text:span text:style-name="T18">· 100% =</text:span><text:span text:style-name="T14"> </text:span><draw:frame draw:style-name="fr4" draw:name="Object12" text:anchor-type="as-char" svg:width="1.078in" svg:height="0.3929in" draw:z-index="39"><draw:object xlink:href="./Object 12" xlink:type="simple" xlink:show="embed" xlink:actuate="onLoad"/><draw:image xlink:href="./ObjectReplacements/Object 12" xlink:type="simple" xlink:show="embed" xlink:actuate="onLoad"/></draw:frame><text:span text:style-name="T17"><text:s/>* 100%</text:span><text:span text:style-name="T18"> = 0,4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Lucida Sans Unicode" svg:font-family="'Lucida Sans Unicode'" style:font-family-generic="roman"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ru" fo:country="RU"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ru" fo:country="RU"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Заголовок_20_1_20_Знак"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Заголовок_20_2_20_Знак"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loext:linked-style-name="Заголовок_20_3_20_Знак" style:default-outline-level="3" style:list-style-name="" style:class="text">
      <style:paragraph-properties fo:margin-top="0.1945in" fo:margin-bottom="0.1945in" style: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ru" style:country-asian="RU"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loext:linked-style-name="Заголовок_20_4_20_Знак" style:default-outline-level="4"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TML_20_Preformatted" style:display-name="HTML Preformatted" style:family="paragraph" style:parent-style-name="Standard" loext:linked-style-name="Стандартный_20_HTML_20_Знак">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index_20_1" style:display-name="index 1" style:family="paragraph" style:parent-style-name="Standard" style:next-style-name="Standard" style:auto-update="true">
      <style:paragraph-properties fo:margin-left="0.1528in" fo:margin-right="0in" fo:margin-top="0in" fo:margin-bottom="0in" style:contextual-spacing="false" fo:line-height="100%" fo:text-indent="-0.1528in" style:auto-text-indent="false"/>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Contents_20_1" style:display-name="Contents 1" style:family="paragraph" style:parent-style-name="Standard" style:next-style-name="Standard" style:auto-update="true" style:class="index">
      <style:paragraph-properties fo:margin-top="0.0835in" fo:margin-bottom="0in" style:contextual-spacing="false"/>
      <style:text-properties fo:font-size="12pt" fo:font-style="italic" fo:font-weight="bold" style:font-size-asian="12pt" style:font-style-asian="italic" style:font-weight-asian="bold" style:font-name-complex="Calibri1" style:font-family-complex="Calibri" style:font-family-generic-complex="system" style:font-pitch-complex="variable"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1528in" fo:margin-right="0in" fo:margin-top="0.0835in" fo:margin-bottom="0in" style:contextual-spacing="false" fo:text-indent="0in" style:auto-text-indent="false"/>
      <style:text-properties fo:font-weight="bold" style:font-weight-asian="bold" style:font-name-complex="Calibri1" style:font-family-complex="Calibri" style:font-family-generic-complex="system" style:font-pitch-complex="variable" style:font-weight-complex="bold"/>
    </style:style>
    <style:style style:name="Contents_20_9" style:display-name="Contents 9" style:family="paragraph" style:parent-style-name="Standard" style:next-style-name="Standard" style:auto-update="true" style:class="index">
      <style:paragraph-properties fo:margin-left="1.222in" fo:margin-right="0in" fo:margin-top="0in" fo:margin-bottom="0in" style:contextual-spacing="false"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3" style:display-name="Contents 3" style:family="paragraph" style:parent-style-name="Standard" style:next-style-name="Standard" style:auto-update="true" style:class="index">
      <style:paragraph-properties fo:margin-left="0.3055in" fo:margin-right="0in" fo:margin-top="0in" fo:margin-bottom="0in" style:contextual-spacing="false"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class="index">
      <style:paragraph-properties fo:margin-left="0.4583in" fo:margin-right="0in" fo:margin-top="0in" fo:margin-bottom="0in" style:contextual-spacing="false"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0.611in" fo:margin-right="0in" fo:margin-top="0in" fo:margin-bottom="0in" style:contextual-spacing="false"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0.7638in" fo:margin-right="0in" fo:margin-top="0in" fo:margin-bottom="0in" style:contextual-spacing="false"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0.9165in" fo:margin-right="0in" fo:margin-top="0in" fo:margin-bottom="0in" style:contextual-spacing="false"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1.0693in" fo:margin-right="0in" fo:margin-top="0in" fo:margin-bottom="0in" style:contextual-spacing="false" fo:text-indent="0in" style:auto-text-indent="false"/>
      <style:text-properties fo:font-size="10pt" style:font-size-asian="10pt" style:font-name-complex="Calibri1" style:font-family-complex="Calibri" style:font-family-generic-complex="system" style:font-pitch-complex="variable"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style:text-properties fo:font-size="14pt" fo:font-weight="bold" style:font-size-asian="14pt" style:language-asian="ru" style:country-asian="RU" style:font-weight-asian="bold" style:font-size-complex="14pt" style:font-weight-complex="bold"/>
    </style:style>
    <style:style style:name="caption" style:family="paragraph" style:parent-style-name="Standard" style:next-style-name="Standard">
      <style:paragraph-properties fo:margin-top="0in" fo:margin-bottom="0.139in" style:contextual-spacing="false" fo:line-height="100%"/>
      <style:text-properties fo:color="#44546a" loext:opacity="100%" fo:font-size="9pt" fo:font-style="italic" style:font-size-asian="9pt" style:font-style-asian="italic" style:font-size-complex="9pt" style:font-style-complex="italic"/>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loext:linked-style-name="Текст_20_примечания_20_Знак">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Тема_20_примечания_20_Знак">
      <style:text-properties fo:font-weight="bold" style:font-weight-asian="bold" style:font-weight-complex="bold"/>
    </style:style>
    <style:style style:name="Balloon_20_Text" style:display-name="Balloon Text" style:family="paragraph" style:parent-style-name="Standard" loext:linked-style-name="Текст_20_выноски_20_Знак">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Body_20_Text_20_Indent_20_2" style:display-name="Body Text Indent 2" style:family="paragraph" style:parent-style-name="Standard" loext:linked-style-name="Основной_20_текст_20_с_20_отступом_20_2_20_Знак">
      <style:paragraph-properties fo:margin-left="0in" fo:margin-right="0in" fo:margin-top="0in" fo:margin-bottom="0in" style:contextual-spacing="false" fo:line-height="100%" fo:text-align="justify" style:justify-single-word="false" fo:text-indent="0.5in" style:auto-text-indent="false"/>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style>
    <style:style style:name="Body_20_Text_20_Indent_20_3" style:display-name="Body Text Indent 3" style:family="paragraph" style:parent-style-name="Standard" loext:linked-style-name="Основной_20_текст_20_с_20_отступом_20_3_20_Знак">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Header_20_and_20_Footer" style:display-name="Header and Footer" style:family="paragraph" style:parent-style-name="Standard" style:class="extra"/>
    <style:style style:name="Footer" style:family="paragraph" style:parent-style-name="Standard" loext:linked-style-name="Нижний_20_колонтитул_20_Знак" style:class="extra">
      <style:paragraph-properties fo:margin-top="0in" fo:margin-bottom="0in" style:contextual-spacing="false" fo:line-height="100%">
        <style:tab-stops>
          <style:tab-stop style:position="3.248in" style:type="center"/>
          <style:tab-stop style:position="6.4965in" style:type="right"/>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Body_20_Text_20_2" style:display-name="Body Text 2" style:family="paragraph" style:parent-style-name="Standard" loext:linked-style-name="Основной_20_текст_20_2_20_Знак">
      <style:paragraph-properties fo:margin-top="0in" fo:margin-bottom="0.0835in" style:contextual-spacing="false" fo:line-height="2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Title" style:family="paragraph" style:parent-style-name="Standard" loext:linked-style-name="Заголовок_20_Знак" style:default-outline-level="1" style:list-style-name="" style:class="chapter">
      <style:paragraph-properties fo:margin-top="0.1665in" fo:margin-bottom="0.0417in" style:contextual-spacing="false" fo:line-height="100%" fo:text-align="center" style:justify-single-word="false"/>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ru" style:country-asian="RU" style:font-weight-asian="bold" style:font-name-complex="Times New Roman1" style:font-family-complex="'Times New Roman'" style:font-family-generic-complex="system" style:font-pitch-complex="variable" style:font-size-complex="10pt"/>
    </style:style>
    <style:style style:name="Header" style:family="paragraph" style:parent-style-name="Standard" loext:linked-style-name="Верхний_20_колонтитул_20_Знак" style:class="extra">
      <style:paragraph-properties fo:margin-top="0in" fo:margin-bottom="0in" style:contextual-spacing="false" fo:line-height="100%">
        <style:tab-stops>
          <style:tab-stop style:position="3.248in" style:type="center"/>
          <style:tab-stop style:position="6.4965in" style:type="right"/>
        </style:tab-stops>
      </style:paragraph-properties>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Нормальный" style:family="paragraph">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0pt" fo:language="en" fo:country="US"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Основной_20_текст_20__28_2_29_1" style:display-name="Основной текст (2)1" style:family="paragraph" style:parent-style-name="Standard" loext:linked-style-name="Основной_20_текст_20__28_2_29_">
      <loext:graphic-properties draw:fill="solid" draw:fill-color="#ffffff"/>
      <style:paragraph-properties fo:margin-top="0in" fo:margin-bottom="0.3335in" style:contextual-spacing="false" fo:line-height="0.2201in" fo:background-color="#ffffff"/>
      <style:text-properties fo:font-size="14pt" fo:font-weight="bold" style:font-size-asian="14pt" style:font-weight-asian="bold" style:font-size-complex="14pt" style:font-weight-complex="bold"/>
    </style:style>
    <style:style style:name="Основной_20_текст_20__28_3_29_1" style:display-name="Основной текст (3)1" style:family="paragraph" style:parent-style-name="Standard" loext:linked-style-name="Основной_20_текст_20__28_3_29_">
      <loext:graphic-properties draw:fill="solid" draw:fill-color="#ffffff"/>
      <style:paragraph-properties fo:margin-top="0.3335in" fo:margin-bottom="0.25in" style:contextual-spacing="false" fo:line-height="0.1866in" fo:background-color="#ffffff"/>
      <style:text-properties fo:font-size="12pt" style:font-size-asian="12pt" style:font-size-complex="12pt"/>
    </style:style>
    <style:style style:name="Основной_20_текст_20__28_15_29_1" style:display-name="Основной текст (15)1" style:family="paragraph" style:parent-style-name="Standard" loext:linked-style-name="Основной_20_текст_20__28_15_29_">
      <loext:graphic-properties draw:fill="solid" draw:fill-color="#ffffff"/>
      <style:paragraph-properties fo:margin-top="0in" fo:margin-bottom="0in" style:contextual-spacing="false" style:line-height-at-least="0.1665in" fo:text-align="justify" style:justify-single-word="false" fo:background-color="#ffffff"/>
      <style:text-properties fo:font-size="12pt" style:font-size-asian="12pt" style:font-size-complex="12pt"/>
    </style:style>
    <style:style style:name="Основной_20_текст_20__28_54_29_1" style:display-name="Основной текст (54)1" style:family="paragraph" style:parent-style-name="Standard" loext:linked-style-name="Основной_20_текст_20__28_54_29_">
      <loext:graphic-properties draw:fill="solid" draw:fill-color="#ffffff"/>
      <style:paragraph-properties fo:margin-left="0in" fo:margin-right="0in" fo:margin-top="0.3335in" fo:margin-bottom="0.3335in" style:contextual-spacing="false" fo:line-height="0.1965in" fo:text-indent="-1.0417in" style:auto-text-indent="false" fo:background-color="#ffffff"/>
      <style:text-properties fo:font-size="12pt" fo:font-weight="bold" style:font-size-asian="12pt" style:font-weight-asian="bold" style:font-size-complex="12pt" style:font-weight-complex="bold"/>
    </style:style>
    <style:style style:name="Заголовок_20__2116_11" style:display-name="Заголовок №11" style:family="paragraph" style:parent-style-name="Standard" loext:linked-style-name="Заголовок_20__2116_1" style:default-outline-level="1" style:list-style-name="">
      <loext:graphic-properties draw:fill="solid" draw:fill-color="#ffffff"/>
      <style:paragraph-properties fo:margin-top="0in" fo:margin-bottom="0.0835in" style:contextual-spacing="false" style:line-height-at-least="0.1665in" fo:background-color="#ffffff"/>
      <style:text-properties fo:font-size="12pt" style:font-size-asian="12pt" style:font-size-complex="12pt"/>
    </style:style>
    <style:style style:name="Основной_20_текст_20__28_19_29_1" style:display-name="Основной текст (19)1" style:family="paragraph" style:parent-style-name="Standard" loext:linked-style-name="Основной_20_текст_20__28_19_29_">
      <loext:graphic-properties draw:fill="solid" draw:fill-color="#ffffff"/>
      <style:paragraph-properties fo:margin-top="0.0835in" fo:margin-bottom="0.0835in" style:contextual-spacing="false" style:line-height-at-least="0.1665in" fo:background-color="#ffffff"/>
      <style:text-properties style:font-name="Lucida Sans Unicode" fo:font-family="'Lucida Sans Unicode'" style:font-family-generic="roman" style:font-pitch="variable" fo:font-size="13pt" style:font-size-asian="13pt" style:font-size-complex="13pt"/>
    </style:style>
    <style:style style:name="Основной_20_текст_20__28_20_29_1" style:display-name="Основной текст (20)1" style:family="paragraph" style:parent-style-name="Standard" loext:linked-style-name="Основной_20_текст_20__28_20_29_">
      <loext:graphic-properties draw:fill="solid" draw:fill-color="#ffffff"/>
      <style:paragraph-properties fo:margin-top="0.0835in" fo:margin-bottom="0.25in" style:contextual-spacing="false" style:line-height-at-least="0.1665in" fo:background-color="#ffffff"/>
      <style:text-properties fo:font-size="12pt" style:font-size-asian="12pt" style:font-size-complex="12pt"/>
    </style:style>
    <style:style style:name="Основной_20_текст_20__28_16_29_1" style:display-name="Основной текст (16)1" style:family="paragraph" style:parent-style-name="Standard" loext:linked-style-name="Основной_20_текст_20__28_16_29_">
      <loext:graphic-properties draw:fill="solid" draw:fill-color="#ffffff"/>
      <style:paragraph-properties fo:margin-top="0.25in" fo:margin-bottom="0.1665in" style:contextual-spacing="false" fo:line-height="0.1929in" fo:text-align="end" style:justify-single-word="false" fo:background-color="#ffffff"/>
      <style:text-properties fo:font-size="12pt" style:font-size-asian="12pt" style:font-size-complex="12pt"/>
    </style:style>
    <style:style style:name="Подпись_20_к_20_таблице_20__28_2_29_1" style:display-name="Подпись к таблице (2)1" style:family="paragraph" style:parent-style-name="Standard" loext:linked-style-name="Подпись_20_к_20_таблице_20__28_2_29_">
      <loext:graphic-properties draw:fill="solid" draw:fill-color="#ffffff"/>
      <style:paragraph-properties fo:margin-top="0in" fo:margin-bottom="0in" style:contextual-spacing="false" fo:line-height="0.1866in" fo:text-align="justify" style:justify-single-word="false" fo:background-color="#ffffff"/>
      <style:text-properties fo:font-size="12pt" style:font-size-asian="12pt" style:font-size-complex="12pt"/>
    </style:style>
    <style:style style:name="Основной_20_текст_20__28_26_29_1" style:display-name="Основной текст (26)1" style:family="paragraph" style:parent-style-name="Standard" loext:linked-style-name="Основной_20_текст_20__28_26_29_">
      <loext:graphic-properties draw:fill="solid" draw:fill-color="#ffffff"/>
      <style:paragraph-properties fo:margin-left="0in" fo:margin-right="0in" fo:margin-top="0in" fo:margin-bottom="1.2917in" style:contextual-spacing="false" fo:line-height="0.1929in" fo:text-indent="-0.5835in" style:auto-text-indent="false" fo:background-color="#ffffff"/>
      <style:text-properties fo:font-size="12pt" style:font-size-asian="12pt" style:font-size-complex="12pt"/>
    </style:style>
    <style:style style:name="Основной_20_текст_20__28_29_29_1" style:display-name="Основной текст (29)1" style:family="paragraph" style:parent-style-name="Standard" loext:linked-style-name="Основной_20_текст_20__28_29_29_">
      <loext:graphic-properties draw:fill="solid" draw:fill-color="#ffffff"/>
      <style:paragraph-properties fo:margin-left="0in" fo:margin-right="0in" fo:margin-top="0.3335in" fo:margin-bottom="0in" style:contextual-spacing="false" fo:line-height="0.1902in" fo:text-align="justify" style:justify-single-word="false" fo:text-indent="1.3193in" style:auto-text-indent="false" fo:background-color="#ffffff"/>
      <style:text-properties fo:font-size="12pt" style:font-size-asian="12pt" style:font-size-complex="12pt"/>
    </style:style>
    <style:style style:name="Основной_20_текст_20__28_13_29_1" style:display-name="Основной текст (13)1" style:family="paragraph" style:parent-style-name="Standard" loext:linked-style-name="Основной_20_текст_20__28_13_29_">
      <loext:graphic-properties draw:fill="solid" draw:fill-color="#ffffff"/>
      <style:paragraph-properties fo:margin-left="0in" fo:margin-right="0in" fo:margin-top="0.3335in" fo:margin-bottom="0in" style:contextual-spacing="false" fo:line-height="0.1902in" fo:text-indent="0.2083in" style:auto-text-indent="false" fo:background-color="#ffffff"/>
      <style:text-properties fo:font-size="12pt" style:font-size-asian="12pt" style:font-size-complex="12pt"/>
    </style:style>
    <style:style style:name="Подпись_20_к_20_таблице1" style:display-name="Подпись к таблице1" style:family="paragraph" style:parent-style-name="Standard" loext:linked-style-name="Подпись_20_к_20_таблице">
      <loext:graphic-properties draw:fill="solid" draw:fill-color="#ffffff"/>
      <style:paragraph-properties fo:margin-top="0in" fo:margin-bottom="0in" style:contextual-spacing="false" style:line-height-at-least="0.1665in" fo:background-color="#ffffff"/>
      <style:text-properties fo:font-size="12pt" style:font-size-asian="12pt" style:font-size-complex="12pt"/>
    </style:style>
    <style:style style:name="Основной_20_текст_20__28_28_29_1" style:display-name="Основной текст (28)1" style:family="paragraph" style:parent-style-name="Standard" loext:linked-style-name="Основной_20_текст_20__28_28_29_">
      <loext:graphic-properties draw:fill="solid" draw:fill-color="#ffffff"/>
      <style:paragraph-properties fo:margin-top="0in" fo:margin-bottom="0in" style:contextual-spacing="false" style:line-height-at-least="0.1665in" fo:background-color="#ffffff"/>
      <style:text-properties style:font-name="Lucida Sans Unicode" fo:font-family="'Lucida Sans Unicode'" style:font-family-generic="roman" style:font-pitch="variable"/>
    </style:style>
    <style:style style:name="Основной_20_текст_20__28_63_29_1" style:display-name="Основной текст (63)1" style:family="paragraph" style:parent-style-name="Standard" loext:linked-style-name="Основной_20_текст_20__28_63_29_">
      <loext:graphic-properties draw:fill="solid" draw:fill-color="#ffffff"/>
      <style:paragraph-properties fo:margin-top="0.1665in" fo:margin-bottom="0in" style:contextual-spacing="false" style:line-height-at-least="0.1665in" fo:background-color="#ffffff"/>
    </style:style>
    <style:style style:name="Основной_20_текст_20__28_62_29_1" style:display-name="Основной текст (62)1" style:family="paragraph" style:parent-style-name="Standard" loext:linked-style-name="Основной_20_текст_20__28_62_29_">
      <loext:graphic-properties draw:fill="solid" draw:fill-color="#ffffff"/>
      <style:paragraph-properties fo:margin-top="0in" fo:margin-bottom="0in" style:contextual-spacing="false" style:line-height-at-least="0.1665in" fo:background-color="#ffffff"/>
      <style:text-properties style:font-name="Lucida Sans Unicode" fo:font-family="'Lucida Sans Unicode'" style:font-family-generic="roman" style:font-pitch="variable"/>
    </style:style>
    <style:style style:name="Основной_20_текст_20__28_48_29_1" style:display-name="Основной текст (48)1" style:family="paragraph" style:parent-style-name="Standard" loext:linked-style-name="Основной_20_текст_20__28_48_29_">
      <loext:graphic-properties draw:fill="solid" draw:fill-color="#ffffff"/>
      <style:paragraph-properties fo:margin-top="0in" fo:margin-bottom="0in" style:contextual-spacing="false" style:line-height-at-least="0.1665in" fo:background-color="#ffffff"/>
      <style:text-properties fo:font-size="12pt" fo:font-weight="bold" style:font-size-asian="12pt" style:font-weight-asian="bold" style:font-size-complex="12pt" style:font-weight-complex="bold"/>
    </style:style>
    <style:style style:name="Основной_20_текст_20__28_24_29_1" style:display-name="Основной текст (24)1" style:family="paragraph" style:parent-style-name="Standard" loext:linked-style-name="Основной_20_текст_20__28_24_29_">
      <loext:graphic-properties draw:fill="solid" draw:fill-color="#ffffff"/>
      <style:paragraph-properties fo:margin-top="0in" fo:margin-bottom="0in" style:contextual-spacing="false" style:line-height-at-least="0.1665in" fo:text-align="center" style:justify-single-word="false" fo:background-color="#ffffff"/>
      <style:text-properties fo:font-size="12pt" style:font-size-asian="12pt" style:font-size-complex="12pt"/>
    </style:style>
    <style:style style:name="Основной_20_текст_20__28_35_29_1" style:display-name="Основной текст (35)1" style:family="paragraph" style:parent-style-name="Standard" loext:linked-style-name="Основной_20_текст_20__28_35_29_">
      <loext:graphic-properties draw:fill="solid" draw:fill-color="#ffffff"/>
      <style:paragraph-properties fo:margin-top="0in" fo:margin-bottom="0in" style:contextual-spacing="false" style:line-height-at-least="0.1665in" fo:background-color="#ffffff"/>
    </style:style>
    <style:style style:name="Основной_20_текст_20__28_32_29_1" style:display-name="Основной текст (32)1" style:family="paragraph" style:parent-style-name="Standard" loext:linked-style-name="Основной_20_текст_20__28_32_29_">
      <loext:graphic-properties draw:fill="solid" draw:fill-color="#ffffff"/>
      <style:paragraph-properties fo:margin-top="0in" fo:margin-bottom="0in" style:contextual-spacing="false" style:line-height-at-least="0.1665in" fo:text-align="justify" style:justify-single-word="false" fo:background-color="#ffffff"/>
    </style:style>
    <style:style style:name="Основной_20_текст_20__28_36_29_1" style:display-name="Основной текст (36)1" style:family="paragraph" style:parent-style-name="Standard" loext:linked-style-name="Основной_20_текст_20__28_36_29_">
      <loext:graphic-properties draw:fill="solid" draw:fill-color="#ffffff"/>
      <style:paragraph-properties fo:margin-top="0in" fo:margin-bottom="0in" style:contextual-spacing="false" style:line-height-at-least="0.1665in" fo:text-align="end" style:justify-single-word="false" fo:background-color="#ffffff"/>
    </style:style>
    <style:style style:name="c31"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c49"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c2"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c105"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c25"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c47"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c86"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Стандартный_20_HTML_20_Знак" style:display-name="Стандартный HTML Знак"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Заголовок_20_1_20_Знак" style:display-name="Заголовок 1 Знак"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Заголовок_20_2_20_Знак" style:display-name="Заголовок 2 Знак" style:family="text" style:parent-style-name="Default_20_Paragraph_20_Font" loext:linked-style-name="Heading_20_2">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Заголовок_20_3_20_Знак" style:display-name="Заголовок 3 Знак" style:family="text" style:parent-style-name="Default_20_Paragraph_20_Font" loext:linked-style-name="Heading_20_3">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ru" style:country-asian="RU" style:font-weight-asian="bold" style:font-name-complex="Times New Roman1" style:font-family-complex="'Times New Roman'" style:font-family-generic-complex="system" style:font-pitch-complex="variable" style:font-size-complex="13.5pt" style:font-weight-complex="bold"/>
    </style:style>
    <style:style style:name="Заголовок_20_4_20_Знак" style:display-name="Заголовок 4 Знак" style:family="text" style:parent-style-name="Default_20_Paragraph_20_Font" loext:linked-style-name="Heading_20_4">
      <style:text-properties fo:color="#2e74b5"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apple-converted-space" style:family="text" style:parent-style-name="Default_20_Paragraph_20_Font"/>
    <style:style style:name="toctoggle" style:family="text" style:parent-style-name="Default_20_Paragraph_20_Font"/>
    <style:style style:name="tocnumber" style:family="text" style:parent-style-name="Default_20_Paragraph_20_Font"/>
    <style:style style:name="toctext" style:family="text" style:parent-style-name="Default_20_Paragraph_20_Font"/>
    <style:style style:name="mw-headline" style:family="text" style:parent-style-name="Default_20_Paragraph_20_Font"/>
    <style:style style:name="mwe-math-mathml-inline"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loext:linked-style-name="annotation_20_text">
      <style:text-properties fo:font-size="10pt" style:font-size-asian="10pt" style:font-size-complex="10pt"/>
    </style:style>
    <style:style style:name="Тема_20_примечания_20_Знак" style:display-name="Тема примечания Знак" style:family="text" style:parent-style-name="Текст_20_примечания_20_Знак" loext:linked-style-name="annotation_20_subject">
      <style:text-properties fo:font-size="10pt" fo:font-weight="bold" style:font-size-asian="10pt" style:font-weight-asian="bold" style:font-size-complex="10pt" style:font-weight-complex="bold"/>
    </style:style>
    <style:style style:name="Текст_20_выноски_20_Знак" style:display-name="Текст выноски Знак"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Placeholder_20_Text" style:display-name="Placeholder Text" style:family="text" style:parent-style-name="Default_20_Paragraph_20_Font">
      <style:text-properties fo:color="#808080" loext:opacity="100%"/>
    </style:style>
    <style:style style:name="mw-editsection" style:family="text" style:parent-style-name="Default_20_Paragraph_20_Font"/>
    <style:style style:name="mw-editsection-bracket" style:family="text" style:parent-style-name="Default_20_Paragraph_20_Font"/>
    <style:style style:name="mw-editsection-divider" style:family="text" style:parent-style-name="Default_20_Paragraph_20_Font"/>
    <style:style style:name="Основной_20_текст_20_с_20_отступом_20_2_20_Знак" style:display-name="Основной текст с отступом 2 Знак" style:family="text" style:parent-style-name="Default_20_Paragraph_20_Font" loext:linked-style-name="Body_20_Text_20_Indent_20_2">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Основной_20_текст_20_с_20_отступом_20_3_20_Знак" style:display-name="Основной текст с отступом 3 Знак" style:family="text" style:parent-style-name="Default_20_Paragraph_20_Font" loext:linked-style-name="Body_20_Text_20_Indent_20_3">
      <style:text-properties fo:font-size="8pt" style:font-size-asian="8pt" style:font-size-complex="8pt"/>
    </style:style>
    <style:style style:name="инт_5f_2" style:display-name="инт_2" style:family="text" style:parent-style-name="Default_20_Paragraph_20_Font">
      <style:text-properties fo:letter-spacing="0.028in"/>
    </style:style>
    <style:style style:name="загл_5f_инт_5f_2" style:display-name="загл_инт_2" style:family="text" style:parent-style-name="Default_20_Paragraph_20_Font">
      <style:text-properties fo:text-transform="uppercase" style:text-line-through-style="none" style:text-line-through-type="none" style:text-position="0% 100%" fo:letter-spacing="0.028in"/>
    </style:style>
    <style:style style:name="Нижний_20_колонтитул_20_Знак" style:display-name="Нижний колонтитул Знак" style:family="text" style:parent-style-name="Default_20_Paragraph_20_Font" loext:linked-style-name="Foot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page_20_number" style:display-name="page number" style:family="text" style:parent-style-name="Default_20_Paragraph_20_Font">
      <style:text-properties style:font-name-complex="Times New Roman1" style:font-family-complex="'Times New Roman'" style:font-family-generic-complex="system" style:font-pitch-complex="variable"/>
    </style:style>
    <style:style style:name="Основной_20_текст_20_2_20_Знак" style:display-name="Основной текст 2 Знак" style:family="text" style:parent-style-name="Default_20_Paragraph_20_Font" loext:linked-style-name="Body_20_Text_20_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Основной_20_текст_20_Знак" style:display-name="Основной текст Знак" style:family="text" style:parent-style-name="Default_20_Paragraph_20_Font"/>
    <style:style style:name="Заголовок_20_Знак" style:display-name="Заголовок Знак" style:family="text" style:parent-style-name="Default_20_Paragraph_20_Font" loext:linked-style-name="Title">
      <style:text-properties style:font-name="Arial" fo:font-family="Arial" style:font-family-generic="roman" style:font-pitch="variable" fo:font-size="16pt" fo:font-weight="bold" style:letter-kerning="true" style:font-name-asian="Times New Roman1" style:font-family-asian="'Times New Roman'" style:font-family-generic-asian="system" style:font-pitch-asian="variable" style:font-size-asian="16pt" style:language-asian="ru" style:country-asian="RU" style:font-weight-asian="bold" style:font-name-complex="Times New Roman1" style:font-family-complex="'Times New Roman'" style:font-family-generic-complex="system" style:font-pitch-complex="variable" style:font-size-complex="10pt"/>
    </style:style>
    <style:style style:name="Верхний_20_колонтитул_20_Знак" style:display-name="Верхний колонтитул Знак" style:family="text" style:parent-style-name="Default_20_Paragraph_20_Font" loext:linked-style-name="Header">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Основной_20_текст_20__28_2_29_" style:display-name="Основной текст (2)" style:family="text" style:parent-style-name="Default_20_Paragraph_20_Font" loext:linked-style-name="Основной_20_текст_20__28_2_29_1">
      <style:text-properties fo:font-size="14pt" fo:font-weight="bold" fo:background-color="#ffffff" style:font-size-asian="14pt" style:font-weight-asian="bold" style:font-size-complex="14pt" style:font-weight-complex="bold"/>
    </style:style>
    <style:style style:name="Основной_20_текст_20__28_2_29__20__2b__20_15_20_pt" style:display-name="Основной текст (2) + 15 pt" style:family="text" style:parent-style-name="Основной_20_текст_20__28_2_29_">
      <style:text-properties fo:font-size="15pt" fo:font-style="italic" fo:font-weight="bold" fo:background-color="#ffffff" style:font-size-asian="15pt" style:font-style-asian="italic" style:font-weight-asian="bold" style:font-size-complex="15pt" style:font-style-complex="italic" style:font-weight-complex="bold"/>
    </style:style>
    <style:style style:name="Основной_20_текст_20__28_3_29_" style:display-name="Основной текст (3)" style:family="text" style:parent-style-name="Default_20_Paragraph_20_Font" loext:linked-style-name="Основной_20_текст_20__28_3_29_1">
      <style:text-properties fo:font-size="12pt" fo:background-color="#ffffff" style:font-size-asian="12pt" style:font-size-complex="12pt"/>
    </style:style>
    <style:style style:name="Основной_20_текст_20__28_15_29_" style:display-name="Основной текст (15)" style:family="text" style:parent-style-name="Default_20_Paragraph_20_Font" loext:linked-style-name="Основной_20_текст_20__28_15_29_1">
      <style:text-properties fo:font-size="12pt" fo:background-color="#ffffff" style:font-size-asian="12pt" style:font-size-complex="12pt"/>
    </style:style>
    <style:style style:name="Основной_20_текст_20__28_54_29_" style:display-name="Основной текст (54)" style:family="text" style:parent-style-name="Default_20_Paragraph_20_Font" loext:linked-style-name="Основной_20_текст_20__28_54_29_1">
      <style:text-properties fo:font-size="12pt" fo:font-weight="bold" fo:background-color="#ffffff" style:font-size-asian="12pt" style:font-weight-asian="bold" style:font-size-complex="12pt" style:font-weight-complex="bold"/>
    </style:style>
    <style:style style:name="Основной_20_текст_20__28_3_29_8" style:display-name="Основной текст (3)8" style:family="text" style:parent-style-name="Основной_20_текст_20__28_3_29_">
      <style:text-properties style:font-name="Times New Roman" fo:font-family="'Times New Roman'" style:font-family-generic="roman" style:font-pitch="variable" fo:font-size="12pt" fo:background-color="#ffffff" style:font-size-asian="12pt" style:font-name-complex="Times New Roman1" style:font-family-complex="'Times New Roman'" style:font-family-generic-complex="system" style:font-pitch-complex="variable" style:font-size-complex="12pt"/>
    </style:style>
    <style:style style:name="Заголовок_20__2116_1" style:display-name="Заголовок №1" style:family="text" style:parent-style-name="Default_20_Paragraph_20_Font" loext:linked-style-name="Заголовок_20__2116_11">
      <style:text-properties fo:font-size="12pt" fo:background-color="#ffffff" style:font-size-asian="12pt" style:font-size-complex="12pt"/>
    </style:style>
    <style:style style:name="Основной_20_текст_20__28_3_29_7" style:display-name="Основной текст (3)7" style:family="text" style:parent-style-name="Основной_20_текст_20__28_3_29_">
      <style:text-properties style:font-name="Times New Roman" fo:font-family="'Times New Roman'" style:font-family-generic="roman" style:font-pitch="variable" fo:font-size="12pt" fo:background-color="#ffffff" style:font-size-asian="12pt" style:font-name-complex="Times New Roman1" style:font-family-complex="'Times New Roman'" style:font-family-generic-complex="system" style:font-pitch-complex="variable" style:font-size-complex="12pt"/>
    </style:style>
    <style:style style:name="Основной_20_текст_20__28_3_29_17" style:display-name="Основной текст (3)17" style:family="text" style:parent-style-name="Основной_20_текст_20__28_3_29_">
      <style:text-properties style:font-name="Times New Roman" fo:font-family="'Times New Roman'" style:font-family-generic="roman" style:font-pitch="variable" fo:font-size="12pt" fo:language="en" fo:country="US" fo:background-color="#ffffff" style:font-size-asian="12pt" style:language-asian="en" style:country-asian="US" style:font-name-complex="Times New Roman1" style:font-family-complex="'Times New Roman'" style:font-family-generic-complex="system" style:font-pitch-complex="variable" style:font-size-complex="12pt"/>
    </style:style>
    <style:style style:name="Основной_20_текст_20__28_19_29_" style:display-name="Основной текст (19)" style:family="text" style:parent-style-name="Default_20_Paragraph_20_Font" loext:linked-style-name="Основной_20_текст_20__28_19_29_1">
      <style:text-properties style:font-name="Lucida Sans Unicode" fo:font-family="'Lucida Sans Unicode'" style:font-family-generic="roman" style:font-pitch="variable" fo:font-size="13pt" fo:background-color="#ffffff" style:font-size-asian="13pt" style:font-size-complex="13pt"/>
    </style:style>
    <style:style style:name="Основной_20_текст_20__28_19_29_2" style:display-name="Основной текст (19)2" style:family="text" style:parent-style-name="Основной_20_текст_20__28_19_29_">
      <style:text-properties style:font-name="Lucida Sans Unicode" fo:font-family="'Lucida Sans Unicode'" style:font-family-generic="roman" style:font-pitch="variable" fo:font-size="13pt" fo:background-color="#ffffff" style:font-size-asian="13pt" style:font-size-complex="13pt"/>
    </style:style>
    <style:style style:name="Заголовок_20__2116_13" style:display-name="Заголовок №13" style:family="text" style:parent-style-name="Заголовок_20__2116_1">
      <style:text-properties style:font-name="Times New Roman" fo:font-family="'Times New Roman'" style:font-family-generic="roman" style:font-pitch="variable" fo:font-size="12pt" style:text-underline-style="solid" style:text-underline-width="auto" style:text-underline-color="font-color" fo:background-color="#ffffff" style:font-size-asian="12pt" style:font-name-complex="Times New Roman1" style:font-family-complex="'Times New Roman'" style:font-family-generic-complex="system" style:font-pitch-complex="variable" style:font-size-complex="12pt"/>
    </style:style>
    <style:style style:name="Основной_20_текст_20__28_20_29_" style:display-name="Основной текст (20)" style:family="text" style:parent-style-name="Default_20_Paragraph_20_Font" loext:linked-style-name="Основной_20_текст_20__28_20_29_1">
      <style:text-properties fo:font-size="12pt" fo:background-color="#ffffff" style:font-size-asian="12pt" style:font-size-complex="12pt"/>
    </style:style>
    <style:style style:name="Основной_20_текст_20__28_15_29_7" style:display-name="Основной текст (15)7" style:family="text" style:parent-style-name="Основной_20_текст_20__28_15_29_">
      <style:text-properties style:font-name="Times New Roman" fo:font-family="'Times New Roman'" style:font-family-generic="roman" style:font-pitch="variable" fo:font-size="12pt" fo:background-color="#ffffff" style:font-size-asian="12pt" style:font-name-complex="Times New Roman1" style:font-family-complex="'Times New Roman'" style:font-family-generic-complex="system" style:font-pitch-complex="variable" style:font-size-complex="12pt"/>
    </style:style>
    <style:style style:name="Основной_20_текст_20__28_3_29_6" style:display-name="Основной текст (3)6" style:family="text" style:parent-style-name="Основной_20_текст_20__28_3_29_">
      <style:text-properties style:font-name="Times New Roman" fo:font-family="'Times New Roman'" style:font-family-generic="roman" style:font-pitch="variable" fo:font-size="12pt" fo:background-color="#ffffff" style:font-size-asian="12pt" style:font-name-complex="Times New Roman1" style:font-family-complex="'Times New Roman'" style:font-family-generic-complex="system" style:font-pitch-complex="variable" style:font-size-complex="12pt"/>
    </style:style>
    <style:style style:name="Основной_20_текст_20__28_15_29__20__2b__20_MS_20_Gothic" style:display-name="Основной текст (15) + MS Gothic" style:family="text" style:parent-style-name="Основной_20_текст_20__28_15_29_">
      <style:text-properties style:font-name="MS Gothic" fo:font-family="'MS Gothic'" style:font-family-generic="roman" style:font-pitch="variable" fo:font-size="10pt" fo:background-color="#ffffff" style:font-name-asian="MS Gothic1" style:font-family-asian="'MS Gothic'" style:font-family-generic-asian="system" style:font-pitch-asian="variable" style:font-size-asian="10pt" style:font-name-complex="MS Gothic1" style:font-family-complex="'MS Gothic'" style:font-family-generic-complex="system" style:font-pitch-complex="variable" style:font-size-complex="10pt"/>
    </style:style>
    <style:style style:name="Основной_20_текст_20__28_15_29__20__2b__20_MS_20_Gothic1" style:display-name="Основной текст (15) + MS Gothic1" style:family="text" style:parent-style-name="Основной_20_текст_20__28_15_29_">
      <style:text-properties style:font-name="MS Gothic" fo:font-family="'MS Gothic'" style:font-family-generic="roman" style:font-pitch="variable" fo:font-size="10pt" fo:background-color="#ffffff" style:font-name-asian="MS Gothic1" style:font-family-asian="'MS Gothic'" style:font-family-generic-asian="system" style:font-pitch-asian="variable" style:font-size-asian="10pt" style:font-name-complex="MS Gothic1" style:font-family-complex="'MS Gothic'" style:font-family-generic-complex="system" style:font-pitch-complex="variable" style:font-size-complex="10pt"/>
    </style:style>
    <style:style style:name="Основной_20_текст_20__28_15_29_5" style:display-name="Основной текст (15)5" style:family="text" style:parent-style-name="Основной_20_текст_20__28_15_29_">
      <style:text-properties style:font-name="Times New Roman" fo:font-family="'Times New Roman'" style:font-family-generic="roman" style:font-pitch="variable" fo:font-size="12pt" style:text-underline-style="solid" style:text-underline-width="auto" style:text-underline-color="font-color" fo:background-color="#ffffff" style:font-size-asian="12pt" style:font-name-complex="Times New Roman1" style:font-family-complex="'Times New Roman'" style:font-family-generic-complex="system" style:font-pitch-complex="variable" style:font-size-complex="12pt"/>
    </style:style>
    <style:style style:name="Основной_20_текст_20__28_15_29_4" style:display-name="Основной текст (15)4" style:family="text" style:parent-style-name="Основной_20_текст_20__28_15_29_">
      <style:text-properties style:font-name="Times New Roman" fo:font-family="'Times New Roman'" style:font-family-generic="roman" style:font-pitch="variable" fo:font-size="12pt" style:text-underline-style="solid" style:text-underline-width="auto" style:text-underline-color="font-color" fo:background-color="#ffffff" style:font-size-asian="12pt" style:font-name-complex="Times New Roman1" style:font-family-complex="'Times New Roman'" style:font-family-generic-complex="system" style:font-pitch-complex="variable" style:font-size-complex="12pt"/>
    </style:style>
    <style:style style:name="Основной_20_текст_20__28_15_29_3" style:display-name="Основной текст (15)3" style:family="text" style:parent-style-name="Основной_20_текст_20__28_15_29_">
      <style:text-properties style:font-name="Times New Roman" fo:font-family="'Times New Roman'" style:font-family-generic="roman" style:font-pitch="variable" fo:font-size="12pt" fo:background-color="#ffffff" style:font-size-asian="12pt" style:font-name-complex="Times New Roman1" style:font-family-complex="'Times New Roman'" style:font-family-generic-complex="system" style:font-pitch-complex="variable" style:font-size-complex="12pt"/>
    </style:style>
    <style:style style:name="Основной_20_текст_20__28_16_29_" style:display-name="Основной текст (16)" style:family="text" style:parent-style-name="Default_20_Paragraph_20_Font" loext:linked-style-name="Основной_20_текст_20__28_16_29_1">
      <style:text-properties fo:font-size="12pt" fo:background-color="#ffffff" style:font-size-asian="12pt" style:font-size-complex="12pt"/>
    </style:style>
    <style:style style:name="Основной_20_текст_20__28_16_29_2" style:display-name="Основной текст (16)2" style:family="text" style:parent-style-name="Основной_20_текст_20__28_16_29_">
      <style:text-properties fo:font-size="12pt" fo:background-color="#ffffff" style:font-size-asian="12pt" style:font-size-complex="12pt"/>
    </style:style>
    <style:style style:name="Подпись_20_к_20_таблице_20__28_2_29_" style:display-name="Подпись к таблице (2)" style:family="text" style:parent-style-name="Default_20_Paragraph_20_Font" loext:linked-style-name="Подпись_20_к_20_таблице_20__28_2_29_1">
      <style:text-properties fo:font-size="12pt" fo:background-color="#ffffff" style:font-size-asian="12pt" style:font-size-complex="12pt"/>
    </style:style>
    <style:style style:name="Подпись_20_к_20_таблице_20__28_2_29_2" style:display-name="Подпись к таблице (2)2" style:family="text" style:parent-style-name="Подпись_20_к_20_таблице_20__28_2_29_">
      <style:text-properties fo:font-size="12pt" fo:background-color="#ffffff" style:font-size-asian="12pt" style:font-size-complex="12pt"/>
    </style:style>
    <style:style style:name="Основной_20_текст_20__28_3_29_5" style:display-name="Основной текст (3)5" style:family="text" style:parent-style-name="Основной_20_текст_20__28_3_29_">
      <style:text-properties style:font-name="Times New Roman" fo:font-family="'Times New Roman'" style:font-family-generic="roman" style:font-pitch="variable" fo:font-size="12pt" fo:background-color="#ffffff" style:font-size-asian="12pt" style:font-name-complex="Times New Roman1" style:font-family-complex="'Times New Roman'" style:font-family-generic-complex="system" style:font-pitch-complex="variable" style:font-size-complex="12pt"/>
    </style:style>
    <style:style style:name="Основной_20_текст_20__28_26_29_" style:display-name="Основной текст (26)" style:family="text" style:parent-style-name="Default_20_Paragraph_20_Font" loext:linked-style-name="Основной_20_текст_20__28_26_29_1">
      <style:text-properties fo:font-size="12pt" fo:background-color="#ffffff" style:font-size-asian="12pt" style:font-size-complex="12pt"/>
    </style:style>
    <style:style style:name="Основной_20_текст_20__28_29_29_" style:display-name="Основной текст (29)" style:family="text" style:parent-style-name="Default_20_Paragraph_20_Font" loext:linked-style-name="Основной_20_текст_20__28_29_29_1">
      <style:text-properties fo:font-size="12pt" fo:background-color="#ffffff" style:font-size-asian="12pt" style:font-size-complex="12pt"/>
    </style:style>
    <style:style style:name="Основной_20_текст_20__28_13_29_" style:display-name="Основной текст (13)" style:family="text" style:parent-style-name="Default_20_Paragraph_20_Font" loext:linked-style-name="Основной_20_текст_20__28_13_29_1">
      <style:text-properties fo:font-size="12pt" fo:background-color="#ffffff" style:font-size-asian="12pt" style:font-size-complex="12pt"/>
    </style:style>
    <style:style style:name="Основной_20_текст_20__28_3_29_13" style:display-name="Основной текст (3)13" style:family="text" style:parent-style-name="Основной_20_текст_20__28_3_29_">
      <style:text-properties style:font-name="Times New Roman" fo:font-family="'Times New Roman'" style:font-family-generic="roman" style:font-pitch="variable" fo:font-size="12pt" fo:background-color="#ffffff" style:font-size-asian="12pt" style:font-name-complex="Times New Roman1" style:font-family-complex="'Times New Roman'" style:font-family-generic-complex="system" style:font-pitch-complex="variable" style:font-size-complex="12pt"/>
    </style:style>
    <style:style style:name="Основной_20_текст_20__28_13_29_3" style:display-name="Основной текст (13)3" style:family="text" style:parent-style-name="Основной_20_текст_20__28_13_29_">
      <style:text-properties fo:font-size="12pt" fo:background-color="#ffffff" style:font-size-asian="12pt" style:font-size-complex="12pt"/>
    </style:style>
    <style:style style:name="Основной_20_текст_20__28_13_29_2" style:display-name="Основной текст (13)2" style:family="text" style:parent-style-name="Основной_20_текст_20__28_13_29_">
      <style:text-properties fo:font-size="12pt" fo:background-color="#ffffff" style:font-size-asian="12pt" style:font-size-complex="12pt"/>
    </style:style>
    <style:style style:name="Подпись_20_к_20_таблице" style:display-name="Подпись к таблице" style:family="text" style:parent-style-name="Default_20_Paragraph_20_Font" loext:linked-style-name="Подпись_20_к_20_таблице1">
      <style:text-properties fo:font-size="12pt" fo:background-color="#ffffff" style:font-size-asian="12pt" style:font-size-complex="12pt"/>
    </style:style>
    <style:style style:name="Основной_20_текст_20__28_28_29_" style:display-name="Основной текст (28)" style:family="text" style:parent-style-name="Default_20_Paragraph_20_Font" loext:linked-style-name="Основной_20_текст_20__28_28_29_1">
      <style:text-properties style:font-name="Lucida Sans Unicode" fo:font-family="'Lucida Sans Unicode'" style:font-family-generic="roman" style:font-pitch="variable" fo:background-color="#ffffff"/>
    </style:style>
    <style:style style:name="Основной_20_текст_20__28_15_29_2" style:display-name="Основной текст (15)2" style:family="text" style:parent-style-name="Основной_20_текст_20__28_15_29_">
      <style:text-properties style:font-name="Times New Roman" fo:font-family="'Times New Roman'" style:font-family-generic="roman" style:font-pitch="variable" fo:font-size="12pt" fo:background-color="#ffffff" style:font-size-asian="12pt" style:font-name-complex="Times New Roman1" style:font-family-complex="'Times New Roman'" style:font-family-generic-complex="system" style:font-pitch-complex="variable" style:font-size-complex="12pt"/>
    </style:style>
    <style:style style:name="Основной_20_текст_20__28_63_29_" style:display-name="Основной текст (63)" style:family="text" style:parent-style-name="Default_20_Paragraph_20_Font" loext:linked-style-name="Основной_20_текст_20__28_63_29_1">
      <style:text-properties fo:background-color="#ffffff"/>
    </style:style>
    <style:style style:name="Основной_20_текст_20__28_63_29_2" style:display-name="Основной текст (63)2" style:family="text" style:parent-style-name="Основной_20_текст_20__28_63_29_">
      <style:text-properties fo:background-color="#ffffff"/>
    </style:style>
    <style:style style:name="Основной_20_текст_20__28_62_29_" style:display-name="Основной текст (62)" style:family="text" style:parent-style-name="Default_20_Paragraph_20_Font" loext:linked-style-name="Основной_20_текст_20__28_62_29_1">
      <style:text-properties style:font-name="Lucida Sans Unicode" fo:font-family="'Lucida Sans Unicode'" style:font-family-generic="roman" style:font-pitch="variable" fo:background-color="#ffffff"/>
    </style:style>
    <style:style style:name="Основной_20_текст_20__28_62_29_2" style:display-name="Основной текст (62)2" style:family="text" style:parent-style-name="Основной_20_текст_20__28_62_29_">
      <style:text-properties style:font-name="Lucida Sans Unicode" fo:font-family="'Lucida Sans Unicode'" style:font-family-generic="roman" style:font-pitch="variable" fo:background-color="#ffffff"/>
    </style:style>
    <style:style style:name="Основной_20_текст_20__28_3_29_2" style:display-name="Основной текст (3)2" style:family="text" style:parent-style-name="Основной_20_текст_20__28_3_29_">
      <style:text-properties style:font-name="Times New Roman" fo:font-family="'Times New Roman'" style:font-family-generic="roman" style:font-pitch="variable" fo:font-size="12pt" fo:background-color="#ffffff" style:font-size-asian="12pt" style:font-name-complex="Times New Roman1" style:font-family-complex="'Times New Roman'" style:font-family-generic-complex="system" style:font-pitch-complex="variable" style:font-size-complex="12pt"/>
    </style:style>
    <style:style style:name="Основной_20_текст_20__28_48_29_" style:display-name="Основной текст (48)" style:family="text" style:parent-style-name="Default_20_Paragraph_20_Font" loext:linked-style-name="Основной_20_текст_20__28_48_29_1">
      <style:text-properties fo:font-size="12pt" fo:font-weight="bold" fo:background-color="#ffffff" style:font-size-asian="12pt" style:font-weight-asian="bold" style:font-size-complex="12pt" style:font-weight-complex="bold"/>
    </style:style>
    <style:style style:name="citation" style:family="text" style:parent-style-name="Default_20_Paragraph_20_Font"/>
    <style:style style:name="iw" style:family="text" style:parent-style-name="Default_20_Paragraph_20_Font"/>
    <style:style style:name="iw_5f__5f_tooltip" style:display-name="iw__tooltip" style:family="text" style:parent-style-name="Default_20_Paragraph_20_Font"/>
    <style:style style:name="ipa" style:family="text" style:parent-style-name="Default_20_Paragraph_20_Font"/>
    <style:style style:name="noprint" style:family="text" style:parent-style-name="Default_20_Paragraph_20_Font"/>
    <style:style style:name="Основной_20_текст_20__28_3_29_12" style:display-name="Основной текст (3)12" style:family="text" style:parent-style-name="Основной_20_текст_20__28_3_29_">
      <style:text-properties style:font-name="Times New Roman" fo:font-family="'Times New Roman'" style:font-family-generic="roman" style:font-pitch="variable" fo:font-size="12pt" fo:background-color="#ffffff" style:font-size-asian="12pt" style:font-name-complex="Times New Roman1" style:font-family-complex="'Times New Roman'" style:font-family-generic-complex="system" style:font-pitch-complex="variable" style:font-size-complex="12pt" style:language-complex="ar" style:country-complex="SA"/>
    </style:style>
    <style:style style:name="Основной_20_текст_20__28_3_29_11" style:display-name="Основной текст (3)11" style:family="text" style:parent-style-name="Основной_20_текст_20__28_3_29_">
      <style:text-properties style:font-name="Times New Roman" fo:font-family="'Times New Roman'" style:font-family-generic="roman" style:font-pitch="variable" fo:font-size="12pt" fo:background-color="#ffffff" style:font-size-asian="12pt" style:font-name-complex="Times New Roman1" style:font-family-complex="'Times New Roman'" style:font-family-generic-complex="system" style:font-pitch-complex="variable" style:font-size-complex="12pt" style:language-complex="ar" style:country-complex="SA"/>
    </style:style>
    <style:style style:name="Основной_20_текст_20__28_24_29_" style:display-name="Основной текст (24)" style:family="text" style:parent-style-name="Default_20_Paragraph_20_Font" loext:linked-style-name="Основной_20_текст_20__28_24_29_1">
      <style:text-properties fo:font-size="12pt" fo:background-color="#ffffff" style:font-size-asian="12pt" style:font-size-complex="12pt"/>
    </style:style>
    <style:style style:name="Основной_20_текст_20__28_35_29_" style:display-name="Основной текст (35)" style:family="text" style:parent-style-name="Default_20_Paragraph_20_Font" loext:linked-style-name="Основной_20_текст_20__28_35_29_1">
      <style:text-properties fo:background-color="#ffffff"/>
    </style:style>
    <style:style style:name="Основной_20_текст_20__28_32_29_" style:display-name="Основной текст (32)" style:family="text" style:parent-style-name="Default_20_Paragraph_20_Font" loext:linked-style-name="Основной_20_текст_20__28_32_29_1">
      <style:text-properties fo:background-color="#ffffff"/>
    </style:style>
    <style:style style:name="Основной_20_текст_20__28_36_29_" style:display-name="Основной текст (36)" style:family="text" style:parent-style-name="Default_20_Paragraph_20_Font" loext:linked-style-name="Основной_20_текст_20__28_36_29_1">
      <style:text-properties fo:background-color="#ffffff"/>
    </style:style>
    <style:style style:name="Основной_20_текст_20__28_24_29_2" style:display-name="Основной текст (24)2" style:family="text" style:parent-style-name="Основной_20_текст_20__28_24_29_">
      <style:text-properties fo:font-size="12pt" fo:background-color="#ffffff" style:font-size-asian="12pt" style:font-size-complex="12pt"/>
    </style:style>
    <style:style style:name="Основной_20_текст_20__28_36_29_3" style:display-name="Основной текст (36)3" style:family="text" style:parent-style-name="Основной_20_текст_20__28_36_29_">
      <style:text-properties fo:font-size="12pt" fo:background-color="#ffffff" style:font-size-asian="12pt" style:font-size-complex="12pt"/>
    </style:style>
    <style:style style:name="Основной_20_текст_20__28_35_29_3" style:display-name="Основной текст (35)3" style:family="text" style:parent-style-name="Основной_20_текст_20__28_35_29_">
      <style:text-properties fo:font-size="12pt" fo:background-color="#ffffff" style:font-size-asian="12pt" style:font-size-complex="12pt"/>
    </style:style>
    <style:style style:name="c26" style:family="text" style:parent-style-name="Default_20_Paragraph_20_Font"/>
    <style:style style:name="c21" style:family="text" style:parent-style-name="Default_20_Paragraph_20_Font"/>
    <style:style style:name="c34" style:family="text" style:parent-style-name="Default_20_Paragraph_20_Font"/>
    <style:style style:name="contact-name" style:family="text" style:parent-style-name="Default_20_Paragraph_20_Font"/>
    <style:style style:name="ListLabel_20_1" style:display-name="ListLabel 1" style:family="text"/>
    <style:style style:name="ListLabel_20_2" style:display-name="ListLabel 2" style:family="text">
      <style:text-properties style:font-name="Times New Roman" fo:font-family="'Times New Roman'"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tyle="normal" fo:font-weight="normal" style:font-style-asian="normal" style:font-weight-asian="normal" style:font-name-complex="Times New Roman1" style:font-family-complex="'Times New Roman'" style:font-family-generic-complex="system" style:font-pitch-complex="variable" style:font-style-complex="normal" style:font-weight-complex="bold"/>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text-properties fo:font-weight="bold" style:font-weight-asian="bold"/>
    </style:style>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fo:font-style="normal" fo:font-weight="bold" style:font-style-asian="normal" style:font-weight-asian="bold" style:font-name-complex="Times New Roman1" style:font-family-complex="'Times New Roman'" style:font-family-generic-complex="system" style:font-pitch-complex="variable" style:font-style-complex="normal" style:font-weight-complex="bold"/>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in" fo:margin-right="0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Стиль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Стиль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4374in" fo:margin-left="0.4374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5in" fo:margin-left="1.052in"/>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0.75in" fo:margin-left="1.8543in"/>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in" fo:margin-left="2.6563in"/>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25in" fo:margin-left="3.4583in"/>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5in" fo:margin-left="4.2602in"/>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1.5in" fo:margin-left="4.8126in"/>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1.75in" fo:margin-left="5.6146in"/>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2in" fo:margin-left="6.41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4472in" fo:text-indent="-0.25in" fo:margin-left="0.4472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0.9583in" fo:text-indent="-0.25in" fo:margin-left="0.9583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1.4583in" fo:text-indent="-0.1252in" fo:margin-left="1.4583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9583in" fo:text-indent="-0.25in" fo:margin-left="1.9583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2.4583in" fo:text-indent="-0.25in" fo:margin-left="2.4583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2.9583in" fo:text-indent="-0.1252in" fo:margin-left="2.958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3.4583in" fo:text-indent="-0.25in" fo:margin-left="3.4583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3.9583in" fo:text-indent="-0.25in" fo:margin-left="3.9583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4.4583in" fo:text-indent="-0.1252in" fo:margin-left="4.458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text:start-value="6">
        <style:list-level-properties text:list-level-position-and-space-mode="label-alignment">
          <style:list-level-label-alignment text:label-followed-by="listtab" fo:text-indent="-0.3126in" fo:margin-left="0.3126in"/>
        </style:list-level-properties>
      </text:list-level-style-number>
      <text:list-level-style-number text:level="2" text:style-name="ListLabel_20_20" loext:num-list-format="%1%.%2%." style:num-suffix="." style:num-format="1" text:start-value="2" text:display-levels="2">
        <style:list-level-properties text:list-level-position-and-space-mode="label-alignment">
          <style:list-level-label-alignment text:label-followed-by="listtab" fo:text-indent="-0.5in" fo:margin-left="1.0417in"/>
        </style:list-level-properties>
      </text:list-level-style-number>
      <text:list-level-style-number text:level="3" text:style-name="ListLabel_20_21" loext:num-list-format="%1%.%2%.%3%." style:num-suffix="." style:num-format="1" text:display-levels="3">
        <style:list-level-properties text:list-level-position-and-space-mode="label-alignment">
          <style:list-level-label-alignment text:label-followed-by="listtab" fo:text-indent="-0.5in" fo:margin-left="2.0756in"/>
        </style:list-level-properties>
      </text:list-level-style-number>
      <text:list-level-style-number text:level="4" text:style-name="ListLabel_20_22" loext:num-list-format="%1%.%2%.%3%.%4%." style:num-suffix="." style:num-format="1" text:display-levels="4">
        <style:list-level-properties text:list-level-position-and-space-mode="label-alignment">
          <style:list-level-label-alignment text:label-followed-by="listtab" fo:text-indent="-0.75in" fo:margin-left="2.3752in"/>
        </style:list-level-properties>
      </text:list-level-style-number>
      <text:list-level-style-number text:level="5" text:style-name="ListLabel_20_23" loext:num-list-format="%1%.%2%.%3%.%4%.%5%." style:num-suffix="." style:num-format="1" text:display-levels="5">
        <style:list-level-properties text:list-level-position-and-space-mode="label-alignment">
          <style:list-level-label-alignment text:label-followed-by="listtab" fo:text-indent="-0.75in" fo:margin-left="2.9165in"/>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in" fo:margin-left="3.7083in"/>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25in" fo:margin-left="4.5in"/>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1.25in" fo:margin-left="5.0417in"/>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1.5in" fo:margin-left="5.8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7602in" fo:text-indent="-0.5102in" fo:margin-left="0.7602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2.1252in" fo:text-indent="-0.25in" fo:margin-left="2.125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70">
        <style:list-level-properties text:list-level-position-and-space-mode="label-alignment">
          <style:list-level-label-alignment text:label-followed-by="listtab" fo:text-indent="-0.25in" fo:margin-left="0.2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iana</meta:initial-creator>
    <meta:editing-cycles>10</meta:editing-cycles>
    <meta:print-date>2021-10-27T18:58:00</meta:print-date>
    <meta:creation-date>2022-11-29T02:47:00</meta:creation-date>
    <dc:date>2022-12-17T15:07:35.294005339</dc:date>
    <meta:editing-duration>PT1M20S</meta:editing-duration>
    <meta:generator>LibreOffice/7.4.2.3$Linux_X86_64 LibreOffice_project/40$Build-3</meta:generator>
    <meta:document-statistic meta:table-count="11" meta:image-count="0" meta:object-count="12" meta:page-count="4" meta:paragraph-count="300" meta:word-count="979" meta:character-count="5327" meta:non-whitespace-character-count="2301"/>
    <meta:user-defined meta:name="AppVersion">16.0000</meta:user-defined>
    <meta:user-defined meta:name="Company">ITMO</meta:user-defined>
    <meta:template xlink:type="simple" xlink:actuate="onRequest" xlink:title="Normal.dotm" xlink:href=""/>
  </office:meta>
</office:document-meta>
</file>

<file path=Object 1/content.xml><?xml version="1.0" encoding="utf-8"?>
<math xmlns="http://www.w3.org/1998/Math/MathML" display="block">
  <semantics>
    <mrow>
      <mstyle mathsize="12pt">
        <mrow>
          <mo fence="true" form="prefix" stretchy="false">|</mo>
          <mrow>
            <mfrac>
              <mi mathvariant="italic">ΔС</mi>
              <msub>
                <mi>С</mi>
                <mstyle mathsize="8pt">
                  <mi>Т</mi>
                </mstyle>
              </msub>
            </mfrac>
          </mrow>
          <mo fence="true" form="postfix" stretchy="false">|</mo>
        </mrow>
      </mstyle>
      <mrow/>
    </mrow>
    <annotation encoding="StarMath 5.0"> size 12{ lline  {  {ΔС}  over  {С rSub { size 8{Т} } } }  rline } {}</annotation>
  </semantics>
</math>
</file>

<file path=Object 10/content.xml><?xml version="1.0" encoding="utf-8"?>
<math xmlns="http://www.w3.org/1998/Math/MathML" display="block">
  <semantics>
    <mfrac>
      <mn>0,00242578125</mn>
      <mn>0,541</mn>
    </mfrac>
    <annotation encoding="StarMath 5.0">{0,00242578125 } over {0,541}</annotation>
  </semantics>
</math>
</file>

<file path=Object 11/content.xml><?xml version="1.0" encoding="utf-8"?>
<math xmlns="http://www.w3.org/1998/Math/MathML" display="block">
  <semantics>
    <mrow>
      <mstyle mathsize="12pt">
        <mrow>
          <mo fence="true" form="prefix" stretchy="false">|</mo>
          <mrow>
            <mfrac>
              <mi mathvariant="italic">ΔС</mi>
              <msub>
                <mi>С</mi>
                <mstyle mathsize="8pt">
                  <mi>Т</mi>
                </mstyle>
              </msub>
            </mfrac>
          </mrow>
          <mo fence="true" form="postfix" stretchy="false">|</mo>
        </mrow>
      </mstyle>
      <mrow/>
    </mrow>
    <annotation encoding="StarMath 5.0"> size 12{ lline  {  {ΔС}  over  {С rSub { size 8{Т} } } }  rline } {}</annotation>
  </semantics>
</math>
</file>

<file path=Object 12/content.xml><?xml version="1.0" encoding="utf-8"?>
<math xmlns="http://www.w3.org/1998/Math/MathML" display="block">
  <semantics>
    <mfrac>
      <mrow>
        <mo stretchy="false">−</mo>
        <mn>00242578125</mn>
      </mrow>
      <mrow>
        <mo stretchy="false">−</mo>
        <mn>0.541</mn>
      </mrow>
    </mfrac>
    <annotation encoding="StarMath 5.0">{-00242578125 } over {-0.541}</annotation>
  </semantics>
</math>
</file>

<file path=Object 2/content.xml><?xml version="1.0" encoding="utf-8"?>
<math xmlns="http://www.w3.org/1998/Math/MathML" display="block">
  <semantics>
    <mrow>
      <mrow>
        <mfrac>
          <mrow>
            <mo stretchy="false">−</mo>
            <mn>0,00025</mn>
          </mrow>
          <mn>1,031</mn>
        </mfrac>
        <mo stretchy="false">∗</mo>
        <mn>100</mn>
      </mrow>
      <mtext>%</mtext>
    </mrow>
    <annotation encoding="StarMath 5.0">{-0,00025} over {1,031} *100%</annotation>
  </semantics>
</math>
</file>

<file path=Object 3/content.xml><?xml version="1.0" encoding="utf-8"?>
<math xmlns="http://www.w3.org/1998/Math/MathML" display="block">
  <semantics>
    <mrow>
      <mstyle mathsize="12pt">
        <mrow>
          <mo fence="true" form="prefix" stretchy="false">|</mo>
          <mrow>
            <mfrac>
              <mi mathvariant="italic">ΔС</mi>
              <msub>
                <mi>С</mi>
                <mstyle mathsize="8pt">
                  <mi>Т</mi>
                </mstyle>
              </msub>
            </mfrac>
          </mrow>
          <mo fence="true" form="postfix" stretchy="false">|</mo>
        </mrow>
      </mstyle>
      <mrow/>
    </mrow>
    <annotation encoding="StarMath 5.0"> size 12{ lline  {  {ΔС}  over  {С rSub { size 8{Т} } } }  rline } {}</annotation>
  </semantics>
</math>
</file>

<file path=Object 4/content.xml><?xml version="1.0" encoding="utf-8"?>
<math xmlns="http://www.w3.org/1998/Math/MathML" display="block">
  <semantics>
    <mrow>
      <mrow>
        <mfrac>
          <mrow>
            <mo stretchy="false">−</mo>
            <mn>0,000015625</mn>
          </mrow>
          <mn>0,541</mn>
        </mfrac>
        <mo stretchy="false">∗</mo>
        <mn>100</mn>
      </mrow>
      <mtext>%</mtext>
    </mrow>
    <annotation encoding="StarMath 5.0">{-0,000015625 } over {0,541} *100%</annotation>
  </semantics>
</math>
</file>

<file path=Object 5/content.xml><?xml version="1.0" encoding="utf-8"?>
<math xmlns="http://www.w3.org/1998/Math/MathML" display="block">
  <semantics>
    <mrow>
      <mstyle mathsize="12pt">
        <mrow>
          <mo fence="true" form="prefix" stretchy="false">|</mo>
          <mrow>
            <mfrac>
              <mi mathvariant="italic">ΔС</mi>
              <msub>
                <mi>С</mi>
                <mstyle mathsize="8pt">
                  <mi>Т</mi>
                </mstyle>
              </msub>
            </mfrac>
          </mrow>
          <mo fence="true" form="postfix" stretchy="false">|</mo>
        </mrow>
      </mstyle>
      <mrow/>
    </mrow>
    <annotation encoding="StarMath 5.0"> size 12{ lline  {  {ΔС}  over  {С rSub { size 8{Т} } } }  rline } {}</annotation>
  </semantics>
</math>
</file>

<file path=Object 6/content.xml><?xml version="1.0" encoding="utf-8"?>
<math xmlns="http://www.w3.org/1998/Math/MathML" display="block">
  <semantics>
    <mrow>
      <mrow>
        <mfrac>
          <mrow>
            <mn>0</mn>
            <mi>,</mi>
            <mn>000015625</mn>
          </mrow>
          <mrow>
            <mo stretchy="false">−</mo>
            <mn>0,541</mn>
          </mrow>
        </mfrac>
        <mo stretchy="false">∗</mo>
        <mn>100</mn>
      </mrow>
      <mtext>%</mtext>
    </mrow>
    <annotation encoding="StarMath 5.0">{0, 000015625 } over {-0,541} *100%</annotation>
  </semantics>
</math>
</file>

<file path=Object 7/content.xml><?xml version="1.0" encoding="utf-8"?>
<math xmlns="http://www.w3.org/1998/Math/MathML" display="block">
  <semantics>
    <mrow>
      <mstyle mathsize="12pt">
        <mrow>
          <mo fence="true" form="prefix" stretchy="false">|</mo>
          <mrow>
            <mfrac>
              <mi mathvariant="italic">ΔС</mi>
              <msub>
                <mi>С</mi>
                <mstyle mathsize="8pt">
                  <mi>Т</mi>
                </mstyle>
              </msub>
            </mfrac>
          </mrow>
          <mo fence="true" form="postfix" stretchy="false">|</mo>
        </mrow>
      </mstyle>
      <mrow/>
    </mrow>
    <annotation encoding="StarMath 5.0"> size 12{ lline  {  {ΔС}  over  {С rSub { size 8{Т} } } }  rline } {}</annotation>
  </semantics>
</math>
</file>

<file path=Object 8/content.xml><?xml version="1.0" encoding="utf-8"?>
<math xmlns="http://www.w3.org/1998/Math/MathML" display="block">
  <semantics>
    <mfrac>
      <mrow>
        <mo stretchy="false">−</mo>
        <mn>0,002203125</mn>
      </mrow>
      <mn>1,031</mn>
    </mfrac>
    <annotation encoding="StarMath 5.0">{-0,002203125 } over {1,031}</annotation>
  </semantics>
</math>
</file>

<file path=Object 9/content.xml><?xml version="1.0" encoding="utf-8"?>
<math xmlns="http://www.w3.org/1998/Math/MathML" display="block">
  <semantics>
    <mrow>
      <mstyle mathsize="12pt">
        <mrow>
          <mo fence="true" form="prefix" stretchy="false">|</mo>
          <mrow>
            <mfrac>
              <mi mathvariant="italic">ΔС</mi>
              <msub>
                <mi>С</mi>
                <mstyle mathsize="8pt">
                  <mi>Т</mi>
                </mstyle>
              </msub>
            </mfrac>
          </mrow>
          <mo fence="true" form="postfix" stretchy="false">|</mo>
        </mrow>
      </mstyle>
      <mrow/>
    </mrow>
    <annotation encoding="StarMath 5.0"> size 12{ lline  {  {ΔС}  over  {С rSub { size 8{Т} } } }  rline } {}</annotation>
  </semantics>
</math>
</file>